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1.662cm"/>
    </style:style>
    <style:style style:name="co3" style:family="table-column">
      <style:table-column-properties fo:break-before="auto" style:column-width="5.203cm"/>
    </style:style>
    <style:style style:name="co4" style:family="table-column">
      <style:table-column-properties fo:break-before="auto" style:column-width="3.126cm"/>
    </style:style>
    <style:style style:name="co5" style:family="table-column">
      <style:table-column-properties fo:break-before="auto" style:column-width="6.313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14.009cm"/>
    </style:style>
    <style:style style:name="co8" style:family="table-column">
      <style:table-column-properties fo:break-before="auto" style:column-width="9.31cm"/>
    </style:style>
    <style:style style:name="co9" style:family="table-column">
      <style:table-column-properties fo:break-before="auto" style:column-width="12.899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7.422cm"/>
    </style:style>
    <style:style style:name="co12" style:family="table-column">
      <style:table-column-properties fo:break-before="auto" style:column-width="5.44cm"/>
    </style:style>
    <style:style style:name="co13" style:family="table-column">
      <style:table-column-properties fo:break-before="auto" style:column-width="4.376cm"/>
    </style:style>
    <style:style style:name="co14" style:family="table-column">
      <style:table-column-properties fo:break-before="auto" style:column-width="4.613cm"/>
    </style:style>
    <style:style style:name="co15" style:family="table-column">
      <style:table-column-properties fo:break-before="auto" style:column-width="3.267cm"/>
    </style:style>
    <style:style style:name="co16" style:family="table-column">
      <style:table-column-properties fo:break-before="auto" style:column-width="3.999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2.182cm"/>
    </style:style>
    <style:style style:name="co19" style:family="table-column">
      <style:table-column-properties fo:break-before="auto" style:column-width="2.275cm"/>
    </style:style>
    <style:style style:name="co20" style:family="table-column">
      <style:table-column-properties fo:break-before="auto" style:column-width="3.503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row table:style-name="ro1">
          <table:table-cell office:value-type="string">
            <text:p>Count</text:p>
          </table:table-cell>
          <table:table-cell table:style-name="Default" office:value-type="string">
            <text:p>Date</text:p>
          </table:table-cell>
          <table:table-cell office:value-type="string">
            <text:p>Stage</text:p>
          </table:table-cell>
          <table:table-cell office:value-type="string">
            <text:p>ResultNote</text:p>
          </table:table-cell>
          <table:table-cell office:value-type="string">
            <text:p>Home</text:p>
          </table:table-cell>
          <table:table-cell office:value-type="string">
            <text:p>Score</text:p>
          </table:table-cell>
          <table:table-cell office:value-type="string">
            <text:p>Away</text:p>
          </table:table-cell>
          <table:table-cell table:number-columns-repeated="17" office:value-type="string">
            <text:p>MatchNotes</text:p>
          </table:table-cell>
        </table:table-row>
        <table:table-row table:style-name="ro1">
          <table:table-cell office:value-type="string">
            <text:p>20 === </text:p>
          </table:table-cell>
          <table:table-cell office:value-type="date" office:date-value="1960-07-10">
            <text:p>10/07/60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USSR</text:p>
          </table:table-cell>
          <table:table-cell office:value-type="string">
            <text:p>2-1</text:p>
          </table:table-cell>
          <table:table-cell office:value-type="string">
            <text:p>Yugoslavia</text:p>
          </table:table-cell>
          <table:table-cell office:value-type="string">
            <text:p>USSR win after extra time 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et</text:p>
          </table:table-cell>
          <table:table-cell office:value-type="string">
            <text:p>)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Parc des Princes</text:p>
          </table:table-cell>
          <table:table-cell office:value-type="string">
            <text:p><text:s/></text:p>
          </table:table-cell>
          <table:table-cell office:value-type="string">
            <text:p>Paris (FRA) </text:p>
          </table:table-cell>
          <table:table-cell table:number-columns-repeated="4"/>
        </table:table-row>
        <table:table-row table:style-name="ro1">
          <table:table-cell office:value-type="string">
            <text:p>9 === </text:p>
          </table:table-cell>
          <table:table-cell office:value-type="date" office:date-value="1960-07-09">
            <text:p>09/07/60</text:p>
          </table:table-cell>
          <table:table-cell office:value-type="string">
            <text:p>Third place</text:p>
          </table:table-cell>
          <table:table-cell office:value-type="string">
            <text:p>Full time »</text:p>
          </table:table-cell>
          <table:table-cell office:value-type="string">
            <text:p>Czechoslovakia</text:p>
          </table:table-cell>
          <table:table-cell office:value-type="string">
            <text:p>2-0</text:p>
          </table:table-cell>
          <table:table-cell office:value-type="string">
            <text:p>France</text:p>
          </table:table-cell>
          <table:table-cell office:value-type="string">
            <text:p>Referee: Cesare Jonni (ITA) <text:s text:c="2"/>– Stadium: Stade Vélodrome</text:p>
          </table:table-cell>
          <table:table-cell office:value-type="string">
            <text:p><text:s/>Marseille (FRA) </text:p>
          </table:table-cell>
          <table:table-cell table:number-columns-repeated="15"/>
        </table:table-row>
        <table:table-row table:style-name="ro1">
          <table:table-cell office:value-type="string">
            <text:p>15 === </text:p>
          </table:table-cell>
          <table:table-cell office:value-type="date" office:date-value="1960-07-06">
            <text:p>06/07/60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4-5</text:p>
          </table:table-cell>
          <table:table-cell office:value-type="string">
            <text:p>Yugoslavia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Parc des Princes</text:p>
          </table:table-cell>
          <table:table-cell office:value-type="string">
            <text:p><text:s/></text:p>
          </table:table-cell>
          <table:table-cell office:value-type="string">
            <text:p>Paris (FRA) </text:p>
          </table:table-cell>
          <table:table-cell table:number-columns-repeated="9"/>
        </table:table-row>
        <table:table-row table:style-name="ro1">
          <table:table-cell office:value-type="string">
            <text:p>14 === </text:p>
          </table:table-cell>
          <table:table-cell office:value-type="date" office:date-value="1960-07-06">
            <text:p>06/07/60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Czechoslovakia</text:p>
          </table:table-cell>
          <table:table-cell office:value-type="string">
            <text:p>0-3</text:p>
          </table:table-cell>
          <table:table-cell office:value-type="string">
            <text:p>USSR</text:p>
          </table:table-cell>
          <table:table-cell office:value-type="string">
            <text:p>Referee</text:p>
          </table:table-cell>
          <table:table-cell office:value-type="string">
            <text:p>Cesare Jonni (ITA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Stade Vélodrome</text:p>
          </table:table-cell>
          <table:table-cell office:value-type="string">
            <text:p><text:s/></text:p>
          </table:table-cell>
          <table:table-cell office:value-type="string">
            <text:p>Marseille (FRA) </text:p>
          </table:table-cell>
          <table:table-cell table:number-columns-repeated="10"/>
        </table:table-row>
        <table:table-row table:style-name="ro1">
          <table:table-cell office:value-type="string">
            <text:p>19 === </text:p>
          </table:table-cell>
          <table:table-cell office:value-type="date" office:date-value="1960-05-29">
            <text:p>29/05/60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Czechoslovakia</text:p>
          </table:table-cell>
          <table:table-cell office:value-type="string">
            <text:p>3-0</text:p>
          </table:table-cell>
          <table:table-cell office:value-type="string">
            <text:p>Romania</text:p>
          </table:table-cell>
          <table:table-cell office:value-type="string">
            <text:p>Aggregate: 5-0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gg</text:p>
          </table:table-cell>
          <table:table-cell office:value-type="string">
            <text:p>: 5-0) </text:p>
          </table:table-cell>
          <table:table-cell office:value-type="string">
            <text:p>Referee</text:p>
          </table:table-cell>
          <table:table-cell office:value-type="string">
            <text:p>Leif Gulliksen (NOR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Tehelné Pole</text:p>
          </table:table-cell>
          <table:table-cell office:value-type="string">
            <text:p><text:s/></text:p>
          </table:table-cell>
          <table:table-cell office:value-type="string">
            <text:p>Bratislava (SVK) </text:p>
          </table:table-cell>
          <table:table-cell table:number-columns-repeated="5"/>
        </table:table-row>
        <table:table-row table:style-name="ro1">
          <table:table-cell office:value-type="string">
            <text:p>13 === </text:p>
          </table:table-cell>
          <table:table-cell office:value-type="date" office:date-value="1960-05-29">
            <text:p>29/05/60</text:p>
          </table:table-cell>
          <table:table-cell office:value-type="string">
            <text:p>Quarter-finals</text:p>
          </table:table-cell>
          <table:table-cell office:value-type="string">
            <text:p>Match forfeited »</text:p>
          </table:table-cell>
          <table:table-cell office:value-type="string">
            <text:p>USSR</text:p>
          </table:table-cell>
          <table:table-cell office:value-type="string">
            <text:p><text:s/>- </text:p>
          </table:table-cell>
          <table:table-cell office:value-type="string">
            <text:p>Spain</text:p>
          </table:table-cell>
          <table:table-cell office:value-type="string">
            <text:p>Match forfeited </text:p>
          </table:table-cell>
          <table:table-cell office:value-type="string">
            <text:p>f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>
            <text:p>14 === </text:p>
          </table:table-cell>
          <table:table-cell office:value-type="date" office:date-value="1960-05-22">
            <text:p>22/05/60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Romania</text:p>
          </table:table-cell>
          <table:table-cell office:value-type="string">
            <text:p>0-2</text:p>
          </table:table-cell>
          <table:table-cell office:value-type="string">
            <text:p>Czechoslovakia</text:p>
          </table:table-cell>
          <table:table-cell office:value-type="string">
            <text:p>Referee</text:p>
          </table:table-cell>
          <table:table-cell office:value-type="string">
            <text:p>Andor Dorogi (HUN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table:style-name="ce1" office:value-type="date" office:date-value="2016-08-23">
            <text:p>23/08/16</text:p>
          </table:table-cell>
          <table:table-cell office:value-type="string">
            <text:p><text:s/></text:p>
          </table:table-cell>
          <table:table-cell office:value-type="string">
            <text:p>Bucharest (ROU) </text:p>
          </table:table-cell>
          <table:table-cell table:number-columns-repeated="10"/>
        </table:table-row>
        <table:table-row table:style-name="ro1">
          <table:table-cell office:value-type="string">
            <text:p>19 === </text:p>
          </table:table-cell>
          <table:table-cell office:value-type="date" office:date-value="1960-05-22">
            <text:p>22/05/60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Yugoslavia</text:p>
          </table:table-cell>
          <table:table-cell office:value-type="string">
            <text:p>5-1</text:p>
          </table:table-cell>
          <table:table-cell office:value-type="string">
            <text:p>Portugal</text:p>
          </table:table-cell>
          <table:table-cell office:value-type="string">
            <text:p>Aggregate: 6-3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gg</text:p>
          </table:table-cell>
          <table:table-cell office:value-type="string">
            <text:p>: 6-3) </text:p>
          </table:table-cell>
          <table:table-cell office:value-type="string">
            <text:p>Referee</text:p>
          </table:table-cell>
          <table:table-cell office:value-type="string">
            <text:p>Alfred Stoll (AUT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Stadion FK Partizan</text:p>
          </table:table-cell>
          <table:table-cell office:value-type="string">
            <text:p><text:s/></text:p>
          </table:table-cell>
          <table:table-cell office:value-type="string">
            <text:p>Belgrade (SRB) </text:p>
          </table:table-cell>
          <table:table-cell table:number-columns-repeated="5"/>
        </table:table-row>
        <table:table-row table:style-name="ro1">
          <table:table-cell office:value-type="string">
            <text:p>17 === </text:p>
          </table:table-cell>
          <table:table-cell office:value-type="date" office:date-value="1960-05-22">
            <text:p>22/05/60</text:p>
          </table:table-cell>
          <table:table-cell office:value-type="string">
            <text:p>Quarter-finals</text:p>
          </table:table-cell>
          <table:table-cell office:value-type="string">
            <text:p>Match forfeited »</text:p>
          </table:table-cell>
          <table:table-cell office:value-type="string">
            <text:p>Spain</text:p>
          </table:table-cell>
          <table:table-cell office:value-type="string">
            <text:p><text:s/>- </text:p>
          </table:table-cell>
          <table:table-cell office:value-type="string">
            <text:p>USSR</text:p>
          </table:table-cell>
          <table:table-cell office:value-type="string">
            <text:p>Match forfeited </text:p>
          </table:table-cell>
          <table:table-cell office:value-type="string">
            <text:p>f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Estadio Santiago Bernabéu</text:p>
          </table:table-cell>
          <table:table-cell office:value-type="string">
            <text:p><text:s/></text:p>
          </table:table-cell>
          <table:table-cell office:value-type="string">
            <text:p>Madrid (ESP) </text:p>
          </table:table-cell>
          <table:table-cell table:number-columns-repeated="7"/>
        </table:table-row>
        <table:table-row table:style-name="ro1">
          <table:table-cell office:value-type="string">
            <text:p>9 === </text:p>
          </table:table-cell>
          <table:table-cell office:value-type="date" office:date-value="1960-05-08">
            <text:p>08/05/60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2-1</text:p>
          </table:table-cell>
          <table:table-cell office:value-type="string">
            <text:p>Yugoslavia</text:p>
          </table:table-cell>
          <table:table-cell office:value-type="string">
            <text:p>Referee: Joseph Barbéran (FRA) <text:s text:c="2"/>– Stadium: Nacional Do Jamor</text:p>
          </table:table-cell>
          <table:table-cell office:value-type="string">
            <text:p><text:s/>Oeiras (POR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1960-03-27">
            <text:p>27/03/60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Austria</text:p>
          </table:table-cell>
          <table:table-cell office:value-type="string">
            <text:p>2-4</text:p>
          </table:table-cell>
          <table:table-cell office:value-type="string">
            <text:p>France</text:p>
          </table:table-cell>
          <table:table-cell office:value-type="string">
            <text:p>Aggregate: 4-9</text:p>
          </table:table-cell>
          <table:table-cell office:value-type="string">
            <text:p><text:s/></text:p>
          </table:table-cell>
          <table:table-cell office:value-type="string">
            <text:p>Referee: Leo Helge (DEN) <text:s text:c="2"/>– Stadium: Ernst-Happel-Stadion</text:p>
          </table:table-cell>
          <table:table-cell office:value-type="string">
            <text:p><text:s/>Vienna (AUT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1959-12-13">
            <text:p>13/12/59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5-2</text:p>
          </table:table-cell>
          <table:table-cell office:value-type="string">
            <text:p>Austria</text:p>
          </table:table-cell>
          <table:table-cell office:value-type="string">
            <text:p>Referee: Manuel Martin Asensi (ESP) <text:s text:c="2"/>– Stadium: Olympique</text:p>
          </table:table-cell>
          <table:table-cell office:value-type="string">
            <text:p><text:s/>Paris (FRA) </text:p>
          </table:table-cell>
          <table:table-cell table:number-columns-repeated="15"/>
        </table:table-row>
        <table:table-row table:style-name="ro1">
          <table:table-cell office:value-type="string">
            <text:p>13 === </text:p>
          </table:table-cell>
          <table:table-cell office:value-type="date" office:date-value="1959-10-25">
            <text:p>25/10/59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Bulgaria</text:p>
          </table:table-cell>
          <table:table-cell office:value-type="string">
            <text:p>1-1</text:p>
          </table:table-cell>
          <table:table-cell office:value-type="string">
            <text:p>Yugoslavia</text:p>
          </table:table-cell>
          <table:table-cell office:value-type="string">
            <text:p>Aggregate: 1-3</text:p>
          </table:table-cell>
          <table:table-cell office:value-type="string">
            <text:p><text:s/>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Natsionalen Stadion Vasil Levski</text:p>
          </table:table-cell>
          <table:table-cell office:value-type="string">
            <text:p><text:s/>Sofia (BUL) </text:p>
          </table:table-cell>
          <table:table-cell table:number-columns-repeated="11"/>
        </table:table-row>
        <table:table-row table:style-name="ro1">
          <table:table-cell office:value-type="string">
            <text:p>11 === </text:p>
          </table:table-cell>
          <table:table-cell office:value-type="date" office:date-value="1959-10-18">
            <text:p>18/10/59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Czechoslovakia</text:p>
          </table:table-cell>
          <table:table-cell office:value-type="string">
            <text:p>5-1</text:p>
          </table:table-cell>
          <table:table-cell office:value-type="string">
            <text:p>Denmark</text:p>
          </table:table-cell>
          <table:table-cell office:value-type="string">
            <text:p>Aggregate: 7-3</text:p>
          </table:table-cell>
          <table:table-cell office:value-type="string">
            <text:p><text:s/></text:p>
          </table:table-cell>
          <table:table-cell office:value-type="string">
            <text:p>Referee: Helmut Köhler (GER) <text:s text:c="2"/>– Stadium: Mestský</text:p>
          </table:table-cell>
          <table:table-cell office:value-type="string">
            <text:p><text:s/>Brno (CZE) </text:p>
          </table:table-cell>
          <table:table-cell table:number-columns-repeated="13"/>
        </table:table-row>
        <table:table-row table:style-name="ro1">
          <table:table-cell office:value-type="string">
            <text:p>13 === </text:p>
          </table:table-cell>
          <table:table-cell office:value-type="date" office:date-value="1959-10-14">
            <text:p>14/10/59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3-0</text:p>
          </table:table-cell>
          <table:table-cell office:value-type="string">
            <text:p>Poland</text:p>
          </table:table-cell>
          <table:table-cell office:value-type="string">
            <text:p>Aggregate: 7-2</text:p>
          </table:table-cell>
          <table:table-cell office:value-type="string">
            <text:p><text:s/>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Estadio Santiago Bernabéu</text:p>
          </table:table-cell>
          <table:table-cell office:value-type="string">
            <text:p><text:s/>Madrid (ESP) </text:p>
          </table:table-cell>
          <table:table-cell table:number-columns-repeated="11"/>
        </table:table-row>
        <table:table-row table:style-name="ro1">
          <table:table-cell office:value-type="string">
            <text:p>11 === </text:p>
          </table:table-cell>
          <table:table-cell office:value-type="date" office:date-value="1959-09-27">
            <text:p>27/09/59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Hungary</text:p>
          </table:table-cell>
          <table:table-cell office:value-type="string">
            <text:p>0-1</text:p>
          </table:table-cell>
          <table:table-cell office:value-type="string">
            <text:p>USSR</text:p>
          </table:table-cell>
          <table:table-cell office:value-type="string">
            <text:p>Aggregate: 1-4</text:p>
          </table:table-cell>
          <table:table-cell office:value-type="string">
            <text:p><text:s/></text:p>
          </table:table-cell>
          <table:table-cell office:value-type="string">
            <text:p>Referee: Jozef Kowal (POL) <text:s text:c="2"/>– Stadium: Ferenc Puskás</text:p>
          </table:table-cell>
          <table:table-cell office:value-type="string">
            <text:p><text:s/>Budapest (HUN) </text:p>
          </table:table-cell>
          <table:table-cell table:number-columns-repeated="13"/>
        </table:table-row>
        <table:table-row table:style-name="ro1">
          <table:table-cell office:value-type="string">
            <text:p>14 === </text:p>
          </table:table-cell>
          <table:table-cell office:value-type="date" office:date-value="1959-09-23">
            <text:p>23/09/59</text:p>
          </table:table-cell>
          <table:table-cell office:value-type="string">
            <text:p>Round of 16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2-2</text:p>
          </table:table-cell>
          <table:table-cell office:value-type="string">
            <text:p>Czechoslovakia</text:p>
          </table:table-cell>
          <table:table-cell office:value-type="string">
            <text:p>Referee</text:p>
          </table:table-cell>
          <table:table-cell office:value-type="string">
            <text:p>Johan Bronkhorst (NED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Telia Parken</text:p>
          </table:table-cell>
          <table:table-cell office:value-type="string">
            <text:p><text:s/></text:p>
          </table:table-cell>
          <table:table-cell office:value-type="string">
            <text:p>Copenhagen (DEN) </text:p>
          </table:table-cell>
          <table:table-cell table:number-columns-repeated="10"/>
        </table:table-row>
        <table:table-row table:style-name="ro1">
          <table:table-cell office:value-type="string">
            <text:p>20 === </text:p>
          </table:table-cell>
          <table:table-cell office:value-type="date" office:date-value="1959-09-23">
            <text:p>23/09/59</text:p>
          </table:table-cell>
          <table:table-cell office:value-type="string">
            <text:p>Round of 16</text:p>
          </table:table-cell>
          <table:table-cell office:value-type="string">
            <text:p>Full time »</text:p>
          </table:table-cell>
          <table:table-cell office:value-type="string">
            <text:p>Austria</text:p>
          </table:table-cell>
          <table:table-cell office:value-type="string">
            <text:p>5-2</text:p>
          </table:table-cell>
          <table:table-cell office:value-type="string">
            <text:p>Norway</text:p>
          </table:table-cell>
          <table:table-cell office:value-type="string">
            <text:p>Aggregate: 6-2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gg</text:p>
          </table:table-cell>
          <table:table-cell office:value-type="string">
            <text:p>: 6-2)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Ernst-Happel-Stadion</text:p>
          </table:table-cell>
          <table:table-cell office:value-type="string">
            <text:p><text:s/></text:p>
          </table:table-cell>
          <table:table-cell office:value-type="string">
            <text:p>Vienna (AUT) </text:p>
          </table:table-cell>
          <table:table-cell table:number-columns-repeated="4"/>
        </table:table-row>
        <table:table-row table:style-name="ro1">
          <table:table-cell office:value-type="string">
            <text:p>11 === </text:p>
          </table:table-cell>
          <table:table-cell office:value-type="date" office:date-value="1959-06-28">
            <text:p>28/06/59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3-2</text:p>
          </table:table-cell>
          <table:table-cell office:value-type="string">
            <text:p>German Dem. Rep.</text:p>
          </table:table-cell>
          <table:table-cell office:value-type="string">
            <text:p>Aggregate: 5-2</text:p>
          </table:table-cell>
          <table:table-cell office:value-type="string">
            <text:p><text:s/></text:p>
          </table:table-cell>
          <table:table-cell office:value-type="string">
            <text:p>Referee: Juan Garay Gardeazabal (ESP) <text:s text:c="2"/>– Stadium: As Antas</text:p>
          </table:table-cell>
          <table:table-cell office:value-type="string">
            <text:p><text:s/>Porto (POR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59-06-28">
            <text:p>28/06/59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Poland</text:p>
          </table:table-cell>
          <table:table-cell office:value-type="string">
            <text:p>2-4</text:p>
          </table:table-cell>
          <table:table-cell office:value-type="string">
            <text:p>Spain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Slaski</text:p>
          </table:table-cell>
          <table:table-cell office:value-type="string">
            <text:p><text:s/>Chorzow (POL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1959-06-21">
            <text:p>21/06/59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German Dem. Rep.</text:p>
          </table:table-cell>
          <table:table-cell office:value-type="string">
            <text:p>0-2</text:p>
          </table:table-cell>
          <table:table-cell office:value-type="string">
            <text:p>Portugal</text:p>
          </table:table-cell>
          <table:table-cell office:value-type="string">
            <text:p>Referee: Alois Obtulovic (TCH) <text:s text:c="2"/>– Stadium: Walter-Ulbricht</text:p>
          </table:table-cell>
          <table:table-cell office:value-type="string">
            <text:p><text:s/>Berlin (GER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1959-05-31">
            <text:p>31/05/59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Yugoslavia</text:p>
          </table:table-cell>
          <table:table-cell office:value-type="string">
            <text:p>2-0</text:p>
          </table:table-cell>
          <table:table-cell office:value-type="string">
            <text:p>Bulgaria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Stadion FK Partizan</text:p>
          </table:table-cell>
          <table:table-cell office:value-type="string">
            <text:p><text:s/>Belgrade (SRB) </text:p>
          </table:table-cell>
          <table:table-cell table:number-columns-repeated="13"/>
        </table:table-row>
        <table:table-row table:style-name="ro1">
          <table:table-cell office:value-type="string">
            <text:p>15 === </text:p>
          </table:table-cell>
          <table:table-cell office:value-type="date" office:date-value="1959-05-20">
            <text:p>20/05/59</text:p>
          </table:table-cell>
          <table:table-cell office:value-type="string">
            <text:p>Round of 16</text:p>
          </table:table-cell>
          <table:table-cell office:value-type="string">
            <text:p>Full time »</text:p>
          </table:table-cell>
          <table:table-cell office:value-type="string">
            <text:p>Norway</text:p>
          </table:table-cell>
          <table:table-cell office:value-type="string">
            <text:p>0-1</text:p>
          </table:table-cell>
          <table:table-cell office:value-type="string">
            <text:p>Austria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Ullevaal Stadion</text:p>
          </table:table-cell>
          <table:table-cell office:value-type="string">
            <text:p><text:s/></text:p>
          </table:table-cell>
          <table:table-cell office:value-type="string">
            <text:p>Oslo (NOR) </text:p>
          </table:table-cell>
          <table:table-cell table:number-columns-repeated="9"/>
        </table:table-row>
        <table:table-row table:style-name="ro1">
          <table:table-cell office:value-type="string">
            <text:p>20 === </text:p>
          </table:table-cell>
          <table:table-cell office:value-type="date" office:date-value="1959-05-10">
            <text:p>10/05/59</text:p>
          </table:table-cell>
          <table:table-cell office:value-type="string">
            <text:p>Preliminary round</text:p>
          </table:table-cell>
          <table:table-cell office:value-type="string">
            <text:p>Full time »</text:p>
          </table:table-cell>
          <table:table-cell office:value-type="string">
            <text:p>Czechoslovakia</text:p>
          </table:table-cell>
          <table:table-cell office:value-type="string">
            <text:p>4-0</text:p>
          </table:table-cell>
          <table:table-cell office:value-type="string">
            <text:p>Republic of Ireland</text:p>
          </table:table-cell>
          <table:table-cell office:value-type="string">
            <text:p>Aggregate: 4-2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gg</text:p>
          </table:table-cell>
          <table:table-cell office:value-type="string">
            <text:p>: 4-2)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Tehelné Pole</text:p>
          </table:table-cell>
          <table:table-cell office:value-type="string">
            <text:p><text:s/></text:p>
          </table:table-cell>
          <table:table-cell office:value-type="string">
            <text:p>Bratislava (SVK) </text:p>
          </table:table-cell>
          <table:table-cell table:number-columns-repeated="4"/>
        </table:table-row>
        <table:table-row table:style-name="ro1">
          <table:table-cell office:value-type="string">
            <text:p>13 === </text:p>
          </table:table-cell>
          <table:table-cell office:value-type="date" office:date-value="1959-04-26">
            <text:p>26/04/59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Turkey</text:p>
          </table:table-cell>
          <table:table-cell office:value-type="string">
            <text:p>2-0</text:p>
          </table:table-cell>
          <table:table-cell office:value-type="string">
            <text:p>Romania</text:p>
          </table:table-cell>
          <table:table-cell office:value-type="string">
            <text:p>Aggregate: 2-3</text:p>
          </table:table-cell>
          <table:table-cell office:value-type="string">
            <text:p><text:s/>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BJK İnönü Stadyumu</text:p>
          </table:table-cell>
          <table:table-cell office:value-type="string">
            <text:p><text:s/>Istanbul (TUR) </text:p>
          </table:table-cell>
          <table:table-cell table:number-columns-repeated="11"/>
        </table:table-row>
        <table:table-row table:style-name="ro1">
          <table:table-cell office:value-type="string">
            <text:p>15 === </text:p>
          </table:table-cell>
          <table:table-cell office:value-type="date" office:date-value="1959-04-05">
            <text:p>05/04/59</text:p>
          </table:table-cell>
          <table:table-cell office:value-type="string">
            <text:p>Preliminary round</text:p>
          </table:table-cell>
          <table:table-cell office:value-type="string">
            <text:p>Full time »</text:p>
          </table:table-cell>
          <table:table-cell office:value-type="string">
            <text:p>Republic of Ireland</text:p>
          </table:table-cell>
          <table:table-cell office:value-type="string">
            <text:p>2-0</text:p>
          </table:table-cell>
          <table:table-cell office:value-type="string">
            <text:p>Czechoslovakia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Dalymount Park</text:p>
          </table:table-cell>
          <table:table-cell office:value-type="string">
            <text:p><text:s/></text:p>
          </table:table-cell>
          <table:table-cell office:value-type="string">
            <text:p>Dublin (IRL) </text:p>
          </table:table-cell>
          <table:table-cell table:number-columns-repeated="9"/>
        </table:table-row>
        <table:table-row table:style-name="ro1">
          <table:table-cell office:value-type="string">
            <text:p>11 === </text:p>
          </table:table-cell>
          <table:table-cell office:value-type="date" office:date-value="1958-12-03">
            <text:p>03/12/58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Greece</text:p>
          </table:table-cell>
          <table:table-cell office:value-type="string">
            <text:p>1-1</text:p>
          </table:table-cell>
          <table:table-cell office:value-type="string">
            <text:p>France</text:p>
          </table:table-cell>
          <table:table-cell office:value-type="string">
            <text:p>Aggregate: 2-8</text:p>
          </table:table-cell>
          <table:table-cell office:value-type="string">
            <text:p><text:s/></text:p>
          </table:table-cell>
          <table:table-cell office:value-type="string">
            <text:p>Referee: Vincenzo Orlandini (ITA) <text:s text:c="2"/>– Stadium: OAKA Spiros Louis</text:p>
          </table:table-cell>
          <table:table-cell office:value-type="string">
            <text:p><text:s/>Athens (GRE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58-11-02">
            <text:p>02/11/58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Romania</text:p>
          </table:table-cell>
          <table:table-cell office:value-type="string">
            <text:p>3-0</text:p>
          </table:table-cell>
          <table:table-cell office:value-type="string">
            <text:p>Turkey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23 August</text:p>
          </table:table-cell>
          <table:table-cell office:value-type="string">
            <text:p><text:s/>Bucharest (ROU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1958-10-01">
            <text:p>01/10/58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7-1</text:p>
          </table:table-cell>
          <table:table-cell office:value-type="string">
            <text:p>Greece</text:p>
          </table:table-cell>
          <table:table-cell office:value-type="string">
            <text:p>Referee: Gottfried Drienst (SUI) <text:s text:c="2"/>– Stadium: Parc des Princes</text:p>
          </table:table-cell>
          <table:table-cell office:value-type="string">
            <text:p><text:s/>Paris (FRA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58-09-28">
            <text:p>28/09/58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USSR</text:p>
          </table:table-cell>
          <table:table-cell office:value-type="string">
            <text:p>3-1</text:p>
          </table:table-cell>
          <table:table-cell office:value-type="string">
            <text:p>Hungary</text:p>
          </table:table-cell>
          <table:table-cell office:value-type="string">
            <text:p>Referee: Alfred Grill (AUT) <text:s text:c="2"/>– Stadium: Stadion Luzhniki</text:p>
          </table:table-cell>
          <table:table-cell office:value-type="string">
            <text:p><text:s/>Moscow (RUS) </text:p>
          </table:table-cell>
          <table:table-cell table:number-columns-repeated="15"/>
        </table:table-row>
        <table:table-row table:style-name="ro1">
          <table:table-cell office:value-type="string">
            <text:p>15 === </text:p>
          </table:table-cell>
          <table:table-cell office:value-type="date" office:date-value="1964-06-21">
            <text:p>21/06/64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2-1</text:p>
          </table:table-cell>
          <table:table-cell office:value-type="string">
            <text:p>USSR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Estadio Santiago Bernabéu</text:p>
          </table:table-cell>
          <table:table-cell office:value-type="string">
            <text:p><text:s/></text:p>
          </table:table-cell>
          <table:table-cell office:value-type="string">
            <text:p>Madrid (ESP) </text:p>
          </table:table-cell>
          <table:table-cell table:number-columns-repeated="9"/>
        </table:table-row>
        <table:table-row table:style-name="ro1">
          <table:table-cell office:value-type="string">
            <text:p>20 === </text:p>
          </table:table-cell>
          <table:table-cell office:value-type="date" office:date-value="1964-06-20">
            <text:p>20/06/64</text:p>
          </table:table-cell>
          <table:table-cell office:value-type="string">
            <text:p>Third place</text:p>
          </table:table-cell>
          <table:table-cell office:value-type="string">
            <text:p>Full time »</text:p>
          </table:table-cell>
          <table:table-cell office:value-type="string">
            <text:p>Hungary</text:p>
          </table:table-cell>
          <table:table-cell office:value-type="string">
            <text:p>3-1</text:p>
          </table:table-cell>
          <table:table-cell office:value-type="string">
            <text:p>Denmark</text:p>
          </table:table-cell>
          <table:table-cell office:value-type="string">
            <text:p>Hungary win after extra time 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et</text:p>
          </table:table-cell>
          <table:table-cell office:value-type="string">
            <text:p>)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Camp Nou</text:p>
          </table:table-cell>
          <table:table-cell office:value-type="string">
            <text:p><text:s/></text:p>
          </table:table-cell>
          <table:table-cell office:value-type="string">
            <text:p>Barcelona (ESP) </text:p>
          </table:table-cell>
          <table:table-cell table:number-columns-repeated="4"/>
        </table:table-row>
        <table:table-row table:style-name="ro1">
          <table:table-cell office:value-type="string">
            <text:p>20 === </text:p>
          </table:table-cell>
          <table:table-cell office:value-type="date" office:date-value="1964-06-17">
            <text:p>17/06/64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2-1</text:p>
          </table:table-cell>
          <table:table-cell office:value-type="string">
            <text:p>Hungary</text:p>
          </table:table-cell>
          <table:table-cell office:value-type="string">
            <text:p>Spain win after extra time 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et</text:p>
          </table:table-cell>
          <table:table-cell office:value-type="string">
            <text:p>)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Estadio Santiago Bernabéu</text:p>
          </table:table-cell>
          <table:table-cell office:value-type="string">
            <text:p><text:s/></text:p>
          </table:table-cell>
          <table:table-cell office:value-type="string">
            <text:p>Madrid (ESP) </text:p>
          </table:table-cell>
          <table:table-cell table:number-columns-repeated="4"/>
        </table:table-row>
        <table:table-row table:style-name="ro1">
          <table:table-cell office:value-type="string">
            <text:p>15 === </text:p>
          </table:table-cell>
          <table:table-cell office:value-type="date" office:date-value="1964-06-17">
            <text:p>17/06/64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0-3</text:p>
          </table:table-cell>
          <table:table-cell office:value-type="string">
            <text:p>USSR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Camp Nou</text:p>
          </table:table-cell>
          <table:table-cell office:value-type="string">
            <text:p><text:s/></text:p>
          </table:table-cell>
          <table:table-cell office:value-type="string">
            <text:p>Barcelona (ESP) </text:p>
          </table:table-cell>
          <table:table-cell table:number-columns-repeated="9"/>
        </table:table-row>
        <table:table-row table:style-name="ro1">
          <table:table-cell office:value-type="string">
            <text:p>11 === </text:p>
          </table:table-cell>
          <table:table-cell office:value-type="date" office:date-value="1964-05-27">
            <text:p>27/05/64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USSR</text:p>
          </table:table-cell>
          <table:table-cell office:value-type="string">
            <text:p>3-1</text:p>
          </table:table-cell>
          <table:table-cell office:value-type="string">
            <text:p>Sweden</text:p>
          </table:table-cell>
          <table:table-cell office:value-type="string">
            <text:p>Aggregate: 4-2</text:p>
          </table:table-cell>
          <table:table-cell office:value-type="string">
            <text:p><text:s/></text:p>
          </table:table-cell>
          <table:table-cell office:value-type="string">
            <text:p>Referee: Arthur Holland (ENG) <text:s text:c="2"/>– Stadium: Stadion Luzhniki</text:p>
          </table:table-cell>
          <table:table-cell office:value-type="string">
            <text:p><text:s/>Moscow (RUS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64-05-23">
            <text:p>23/05/64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Hungary</text:p>
          </table:table-cell>
          <table:table-cell office:value-type="string">
            <text:p>2-1</text:p>
          </table:table-cell>
          <table:table-cell office:value-type="string">
            <text:p>France</text:p>
          </table:table-cell>
          <table:table-cell office:value-type="string">
            <text:p>Aggregate: 5-2</text:p>
          </table:table-cell>
          <table:table-cell office:value-type="string">
            <text:p><text:s/></text:p>
          </table:table-cell>
          <table:table-cell office:value-type="string">
            <text:p>Referee: Rosario Lo Bello (ITA) <text:s text:c="2"/>– Stadium: Ferenc Puskás</text:p>
          </table:table-cell>
          <table:table-cell office:value-type="string">
            <text:p><text:s/>Budapest (HUN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1964-05-13">
            <text:p>13/05/64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Sweden</text:p>
          </table:table-cell>
          <table:table-cell office:value-type="string">
            <text:p>1-1</text:p>
          </table:table-cell>
          <table:table-cell office:value-type="string">
            <text:p>USSR</text:p>
          </table:table-cell>
          <table:table-cell office:value-type="string">
            <text:p>Referee: James Finney (ENG) <text:s text:c="2"/>– Stadium: Råsundastadion</text:p>
          </table:table-cell>
          <table:table-cell office:value-type="string">
            <text:p><text:s/>Solna (SWE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64-04-25">
            <text:p>25/04/64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1-3</text:p>
          </table:table-cell>
          <table:table-cell office:value-type="string">
            <text:p>Hungary</text:p>
          </table:table-cell>
          <table:table-cell office:value-type="string">
            <text:p>Referee: Cesare Jonni (ITA) <text:s text:c="2"/>– Stadium: Olympique</text:p>
          </table:table-cell>
          <table:table-cell office:value-type="string">
            <text:p><text:s/>Paris (FRA) </text:p>
          </table:table-cell>
          <table:table-cell table:number-columns-repeated="15"/>
        </table:table-row>
        <table:table-row table:style-name="ro1">
          <table:table-cell office:value-type="string">
            <text:p>20 === </text:p>
          </table:table-cell>
          <table:table-cell office:value-type="date" office:date-value="1964-04-08">
            <text:p>08/04/64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Republic of Ireland</text:p>
          </table:table-cell>
          <table:table-cell office:value-type="string">
            <text:p>0-2</text:p>
          </table:table-cell>
          <table:table-cell office:value-type="string">
            <text:p>Spain</text:p>
          </table:table-cell>
          <table:table-cell office:value-type="string">
            <text:p>Aggregate: 1-7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gg</text:p>
          </table:table-cell>
          <table:table-cell office:value-type="string">
            <text:p>: 1-7)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Dalymount Park</text:p>
          </table:table-cell>
          <table:table-cell office:value-type="string">
            <text:p><text:s/></text:p>
          </table:table-cell>
          <table:table-cell office:value-type="string">
            <text:p>Dublin (IRL) </text:p>
          </table:table-cell>
          <table:table-cell table:number-columns-repeated="4"/>
        </table:table-row>
        <table:table-row table:style-name="ro1">
          <table:table-cell office:value-type="string">
            <text:p>15 === </text:p>
          </table:table-cell>
          <table:table-cell office:value-type="date" office:date-value="1964-03-11">
            <text:p>11/03/64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5-1</text:p>
          </table:table-cell>
          <table:table-cell office:value-type="string">
            <text:p>Republic of Ireland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Estadio Ramón Sánchez Pizjuán</text:p>
          </table:table-cell>
          <table:table-cell office:value-type="string">
            <text:p><text:s/></text:p>
          </table:table-cell>
          <table:table-cell office:value-type="string">
            <text:p>Seville (ESP) </text:p>
          </table:table-cell>
          <table:table-cell table:number-columns-repeated="9"/>
        </table:table-row>
        <table:table-row table:style-name="ro1">
          <table:table-cell office:value-type="string">
            <text:p>23 === </text:p>
          </table:table-cell>
          <table:table-cell office:value-type="date" office:date-value="1963-12-10">
            <text:p>10/12/63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2-2</text:p>
          </table:table-cell>
          <table:table-cell office:value-type="string">
            <text:p>Luxembourg</text:p>
          </table:table-cell>
          <table:table-cell office:value-type="string">
            <text:p>Aggregate: 5-5</text:p>
          </table:table-cell>
          <table:table-cell office:value-type="string">
            <text:p><text:s/>Denmark win on away goals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g</text:p>
          </table:table-cell>
          <table:table-cell/>
          <table:table-cell office:value-type="string">
            <text:p><text:s/></text:p>
          </table:table-cell>
          <table:table-cell office:value-type="string">
            <text:p>agg</text:p>
          </table:table-cell>
          <table:table-cell office:value-type="string">
            <text:p>: 5-5)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Telia Parken</text:p>
          </table:table-cell>
          <table:table-cell office:value-type="string">
            <text:p><text:s/></text:p>
          </table:table-cell>
          <table:table-cell office:value-type="string">
            <text:p>Copenhagen (DEN) </text:p>
          </table:table-cell>
        </table:table-row>
        <table:table-row table:style-name="ro1">
          <table:table-cell office:value-type="string">
            <text:p>15 === </text:p>
          </table:table-cell>
          <table:table-cell office:value-type="date" office:date-value="1963-12-04">
            <text:p>04/12/63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Luxembourg</text:p>
          </table:table-cell>
          <table:table-cell office:value-type="string">
            <text:p>3-3</text:p>
          </table:table-cell>
          <table:table-cell office:value-type="string">
            <text:p>Denmark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Stade Josy Barthel</text:p>
          </table:table-cell>
          <table:table-cell office:value-type="string">
            <text:p><text:s/></text:p>
          </table:table-cell>
          <table:table-cell office:value-type="string">
            <text:p>Luxembourg (LUX) </text:p>
          </table:table-cell>
          <table:table-cell table:number-columns-repeated="9"/>
        </table:table-row>
        <table:table-row table:style-name="ro1">
          <table:table-cell office:value-type="string">
            <text:p>11 === </text:p>
          </table:table-cell>
          <table:table-cell office:value-type="date" office:date-value="1963-11-10">
            <text:p>10/11/63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1-1</text:p>
          </table:table-cell>
          <table:table-cell office:value-type="string">
            <text:p>USSR</text:p>
          </table:table-cell>
          <table:table-cell office:value-type="string">
            <text:p>Aggregate: 1-3</text:p>
          </table:table-cell>
          <table:table-cell office:value-type="string">
            <text:p><text:s/></text:p>
          </table:table-cell>
          <table:table-cell office:value-type="string">
            <text:p>Referee: Daniel Mellet (SUI) <text:s text:c="2"/>– Stadium: Stadio Olimpico</text:p>
          </table:table-cell>
          <table:table-cell office:value-type="string">
            <text:p><text:s/>Rome (ITA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63-11-03">
            <text:p>03/11/63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Hungary</text:p>
          </table:table-cell>
          <table:table-cell office:value-type="string">
            <text:p>3-3</text:p>
          </table:table-cell>
          <table:table-cell office:value-type="string">
            <text:p>German Dem. Rep.</text:p>
          </table:table-cell>
          <table:table-cell office:value-type="string">
            <text:p>Aggregate: 5-4</text:p>
          </table:table-cell>
          <table:table-cell office:value-type="string">
            <text:p><text:s/></text:p>
          </table:table-cell>
          <table:table-cell office:value-type="string">
            <text:p>Referee: Borge Nedelkovski (SRB) <text:s text:c="2"/>– Stadium: Ferenc Puskás</text:p>
          </table:table-cell>
          <table:table-cell office:value-type="string">
            <text:p><text:s/>Budapest (HUN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63-10-30">
            <text:p>30/10/63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Northern Ireland</text:p>
          </table:table-cell>
          <table:table-cell office:value-type="string">
            <text:p>0-1</text:p>
          </table:table-cell>
          <table:table-cell office:value-type="string">
            <text:p>Spain</text:p>
          </table:table-cell>
          <table:table-cell office:value-type="string">
            <text:p>Aggregate: 1-2</text:p>
          </table:table-cell>
          <table:table-cell office:value-type="string">
            <text:p><text:s/></text:p>
          </table:table-cell>
          <table:table-cell office:value-type="string">
            <text:p>Referee: Andries van Leeuwen (NED) <text:s text:c="2"/>– Stadium: Windsor Park</text:p>
          </table:table-cell>
          <table:table-cell office:value-type="string">
            <text:p><text:s/>Belfast (NIR) </text:p>
          </table:table-cell>
          <table:table-cell table:number-columns-repeated="13"/>
        </table:table-row>
        <table:table-row table:style-name="ro1">
          <table:table-cell office:value-type="string">
            <text:p>13 === </text:p>
          </table:table-cell>
          <table:table-cell office:value-type="date" office:date-value="1963-10-30">
            <text:p>30/10/63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Albania</text:p>
          </table:table-cell>
          <table:table-cell office:value-type="string">
            <text:p>1-0</text:p>
          </table:table-cell>
          <table:table-cell office:value-type="string">
            <text:p>Denmark</text:p>
          </table:table-cell>
          <table:table-cell office:value-type="string">
            <text:p>Aggregate: 1-4</text:p>
          </table:table-cell>
          <table:table-cell office:value-type="string">
            <text:p><text:s/>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Stadiumi Kombëtar Qemal Stafa</text:p>
          </table:table-cell>
          <table:table-cell office:value-type="string">
            <text:p><text:s/>Tirana (ALB) </text:p>
          </table:table-cell>
          <table:table-cell table:number-columns-repeated="11"/>
        </table:table-row>
        <table:table-row table:style-name="ro1">
          <table:table-cell office:value-type="string">
            <text:p>11 === </text:p>
          </table:table-cell>
          <table:table-cell office:value-type="date" office:date-value="1963-10-30">
            <text:p>30/10/63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Luxembourg</text:p>
          </table:table-cell>
          <table:table-cell office:value-type="string">
            <text:p>2-1</text:p>
          </table:table-cell>
          <table:table-cell office:value-type="string">
            <text:p>Netherlands</text:p>
          </table:table-cell>
          <table:table-cell office:value-type="string">
            <text:p>Aggregate: 3-2</text:p>
          </table:table-cell>
          <table:table-cell office:value-type="string">
            <text:p><text:s/></text:p>
          </table:table-cell>
          <table:table-cell office:value-type="string">
            <text:p>Referee: Marcel Bois (FRA) <text:s text:c="2"/>– Stadium: Feijenoord Stadion</text:p>
          </table:table-cell>
          <table:table-cell office:value-type="string">
            <text:p><text:s/>Rotterdam (NED) </text:p>
          </table:table-cell>
          <table:table-cell table:number-columns-repeated="13"/>
        </table:table-row>
        <table:table-row table:style-name="ro1">
          <table:table-cell office:value-type="string">
            <text:p>13 === </text:p>
          </table:table-cell>
          <table:table-cell office:value-type="date" office:date-value="1963-10-26">
            <text:p>26/10/63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3-1</text:p>
          </table:table-cell>
          <table:table-cell office:value-type="string">
            <text:p>Bulgaria</text:p>
          </table:table-cell>
          <table:table-cell office:value-type="string">
            <text:p>Aggregate: 3-2</text:p>
          </table:table-cell>
          <table:table-cell office:value-type="string">
            <text:p><text:s/>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Parc des Princes</text:p>
          </table:table-cell>
          <table:table-cell office:value-type="string">
            <text:p><text:s/>Paris (FRA) </text:p>
          </table:table-cell>
          <table:table-cell table:number-columns-repeated="11"/>
        </table:table-row>
        <table:table-row table:style-name="ro1">
          <table:table-cell office:value-type="string">
            <text:p>9 === </text:p>
          </table:table-cell>
          <table:table-cell office:value-type="date" office:date-value="1963-10-19">
            <text:p>19/10/63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German Dem. Rep.</text:p>
          </table:table-cell>
          <table:table-cell office:value-type="string">
            <text:p>1-2</text:p>
          </table:table-cell>
          <table:table-cell office:value-type="string">
            <text:p>Hungary</text:p>
          </table:table-cell>
          <table:table-cell office:value-type="string">
            <text:p>Referee: Petr Belov (URS) <text:s text:c="2"/>– Stadium: Walter-Ulbricht</text:p>
          </table:table-cell>
          <table:table-cell office:value-type="string">
            <text:p><text:s/>Berlin (GER) </text:p>
          </table:table-cell>
          <table:table-cell table:number-columns-repeated="15"/>
        </table:table-row>
        <table:table-row table:style-name="ro1">
          <table:table-cell office:value-type="string">
            <text:p>20 === </text:p>
          </table:table-cell>
          <table:table-cell office:value-type="date" office:date-value="1963-10-13">
            <text:p>13/10/63</text:p>
          </table:table-cell>
          <table:table-cell office:value-type="string">
            <text:p>Round of 16</text:p>
          </table:table-cell>
          <table:table-cell office:value-type="string">
            <text:p>Full time »</text:p>
          </table:table-cell>
          <table:table-cell office:value-type="string">
            <text:p>Republic of Ireland</text:p>
          </table:table-cell>
          <table:table-cell office:value-type="string">
            <text:p>3-2</text:p>
          </table:table-cell>
          <table:table-cell office:value-type="string">
            <text:p>Austria</text:p>
          </table:table-cell>
          <table:table-cell office:value-type="string">
            <text:p>Aggregate: 3-2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gg</text:p>
          </table:table-cell>
          <table:table-cell office:value-type="string">
            <text:p>: 3-2)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Dalymount Park</text:p>
          </table:table-cell>
          <table:table-cell office:value-type="string">
            <text:p><text:s/></text:p>
          </table:table-cell>
          <table:table-cell office:value-type="string">
            <text:p>Dublin (IRL) </text:p>
          </table:table-cell>
          <table:table-cell table:number-columns-repeated="4"/>
        </table:table-row>
        <table:table-row table:style-name="ro1">
          <table:table-cell office:value-type="string">
            <text:p>14 === </text:p>
          </table:table-cell>
          <table:table-cell office:value-type="date" office:date-value="1963-10-13">
            <text:p>13/10/63</text:p>
          </table:table-cell>
          <table:table-cell office:value-type="string">
            <text:p>Round of 16</text:p>
          </table:table-cell>
          <table:table-cell office:value-type="string">
            <text:p>Full time »</text:p>
          </table:table-cell>
          <table:table-cell office:value-type="string">
            <text:p>USSR</text:p>
          </table:table-cell>
          <table:table-cell office:value-type="string">
            <text:p>2-0</text:p>
          </table:table-cell>
          <table:table-cell office:value-type="string">
            <text:p>Italy</text:p>
          </table:table-cell>
          <table:table-cell office:value-type="string">
            <text:p>Referee</text:p>
          </table:table-cell>
          <table:table-cell office:value-type="string">
            <text:p>Ryszard Banasiuk (POL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Stadion Luzhniki</text:p>
          </table:table-cell>
          <table:table-cell office:value-type="string">
            <text:p><text:s/></text:p>
          </table:table-cell>
          <table:table-cell office:value-type="string">
            <text:p>Moscow (RUS) </text:p>
          </table:table-cell>
          <table:table-cell table:number-columns-repeated="10"/>
        </table:table-row>
        <table:table-row table:style-name="ro1">
          <table:table-cell office:value-type="string">
            <text:p>11 === </text:p>
          </table:table-cell>
          <table:table-cell office:value-type="date" office:date-value="1963-09-29">
            <text:p>29/09/63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Bulgaria</text:p>
          </table:table-cell>
          <table:table-cell office:value-type="string">
            <text:p>1-0</text:p>
          </table:table-cell>
          <table:table-cell office:value-type="string">
            <text:p>France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Natsionalen Stadion Vasil Levski</text:p>
          </table:table-cell>
          <table:table-cell office:value-type="string">
            <text:p><text:s/>Sofia (BUL) </text:p>
          </table:table-cell>
          <table:table-cell table:number-columns-repeated="13"/>
        </table:table-row>
        <table:table-row table:style-name="ro1">
          <table:table-cell office:value-type="string">
            <text:p>15 === </text:p>
          </table:table-cell>
          <table:table-cell office:value-type="date" office:date-value="1963-09-25">
            <text:p>25/09/63</text:p>
          </table:table-cell>
          <table:table-cell office:value-type="string">
            <text:p>Round of 16</text:p>
          </table:table-cell>
          <table:table-cell office:value-type="string">
            <text:p>Full time »</text:p>
          </table:table-cell>
          <table:table-cell office:value-type="string">
            <text:p>Austria</text:p>
          </table:table-cell>
          <table:table-cell office:value-type="string">
            <text:p>0-0</text:p>
          </table:table-cell>
          <table:table-cell office:value-type="string">
            <text:p>Republic of Ireland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Ernst-Happel-Stadion</text:p>
          </table:table-cell>
          <table:table-cell office:value-type="string">
            <text:p><text:s/></text:p>
          </table:table-cell>
          <table:table-cell office:value-type="string">
            <text:p>Vienna (AUT) </text:p>
          </table:table-cell>
          <table:table-cell table:number-columns-repeated="9"/>
        </table:table-row>
        <table:table-row table:style-name="ro1">
          <table:table-cell office:value-type="string">
            <text:p>11 === </text:p>
          </table:table-cell>
          <table:table-cell office:value-type="date" office:date-value="1963-09-18">
            <text:p>18/09/63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Sweden</text:p>
          </table:table-cell>
          <table:table-cell office:value-type="string">
            <text:p>3-2</text:p>
          </table:table-cell>
          <table:table-cell office:value-type="string">
            <text:p>Yugoslavia</text:p>
          </table:table-cell>
          <table:table-cell office:value-type="string">
            <text:p>Aggregate: 3-2</text:p>
          </table:table-cell>
          <table:table-cell office:value-type="string">
            <text:p><text:s/></text:p>
          </table:table-cell>
          <table:table-cell office:value-type="string">
            <text:p>Referee: John Keith Taylor (ENG) <text:s text:c="2"/>– Stadium: Malmö Idrottsplats</text:p>
          </table:table-cell>
          <table:table-cell office:value-type="string">
            <text:p><text:s/>Malmo (SWE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1963-09-11">
            <text:p>11/09/63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1-1</text:p>
          </table:table-cell>
          <table:table-cell office:value-type="string">
            <text:p>Luxembourg</text:p>
          </table:table-cell>
          <table:table-cell office:value-type="string">
            <text:p>Referee: Arthur Blavier (BEL) <text:s text:c="2"/>– Stadium: Olympisch</text:p>
          </table:table-cell>
          <table:table-cell office:value-type="string">
            <text:p><text:s/>Amsterdam (NED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1963-06-29">
            <text:p>29/06/63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4-0</text:p>
          </table:table-cell>
          <table:table-cell office:value-type="string">
            <text:p>Albania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FC København Stadium</text:p>
          </table:table-cell>
          <table:table-cell office:value-type="string">
            <text:p><text:s/>Copenhagen (DEN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1963-06-19">
            <text:p>19/06/63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Yugoslavia</text:p>
          </table:table-cell>
          <table:table-cell office:value-type="string">
            <text:p>0-0</text:p>
          </table:table-cell>
          <table:table-cell office:value-type="string">
            <text:p>Sweden</text:p>
          </table:table-cell>
          <table:table-cell office:value-type="string">
            <text:p>Referee: Karl Kainer (AUT) <text:s text:c="2"/>– Stadium: Stadion FK Partizan</text:p>
          </table:table-cell>
          <table:table-cell office:value-type="string">
            <text:p><text:s/>Belgrade (SRB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63-05-30">
            <text:p>30/05/63</text:p>
          </table:table-cell>
          <table:table-cell office:value-type="string">
            <text:p>Eighth-finals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1-1</text:p>
          </table:table-cell>
          <table:table-cell office:value-type="string">
            <text:p>Northern Ireland</text:p>
          </table:table-cell>
          <table:table-cell office:value-type="string">
            <text:p>Referee: Cesare Jonni (ITA) <text:s text:c="2"/>– Stadium: Estadio de San Mamés</text:p>
          </table:table-cell>
          <table:table-cell office:value-type="string">
            <text:p><text:s/>Bilbao (ESP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1968-06-10">
            <text:p>10/06/68</text:p>
          </table:table-cell>
          <table:table-cell office:value-type="string">
            <text:p>Final</text:p>
          </table:table-cell>
          <table:table-cell office:value-type="string">
            <text:p>Replay Full time »</text:p>
          </table:table-cell>
          <table:table-cell office:value-type="string">
            <text:p>Italy</text:p>
          </table:table-cell>
          <table:table-cell office:value-type="string">
            <text:p>2-0</text:p>
          </table:table-cell>
          <table:table-cell office:value-type="string">
            <text:p>Yugoslavia</text:p>
          </table:table-cell>
          <table:table-cell office:value-type="string">
            <text:p>Referee: José Maria Ortiz De Mendibil (ESP) <text:s text:c="2"/>– Stadium: Stadio Olimpico</text:p>
          </table:table-cell>
          <table:table-cell office:value-type="string">
            <text:p><text:s/>Rome (ITA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68-06-08">
            <text:p>08/06/68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1-1</text:p>
          </table:table-cell>
          <table:table-cell office:value-type="string">
            <text:p>Yugoslavia</text:p>
          </table:table-cell>
          <table:table-cell office:value-type="string">
            <text:p>Referee: Gottfried Drienst (SUI) <text:s text:c="2"/>– Stadium: Stadio Olimpico</text:p>
          </table:table-cell>
          <table:table-cell office:value-type="string">
            <text:p><text:s/>Rome (ITA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68-06-08">
            <text:p>08/06/68</text:p>
          </table:table-cell>
          <table:table-cell office:value-type="string">
            <text:p>Third place</text:p>
          </table:table-cell>
          <table:table-cell office:value-type="string">
            <text:p>Full time »</text:p>
          </table:table-cell>
          <table:table-cell office:value-type="string">
            <text:p>England</text:p>
          </table:table-cell>
          <table:table-cell office:value-type="string">
            <text:p>2-0</text:p>
          </table:table-cell>
          <table:table-cell office:value-type="string">
            <text:p>USSR</text:p>
          </table:table-cell>
          <table:table-cell office:value-type="string">
            <text:p>Referee: Istvan Zsolt (HUN) <text:s text:c="2"/>– Stadium: Stadio Olimpico</text:p>
          </table:table-cell>
          <table:table-cell office:value-type="string">
            <text:p><text:s/>Rome (ITA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1968-06-05">
            <text:p>05/06/68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0-0</text:p>
          </table:table-cell>
          <table:table-cell office:value-type="string">
            <text:p>USSR</text:p>
          </table:table-cell>
          <table:table-cell office:value-type="string">
            <text:p>Italy win on toss of coin </text:p>
          </table:table-cell>
          <table:table-cell office:value-type="string">
            <text:p><text:s/></text:p>
          </table:table-cell>
          <table:table-cell office:value-type="string">
            <text:p>Referee: Kurt Tschenscher (GER) <text:s text:c="2"/>– Stadium: Stadio San Paolo</text:p>
          </table:table-cell>
          <table:table-cell office:value-type="string">
            <text:p><text:s/>Naples (ITA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1968-06-05">
            <text:p>05/06/68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Yugoslavia</text:p>
          </table:table-cell>
          <table:table-cell office:value-type="string">
            <text:p>1-0</text:p>
          </table:table-cell>
          <table:table-cell office:value-type="string">
            <text:p>England</text:p>
          </table:table-cell>
          <table:table-cell office:value-type="string">
            <text:p>Referee: José Maria Ortiz De Mendibil (ESP) <text:s text:c="2"/>– Stadium: Stadio Artemio Franchi</text:p>
          </table:table-cell>
          <table:table-cell office:value-type="string">
            <text:p><text:s/>Florence (ITA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1968-05-11">
            <text:p>11/05/68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USSR</text:p>
          </table:table-cell>
          <table:table-cell office:value-type="string">
            <text:p>3-0</text:p>
          </table:table-cell>
          <table:table-cell office:value-type="string">
            <text:p>Hungary</text:p>
          </table:table-cell>
          <table:table-cell office:value-type="string">
            <text:p>Aggregate: 3-2</text:p>
          </table:table-cell>
          <table:table-cell office:value-type="string">
            <text:p><text:s/></text:p>
          </table:table-cell>
          <table:table-cell office:value-type="string">
            <text:p>Referee: Kurt Tschenscher (GER) <text:s text:c="2"/>– Stadium: Stadion Luzhniki</text:p>
          </table:table-cell>
          <table:table-cell office:value-type="string">
            <text:p><text:s/>Moscow (RUS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68-05-08">
            <text:p>08/05/68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1-2</text:p>
          </table:table-cell>
          <table:table-cell office:value-type="string">
            <text:p>England</text:p>
          </table:table-cell>
          <table:table-cell office:value-type="string">
            <text:p>Aggregate: 1-3</text:p>
          </table:table-cell>
          <table:table-cell office:value-type="string">
            <text:p><text:s/></text:p>
          </table:table-cell>
          <table:table-cell office:value-type="string">
            <text:p>Referee: Josef Krnavek (TCH) <text:s text:c="2"/>– Stadium: Estadio Santiago Bernabéu</text:p>
          </table:table-cell>
          <table:table-cell office:value-type="string">
            <text:p><text:s/>Madrid (ESP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1968-05-04">
            <text:p>04/05/68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Hungary</text:p>
          </table:table-cell>
          <table:table-cell office:value-type="string">
            <text:p>2-0</text:p>
          </table:table-cell>
          <table:table-cell office:value-type="string">
            <text:p>USSR</text:p>
          </table:table-cell>
          <table:table-cell office:value-type="string">
            <text:p>Referee: Laurens van Ravens (NED) <text:s text:c="2"/>– Stadium: Ferenc Puskás</text:p>
          </table:table-cell>
          <table:table-cell office:value-type="string">
            <text:p><text:s/>Budapest (HUN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1968-04-24">
            <text:p>24/04/68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Yugoslavia</text:p>
          </table:table-cell>
          <table:table-cell office:value-type="string">
            <text:p>5-1</text:p>
          </table:table-cell>
          <table:table-cell office:value-type="string">
            <text:p>France</text:p>
          </table:table-cell>
          <table:table-cell office:value-type="string">
            <text:p>Aggregate: 6-2</text:p>
          </table:table-cell>
          <table:table-cell office:value-type="string">
            <text:p><text:s/></text:p>
          </table:table-cell>
          <table:table-cell office:value-type="string">
            <text:p>Referee: Paul Schiller (AUT) <text:s text:c="2"/>– Stadium: Stadion FK Partizan</text:p>
          </table:table-cell>
          <table:table-cell office:value-type="string">
            <text:p><text:s/>Belgrade (SRB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68-04-20">
            <text:p>20/04/68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2-0</text:p>
          </table:table-cell>
          <table:table-cell office:value-type="string">
            <text:p>Bulgaria</text:p>
          </table:table-cell>
          <table:table-cell office:value-type="string">
            <text:p>Aggregate: 4-3</text:p>
          </table:table-cell>
          <table:table-cell office:value-type="string">
            <text:p><text:s/></text:p>
          </table:table-cell>
          <table:table-cell office:value-type="string">
            <text:p>Referee: Gottfried Drienst (SUI) <text:s text:c="2"/>– Stadium: Stadio San Paolo</text:p>
          </table:table-cell>
          <table:table-cell office:value-type="string">
            <text:p><text:s/>Naples (ITA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1968-04-06">
            <text:p>06/04/68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1-1</text:p>
          </table:table-cell>
          <table:table-cell office:value-type="string">
            <text:p>Yugoslavia</text:p>
          </table:table-cell>
          <table:table-cell office:value-type="string">
            <text:p>Referee: Erwin Vetter (GER) <text:s text:c="2"/>– Stadium: Stade Vélodrome</text:p>
          </table:table-cell>
          <table:table-cell office:value-type="string">
            <text:p><text:s/>Marseille (FRA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68-04-06">
            <text:p>06/04/68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Bulgaria</text:p>
          </table:table-cell>
          <table:table-cell office:value-type="string">
            <text:p>3-2</text:p>
          </table:table-cell>
          <table:table-cell office:value-type="string">
            <text:p>Italy</text:p>
          </table:table-cell>
          <table:table-cell office:value-type="string">
            <text:p>Referee: Gerhard Schulenburg (GER) <text:s text:c="2"/>– Stadium: Natsionalen Stadion Vasil Levski</text:p>
          </table:table-cell>
          <table:table-cell office:value-type="string">
            <text:p><text:s/>Sofia (BUL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68-04-03">
            <text:p>03/04/68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England</text:p>
          </table:table-cell>
          <table:table-cell office:value-type="string">
            <text:p>1-0</text:p>
          </table:table-cell>
          <table:table-cell office:value-type="string">
            <text:p>Spain</text:p>
          </table:table-cell>
          <table:table-cell office:value-type="string">
            <text:p>Referee: Gilbert Droz (SUI) <text:s text:c="2"/>– Stadium: Wembley</text:p>
          </table:table-cell>
          <table:table-cell office:value-type="string">
            <text:p><text:s/>London (ENG) </text:p>
          </table:table-cell>
          <table:table-cell table:number-columns-repeated="15"/>
        </table:table-row>
        <table:table-row table:style-name="ro1" table:number-rows-repeated="4"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9 === </text:p>
          </table:table-cell>
          <table:table-cell office:value-type="date" office:date-value="1972-06-18">
            <text:p>18/06/72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West Germany</text:p>
          </table:table-cell>
          <table:table-cell office:value-type="string">
            <text:p>3-0</text:p>
          </table:table-cell>
          <table:table-cell office:value-type="string">
            <text:p>USSR</text:p>
          </table:table-cell>
          <table:table-cell office:value-type="string">
            <text:p>Referee: Ferdinand Marschall (AUT) <text:s text:c="2"/>– Stadium: King Baudouin Stadium</text:p>
          </table:table-cell>
          <table:table-cell office:value-type="string">
            <text:p><text:s/>Brussels (BEL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72-06-17">
            <text:p>17/06/72</text:p>
          </table:table-cell>
          <table:table-cell office:value-type="string">
            <text:p>Third place</text:p>
          </table:table-cell>
          <table:table-cell office:value-type="string">
            <text:p>Full time »</text:p>
          </table:table-cell>
          <table:table-cell office:value-type="string">
            <text:p>Hungary</text:p>
          </table:table-cell>
          <table:table-cell office:value-type="string">
            <text:p>1-2</text:p>
          </table:table-cell>
          <table:table-cell office:value-type="string">
            <text:p>Belgium</text:p>
          </table:table-cell>
          <table:table-cell office:value-type="string">
            <text:p>Referee: Johan Einar Boström (SWE) <text:s text:c="2"/>– Stadium: Stade Maurice Dufrasne</text:p>
          </table:table-cell>
          <table:table-cell office:value-type="string">
            <text:p><text:s/>Liege (BEL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72-06-14">
            <text:p>14/06/72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Hungary</text:p>
          </table:table-cell>
          <table:table-cell office:value-type="string">
            <text:p>0-1</text:p>
          </table:table-cell>
          <table:table-cell office:value-type="string">
            <text:p>USSR</text:p>
          </table:table-cell>
          <table:table-cell office:value-type="string">
            <text:p>Referee: Rudi Glöckner (GER) <text:s text:c="2"/>– Stadium: Constant Vanden Stock Stadium</text:p>
          </table:table-cell>
          <table:table-cell office:value-type="string">
            <text:p><text:s/>Brussels (BEL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72-06-14">
            <text:p>14/06/72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Belgium</text:p>
          </table:table-cell>
          <table:table-cell office:value-type="string">
            <text:p>1-2</text:p>
          </table:table-cell>
          <table:table-cell office:value-type="string">
            <text:p>West Germany</text:p>
          </table:table-cell>
          <table:table-cell office:value-type="string">
            <text:p>Referee: William J. Mullan (SCO) <text:s text:c="2"/>– Stadium: Bosuil</text:p>
          </table:table-cell>
          <table:table-cell office:value-type="string">
            <text:p><text:s/>Deurne (BEL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1972-05-17">
            <text:p>17/05/72</text:p>
          </table:table-cell>
          <table:table-cell office:value-type="string">
            <text:p>Replay</text:p>
          </table:table-cell>
          <table:table-cell office:value-type="string">
            <text:p>Replay Full time »</text:p>
          </table:table-cell>
          <table:table-cell office:value-type="string">
            <text:p>Hungary</text:p>
          </table:table-cell>
          <table:table-cell office:value-type="string">
            <text:p>2-1</text:p>
          </table:table-cell>
          <table:table-cell office:value-type="string">
            <text:p>Romania</text:p>
          </table:table-cell>
          <table:table-cell office:value-type="string">
            <text:p>Referee: Christe Michas (GRE) <text:s text:c="2"/>– Stadium: Stadion FK Partizan</text:p>
          </table:table-cell>
          <table:table-cell office:value-type="string">
            <text:p><text:s/>Belgrade (SRB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72-05-14">
            <text:p>14/05/72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Romania</text:p>
          </table:table-cell>
          <table:table-cell office:value-type="string">
            <text:p>2-2</text:p>
          </table:table-cell>
          <table:table-cell office:value-type="string">
            <text:p>Hungary</text:p>
          </table:table-cell>
          <table:table-cell office:value-type="string">
            <text:p><text:s/></text:p>
          </table:table-cell>
          <table:table-cell office:value-type="string">
            <text:p>Referee: Kurt Tschenscher (GER) <text:s text:c="2"/>– Stadium: 23 August</text:p>
          </table:table-cell>
          <table:table-cell office:value-type="string">
            <text:p><text:s/>Bucharest (ROU) </text:p>
          </table:table-cell>
          <table:table-cell table:number-columns-repeated="14"/>
        </table:table-row>
        <table:table-row table:style-name="ro1">
          <table:table-cell office:value-type="string">
            <text:p>11 === </text:p>
          </table:table-cell>
          <table:table-cell office:value-type="date" office:date-value="1972-05-13">
            <text:p>13/05/72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USSR</text:p>
          </table:table-cell>
          <table:table-cell office:value-type="string">
            <text:p>3-0</text:p>
          </table:table-cell>
          <table:table-cell office:value-type="string">
            <text:p>Yugoslavia</text:p>
          </table:table-cell>
          <table:table-cell office:value-type="string">
            <text:p>Aggregate: 3-0</text:p>
          </table:table-cell>
          <table:table-cell office:value-type="string">
            <text:p><text:s/></text:p>
          </table:table-cell>
          <table:table-cell office:value-type="string">
            <text:p>Referee: Aurelio Angonese (ITA) <text:s text:c="2"/>– Stadium: Stadion Luzhniki</text:p>
          </table:table-cell>
          <table:table-cell office:value-type="string">
            <text:p><text:s/>Moscow (RUS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72-05-13">
            <text:p>13/05/72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West Germany</text:p>
          </table:table-cell>
          <table:table-cell office:value-type="string">
            <text:p>0-0</text:p>
          </table:table-cell>
          <table:table-cell office:value-type="string">
            <text:p>England</text:p>
          </table:table-cell>
          <table:table-cell office:value-type="string">
            <text:p>Aggregate: 3-1</text:p>
          </table:table-cell>
          <table:table-cell office:value-type="string">
            <text:p><text:s/></text:p>
          </table:table-cell>
          <table:table-cell office:value-type="string">
            <text:p>Referee: Milivoje Gugulovic (SRB) <text:s text:c="2"/>– Stadium: Friedrich-Ludwig-Jahn Sportpark</text:p>
          </table:table-cell>
          <table:table-cell office:value-type="string">
            <text:p><text:s/>Berlin (GER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72-05-13">
            <text:p>13/05/72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Belgium</text:p>
          </table:table-cell>
          <table:table-cell office:value-type="string">
            <text:p>2-1</text:p>
          </table:table-cell>
          <table:table-cell office:value-type="string">
            <text:p>Italy</text:p>
          </table:table-cell>
          <table:table-cell office:value-type="string">
            <text:p>Aggregate: 2-1</text:p>
          </table:table-cell>
          <table:table-cell office:value-type="string">
            <text:p><text:s/></text:p>
          </table:table-cell>
          <table:table-cell office:value-type="string">
            <text:p>Referee: Paul Schiller (AUT) <text:s text:c="2"/>– Stadium: Constant Vanden Stock Stadium</text:p>
          </table:table-cell>
          <table:table-cell office:value-type="string">
            <text:p><text:s/>Brussels (BEL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1972-04-30">
            <text:p>30/04/72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Yugoslavia</text:p>
          </table:table-cell>
          <table:table-cell office:value-type="string">
            <text:p>0-0</text:p>
          </table:table-cell>
          <table:table-cell office:value-type="string">
            <text:p>USSR</text:p>
          </table:table-cell>
          <table:table-cell office:value-type="string">
            <text:p>Referee: Rudolf Scheurer (SUI) <text:s text:c="2"/>– Stadium: Stadion FK Crvena zvezda</text:p>
          </table:table-cell>
          <table:table-cell office:value-type="string">
            <text:p><text:s/>Belgrade (SRB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72-04-29">
            <text:p>29/04/72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0-0</text:p>
          </table:table-cell>
          <table:table-cell office:value-type="string">
            <text:p>Belgium</text:p>
          </table:table-cell>
          <table:table-cell office:value-type="string">
            <text:p>Referee: Hristo Nikolov (BUL) <text:s text:c="2"/>– Stadium: Stadio Giuseppe Meazza</text:p>
          </table:table-cell>
          <table:table-cell office:value-type="string">
            <text:p><text:s/>Milan (ITA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72-04-29">
            <text:p>29/04/72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Hungary</text:p>
          </table:table-cell>
          <table:table-cell office:value-type="string">
            <text:p>1-1</text:p>
          </table:table-cell>
          <table:table-cell office:value-type="string">
            <text:p>Romania</text:p>
          </table:table-cell>
          <table:table-cell office:value-type="string">
            <text:p>Referee: David William Smith (ENG) <text:s text:c="2"/>– Stadium: Ferenc Puskás</text:p>
          </table:table-cell>
          <table:table-cell office:value-type="string">
            <text:p><text:s/>Budapest (HUN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72-04-29">
            <text:p>29/04/72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England</text:p>
          </table:table-cell>
          <table:table-cell office:value-type="string">
            <text:p>1-3</text:p>
          </table:table-cell>
          <table:table-cell office:value-type="string">
            <text:p>West Germany</text:p>
          </table:table-cell>
          <table:table-cell office:value-type="string">
            <text:p>Referee: Robert Helies (FRA) <text:s text:c="2"/>– Stadium: Wembley</text:p>
          </table:table-cell>
          <table:table-cell office:value-type="string">
            <text:p><text:s/>London (ENG) </text:p>
          </table:table-cell>
          <table:table-cell table:number-columns-repeated="15"/>
        </table:table-row>
        <table:table-row table:style-name="ro1" table:number-rows-repeated="3"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20 === </text:p>
          </table:table-cell>
          <table:table-cell office:value-type="date" office:date-value="1976-06-20">
            <text:p>20/06/76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Czechoslovakia</text:p>
          </table:table-cell>
          <table:table-cell office:value-type="string">
            <text:p>2-2</text:p>
          </table:table-cell>
          <table:table-cell office:value-type="string">
            <text:p>West Germany</text:p>
          </table:table-cell>
          <table:table-cell office:value-type="string">
            <text:p>Czechoslovakia win <text:s/>5-3 <text:s/>on penalties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5-3p</text:p>
          </table:table-cell>
          <table:table-cell office:value-type="string">
            <text:p>)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Stadion FK Crvena zvezda</text:p>
          </table:table-cell>
          <table:table-cell office:value-type="string">
            <text:p><text:s/></text:p>
          </table:table-cell>
          <table:table-cell office:value-type="string">
            <text:p>Belgrade (SRB) </text:p>
          </table:table-cell>
          <table:table-cell table:number-columns-repeated="4"/>
        </table:table-row>
        <table:table-row table:style-name="ro1">
          <table:table-cell office:value-type="string">
            <text:p>11 === </text:p>
          </table:table-cell>
          <table:table-cell office:value-type="date" office:date-value="1976-06-19">
            <text:p>19/06/76</text:p>
          </table:table-cell>
          <table:table-cell office:value-type="string">
            <text:p>Third place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3-2</text:p>
          </table:table-cell>
          <table:table-cell office:value-type="string">
            <text:p>Yugoslavia</text:p>
          </table:table-cell>
          <table:table-cell office:value-type="string">
            <text:p>Netherlands win after extra time </text:p>
          </table:table-cell>
          <table:table-cell office:value-type="string">
            <text:p><text:s/></text:p>
          </table:table-cell>
          <table:table-cell office:value-type="string">
            <text:p>Referee: Walter Hungerbühler (SUI) <text:s text:c="2"/>– Stadium: Stadion Maksimir</text:p>
          </table:table-cell>
          <table:table-cell office:value-type="string">
            <text:p><text:s/>Zagreb (CRO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76-06-17">
            <text:p>17/06/76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Yugoslavia</text:p>
          </table:table-cell>
          <table:table-cell office:value-type="string">
            <text:p>2-4</text:p>
          </table:table-cell>
          <table:table-cell office:value-type="string">
            <text:p>West Germany</text:p>
          </table:table-cell>
          <table:table-cell office:value-type="string">
            <text:p>West Germany win after extra time </text:p>
          </table:table-cell>
          <table:table-cell office:value-type="string">
            <text:p><text:s/></text:p>
          </table:table-cell>
          <table:table-cell office:value-type="string">
            <text:p>Referee: Alfred Delcourt (BEL) <text:s text:c="2"/>– Stadium: Stadion FK Crvena zvezda</text:p>
          </table:table-cell>
          <table:table-cell office:value-type="string">
            <text:p><text:s/>Belgrade (SRB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76-06-16">
            <text:p>16/06/76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Czechoslovakia</text:p>
          </table:table-cell>
          <table:table-cell office:value-type="string">
            <text:p>3-1</text:p>
          </table:table-cell>
          <table:table-cell office:value-type="string">
            <text:p>Netherlands</text:p>
          </table:table-cell>
          <table:table-cell office:value-type="string">
            <text:p>Czechoslovakia win after extra time </text:p>
          </table:table-cell>
          <table:table-cell office:value-type="string">
            <text:p><text:s/></text:p>
          </table:table-cell>
          <table:table-cell office:value-type="string">
            <text:p>Referee: Clive Thomas (WAL) <text:s text:c="2"/>– Stadium: Stadion Maksimir</text:p>
          </table:table-cell>
          <table:table-cell office:value-type="string">
            <text:p><text:s/>Zagreb (CRO) </text:p>
          </table:table-cell>
          <table:table-cell table:number-columns-repeated="13"/>
        </table:table-row>
        <table:table-row table:style-name="ro1">
          <table:table-cell office:value-type="string">
            <text:p>19 === </text:p>
          </table:table-cell>
          <table:table-cell office:value-type="date" office:date-value="1976-05-22">
            <text:p>22/05/76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Wales</text:p>
          </table:table-cell>
          <table:table-cell office:value-type="string">
            <text:p>1-1</text:p>
          </table:table-cell>
          <table:table-cell office:value-type="string">
            <text:p>Yugoslavia</text:p>
          </table:table-cell>
          <table:table-cell office:value-type="string">
            <text:p>Aggregate: 1-3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gg</text:p>
          </table:table-cell>
          <table:table-cell office:value-type="string">
            <text:p>: 1-3) </text:p>
          </table:table-cell>
          <table:table-cell office:value-type="string">
            <text:p>Referee</text:p>
          </table:table-cell>
          <table:table-cell office:value-type="string">
            <text:p>Rudi Glöckner (GER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Ninian Park</text:p>
          </table:table-cell>
          <table:table-cell office:value-type="string">
            <text:p><text:s/></text:p>
          </table:table-cell>
          <table:table-cell office:value-type="string">
            <text:p>Cardiff (WAL) </text:p>
          </table:table-cell>
          <table:table-cell table:number-columns-repeated="5"/>
        </table:table-row>
        <table:table-row table:style-name="ro1">
          <table:table-cell office:value-type="string">
            <text:p>19 === </text:p>
          </table:table-cell>
          <table:table-cell office:value-type="date" office:date-value="1976-05-22">
            <text:p>22/05/76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West Germany</text:p>
          </table:table-cell>
          <table:table-cell office:value-type="string">
            <text:p>2-0</text:p>
          </table:table-cell>
          <table:table-cell office:value-type="string">
            <text:p>Spain</text:p>
          </table:table-cell>
          <table:table-cell office:value-type="string">
            <text:p>Aggregate: 3-1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gg</text:p>
          </table:table-cell>
          <table:table-cell office:value-type="string">
            <text:p>: 3-1) </text:p>
          </table:table-cell>
          <table:table-cell office:value-type="string">
            <text:p>Referee</text:p>
          </table:table-cell>
          <table:table-cell office:value-type="string">
            <text:p>Robert Wurtz (FRA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Olympiastadion</text:p>
          </table:table-cell>
          <table:table-cell office:value-type="string">
            <text:p><text:s/></text:p>
          </table:table-cell>
          <table:table-cell office:value-type="string">
            <text:p>Munich (GER) </text:p>
          </table:table-cell>
          <table:table-cell table:number-columns-repeated="5"/>
        </table:table-row>
        <table:table-row table:style-name="ro1">
          <table:table-cell office:value-type="string">
            <text:p>20 === </text:p>
          </table:table-cell>
          <table:table-cell office:value-type="date" office:date-value="1976-05-22">
            <text:p>22/05/76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USSR</text:p>
          </table:table-cell>
          <table:table-cell office:value-type="string">
            <text:p>2-2</text:p>
          </table:table-cell>
          <table:table-cell office:value-type="string">
            <text:p>Czechoslovakia</text:p>
          </table:table-cell>
          <table:table-cell office:value-type="string">
            <text:p>Aggregate: 2-4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gg</text:p>
          </table:table-cell>
          <table:table-cell office:value-type="string">
            <text:p>: 2-4)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NSK Olimpiyskyi</text:p>
          </table:table-cell>
          <table:table-cell office:value-type="string">
            <text:p><text:s/></text:p>
          </table:table-cell>
          <table:table-cell office:value-type="string">
            <text:p>Kyiv (UKR) </text:p>
          </table:table-cell>
          <table:table-cell table:number-columns-repeated="4"/>
        </table:table-row>
        <table:table-row table:style-name="ro1">
          <table:table-cell office:value-type="string">
            <text:p>19 === </text:p>
          </table:table-cell>
          <table:table-cell office:value-type="date" office:date-value="1976-05-22">
            <text:p>22/05/76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Belgium</text:p>
          </table:table-cell>
          <table:table-cell office:value-type="string">
            <text:p>1-2</text:p>
          </table:table-cell>
          <table:table-cell office:value-type="string">
            <text:p>Netherlands</text:p>
          </table:table-cell>
          <table:table-cell office:value-type="string">
            <text:p>Aggregate: 1-7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agg</text:p>
          </table:table-cell>
          <table:table-cell office:value-type="string">
            <text:p>: 1-7) </text:p>
          </table:table-cell>
          <table:table-cell office:value-type="string">
            <text:p>Referee</text:p>
          </table:table-cell>
          <table:table-cell office:value-type="string">
            <text:p>Alberto Michelotti (ITA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King Baudouin Stadium</text:p>
          </table:table-cell>
          <table:table-cell office:value-type="string">
            <text:p><text:s/></text:p>
          </table:table-cell>
          <table:table-cell office:value-type="string">
            <text:p>Brussels (BEL) </text:p>
          </table:table-cell>
          <table:table-cell table:number-columns-repeated="5"/>
        </table:table-row>
        <table:table-row table:style-name="ro1">
          <table:table-cell office:value-type="string">
            <text:p>9 === </text:p>
          </table:table-cell>
          <table:table-cell office:value-type="date" office:date-value="1976-04-25">
            <text:p>25/04/76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5-0</text:p>
          </table:table-cell>
          <table:table-cell office:value-type="string">
            <text:p>Belgium</text:p>
          </table:table-cell>
          <table:table-cell office:value-type="string">
            <text:p>Referee: Jean Dubach (SUI) <text:s text:c="2"/>– Stadium: Feijenoord Stadion</text:p>
          </table:table-cell>
          <table:table-cell office:value-type="string">
            <text:p><text:s/>Rotterdam (NED) </text:p>
          </table:table-cell>
          <table:table-cell table:number-columns-repeated="15"/>
        </table:table-row>
        <table:table-row table:style-name="ro1">
          <table:table-cell office:value-type="string">
            <text:p>14 === </text:p>
          </table:table-cell>
          <table:table-cell office:value-type="date" office:date-value="1976-04-24">
            <text:p>24/04/76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Yugoslavia</text:p>
          </table:table-cell>
          <table:table-cell office:value-type="string">
            <text:p>2-0</text:p>
          </table:table-cell>
          <table:table-cell office:value-type="string">
            <text:p>Wales</text:p>
          </table:table-cell>
          <table:table-cell office:value-type="string">
            <text:p>Referee</text:p>
          </table:table-cell>
          <table:table-cell office:value-type="string">
            <text:p>Paul Schiller (AUT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Stadion Maksimir</text:p>
          </table:table-cell>
          <table:table-cell office:value-type="string">
            <text:p><text:s/></text:p>
          </table:table-cell>
          <table:table-cell office:value-type="string">
            <text:p>Zagreb (CRO) </text:p>
          </table:table-cell>
          <table:table-cell table:number-columns-repeated="10"/>
        </table:table-row>
        <table:table-row table:style-name="ro1">
          <table:table-cell office:value-type="string">
            <text:p>15 === </text:p>
          </table:table-cell>
          <table:table-cell office:value-type="date" office:date-value="1976-04-24">
            <text:p>24/04/76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Czechoslovakia</text:p>
          </table:table-cell>
          <table:table-cell office:value-type="string">
            <text:p>2-0</text:p>
          </table:table-cell>
          <table:table-cell office:value-type="string">
            <text:p>USSR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Tehelné Pole</text:p>
          </table:table-cell>
          <table:table-cell office:value-type="string">
            <text:p><text:s/></text:p>
          </table:table-cell>
          <table:table-cell office:value-type="string">
            <text:p>Bratislava (SVK) </text:p>
          </table:table-cell>
          <table:table-cell table:number-columns-repeated="9"/>
        </table:table-row>
        <table:table-row table:style-name="ro1">
          <table:table-cell office:value-type="string">
            <text:p>14 === </text:p>
          </table:table-cell>
          <table:table-cell office:value-type="date" office:date-value="1976-04-24">
            <text:p>24/04/76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1-1</text:p>
          </table:table-cell>
          <table:table-cell office:value-type="string">
            <text:p>West Germany</text:p>
          </table:table-cell>
          <table:table-cell office:value-type="string">
            <text:p>Referee</text:p>
          </table:table-cell>
          <table:table-cell office:value-type="string">
            <text:p>John Keith Taylor (ENG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Estadio Vicente Calderón</text:p>
          </table:table-cell>
          <table:table-cell office:value-type="string">
            <text:p><text:s/></text:p>
          </table:table-cell>
          <table:table-cell office:value-type="string">
            <text:p>Madrid (ESP) 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15 === </text:p>
          </table:table-cell>
          <table:table-cell office:value-type="date" office:date-value="1980-06-22">
            <text:p>22/06/80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Belgium</text:p>
          </table:table-cell>
          <table:table-cell office:value-type="string">
            <text:p>1-2</text:p>
          </table:table-cell>
          <table:table-cell office:value-type="string">
            <text:p>West Germany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Stadio Olimpico</text:p>
          </table:table-cell>
          <table:table-cell office:value-type="string">
            <text:p><text:s/></text:p>
          </table:table-cell>
          <table:table-cell office:value-type="string">
            <text:p>Rome (ITA) </text:p>
          </table:table-cell>
          <table:table-cell table:number-columns-repeated="9"/>
        </table:table-row>
        <table:table-row table:style-name="ro1">
          <table:table-cell office:value-type="string">
            <text:p>20 === </text:p>
          </table:table-cell>
          <table:table-cell office:value-type="date" office:date-value="1980-06-21">
            <text:p>21/06/80</text:p>
          </table:table-cell>
          <table:table-cell office:value-type="string">
            <text:p>Third place</text:p>
          </table:table-cell>
          <table:table-cell office:value-type="string">
            <text:p>Full time »</text:p>
          </table:table-cell>
          <table:table-cell office:value-type="string">
            <text:p>Czechoslovakia</text:p>
          </table:table-cell>
          <table:table-cell office:value-type="string">
            <text:p>1-1</text:p>
          </table:table-cell>
          <table:table-cell office:value-type="string">
            <text:p>Italy</text:p>
          </table:table-cell>
          <table:table-cell office:value-type="string">
            <text:p>Czechoslovakia win <text:s/>9-8 <text:s/>on penalties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9-8p</text:p>
          </table:table-cell>
          <table:table-cell office:value-type="string">
            <text:p>)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Stadio San Paolo</text:p>
          </table:table-cell>
          <table:table-cell office:value-type="string">
            <text:p><text:s/></text:p>
          </table:table-cell>
          <table:table-cell office:value-type="string">
            <text:p>Naples (ITA) </text:p>
          </table:table-cell>
          <table:table-cell table:number-columns-repeated="4"/>
        </table:table-row>
        <table:table-row table:style-name="ro1">
          <table:table-cell office:value-type="string">
            <text:p>16 === </text:p>
          </table:table-cell>
          <table:table-cell office:value-type="date" office:date-value="1980-06-18">
            <text:p>18/06/80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1-2</text:p>
          </table:table-cell>
          <table:table-cell office:value-type="string">
            <text:p>England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Stadio San Paolo</text:p>
          </table:table-cell>
          <table:table-cell office:value-type="string">
            <text:p><text:s/></text:p>
          </table:table-cell>
          <table:table-cell office:value-type="string">
            <text:p>Naples (ITA) </text:p>
          </table:table-cell>
          <table:table-cell table:number-columns-repeated="9"/>
        </table:table-row>
        <table:table-row table:style-name="ro1">
          <table:table-cell office:value-type="string">
            <text:p>16 === </text:p>
          </table:table-cell>
          <table:table-cell office:value-type="date" office:date-value="1980-06-18">
            <text:p>18/06/80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0-0</text:p>
          </table:table-cell>
          <table:table-cell office:value-type="string">
            <text:p>Belgium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Stadio Olimpico</text:p>
          </table:table-cell>
          <table:table-cell office:value-type="string">
            <text:p><text:s/></text:p>
          </table:table-cell>
          <table:table-cell office:value-type="string">
            <text:p>Rome (ITA) </text:p>
          </table:table-cell>
          <table:table-cell table:number-columns-repeated="9"/>
        </table:table-row>
        <table:table-row table:style-name="ro1">
          <table:table-cell office:value-type="string">
            <text:p>10 === </text:p>
          </table:table-cell>
          <table:table-cell office:value-type="date" office:date-value="1980-06-17">
            <text:p>17/06/80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1-1</text:p>
          </table:table-cell>
          <table:table-cell office:value-type="string">
            <text:p>Czechoslovakia</text:p>
          </table:table-cell>
          <table:table-cell office:value-type="string">
            <text:p>Referee: Hilmi Ok (TUR) <text:s text:c="2"/>– Stadium: Stadio Giuseppe Meazza</text:p>
          </table:table-cell>
          <table:table-cell office:value-type="string">
            <text:p><text:s/>Milan (IT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0-06-17">
            <text:p>17/06/80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Greece</text:p>
          </table:table-cell>
          <table:table-cell office:value-type="string">
            <text:p>0-0</text:p>
          </table:table-cell>
          <table:table-cell office:value-type="string">
            <text:p>West Germany</text:p>
          </table:table-cell>
          <table:table-cell office:value-type="string">
            <text:p>Referee: Brian R. Mcginlay (SCO) <text:s text:c="2"/>– Stadium: Delle Alpi</text:p>
          </table:table-cell>
          <table:table-cell office:value-type="string">
            <text:p><text:s/>Turin (IT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0-06-15">
            <text:p>15/06/80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Belgium</text:p>
          </table:table-cell>
          <table:table-cell office:value-type="string">
            <text:p>2-1</text:p>
          </table:table-cell>
          <table:table-cell office:value-type="string">
            <text:p>Spain</text:p>
          </table:table-cell>
          <table:table-cell office:value-type="string">
            <text:p>Referee: Charles Corver (NED) <text:s text:c="2"/>– Stadium: Stadio Giuseppe Meazza</text:p>
          </table:table-cell>
          <table:table-cell office:value-type="string">
            <text:p><text:s/>Milan (IT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0-06-15">
            <text:p>15/06/80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England</text:p>
          </table:table-cell>
          <table:table-cell office:value-type="string">
            <text:p>0-1</text:p>
          </table:table-cell>
          <table:table-cell office:value-type="string">
            <text:p>Italy</text:p>
          </table:table-cell>
          <table:table-cell office:value-type="string">
            <text:p>Referee: Nicolae Rainea (ROU) <text:s text:c="2"/>– Stadium: Delle Alpi</text:p>
          </table:table-cell>
          <table:table-cell office:value-type="string">
            <text:p><text:s/>Turin (IT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0-06-14">
            <text:p>14/06/80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West Germany</text:p>
          </table:table-cell>
          <table:table-cell office:value-type="string">
            <text:p>3-2</text:p>
          </table:table-cell>
          <table:table-cell office:value-type="string">
            <text:p>Netherlands</text:p>
          </table:table-cell>
          <table:table-cell office:value-type="string">
            <text:p>Referee: Robert Wurtz (FRA) <text:s text:c="2"/>– Stadium: Stadio San Paolo</text:p>
          </table:table-cell>
          <table:table-cell office:value-type="string">
            <text:p><text:s/>Naples (IT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0-06-14">
            <text:p>14/06/80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Greece</text:p>
          </table:table-cell>
          <table:table-cell office:value-type="string">
            <text:p>1-3</text:p>
          </table:table-cell>
          <table:table-cell office:value-type="string">
            <text:p>Czechoslovakia</text:p>
          </table:table-cell>
          <table:table-cell office:value-type="string">
            <text:p>Referee: Patrick Partridge (ENG) <text:s text:c="2"/>– Stadium: Stadio Olimpico</text:p>
          </table:table-cell>
          <table:table-cell office:value-type="string">
            <text:p><text:s/>Rome (IT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0-06-12">
            <text:p>12/06/80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Belgium</text:p>
          </table:table-cell>
          <table:table-cell office:value-type="string">
            <text:p>1-1</text:p>
          </table:table-cell>
          <table:table-cell office:value-type="string">
            <text:p>England</text:p>
          </table:table-cell>
          <table:table-cell office:value-type="string">
            <text:p>Referee: Heinz Aldinger (GER) <text:s text:c="2"/>– Stadium: Delle Alpi</text:p>
          </table:table-cell>
          <table:table-cell office:value-type="string">
            <text:p><text:s/>Turin (IT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0-06-12">
            <text:p>12/06/80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0-0</text:p>
          </table:table-cell>
          <table:table-cell office:value-type="string">
            <text:p>Italy</text:p>
          </table:table-cell>
          <table:table-cell office:value-type="string">
            <text:p>Referee: Károly Palotai (HUN) <text:s text:c="2"/>– Stadium: Stadio Giuseppe Meazza</text:p>
          </table:table-cell>
          <table:table-cell office:value-type="string">
            <text:p><text:s/>Milan (IT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0-06-11">
            <text:p>11/06/80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Czechoslovakia</text:p>
          </table:table-cell>
          <table:table-cell office:value-type="string">
            <text:p>0-1</text:p>
          </table:table-cell>
          <table:table-cell office:value-type="string">
            <text:p>West Germany</text:p>
          </table:table-cell>
          <table:table-cell office:value-type="string">
            <text:p>Referee: Alberto Michelotti (ITA) <text:s text:c="2"/>– Stadium: Stadio Olimpico</text:p>
          </table:table-cell>
          <table:table-cell office:value-type="string">
            <text:p><text:s/>Rome (IT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0-06-11">
            <text:p>11/06/80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1-0</text:p>
          </table:table-cell>
          <table:table-cell office:value-type="string">
            <text:p>Greece</text:p>
          </table:table-cell>
          <table:table-cell office:value-type="string">
            <text:p>Referee: Adolf Prokop (GER) <text:s text:c="2"/>– Stadium: Stadio San Paolo</text:p>
          </table:table-cell>
          <table:table-cell office:value-type="string">
            <text:p><text:s/>Naples (ITA)</text:p>
          </table:table-cell>
          <table:table-cell table:number-columns-repeated="15"/>
        </table:table-row>
        <table:table-row table:style-name="ro1" table:number-rows-repeated="5"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15 === </text:p>
          </table:table-cell>
          <table:table-cell office:value-type="date" office:date-value="1984-06-27">
            <text:p>27/06/84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2-0</text:p>
          </table:table-cell>
          <table:table-cell office:value-type="string">
            <text:p>Spain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Parc des Princes</text:p>
          </table:table-cell>
          <table:table-cell office:value-type="string">
            <text:p><text:s/></text:p>
          </table:table-cell>
          <table:table-cell office:value-type="string">
            <text:p>Paris (FRA) </text:p>
          </table:table-cell>
          <table:table-cell table:number-columns-repeated="9"/>
        </table:table-row>
        <table:table-row table:style-name="ro1">
          <table:table-cell office:value-type="string">
            <text:p>11 === </text:p>
          </table:table-cell>
          <table:table-cell office:value-type="date" office:date-value="1984-06-24">
            <text:p>24/06/84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1-1</text:p>
          </table:table-cell>
          <table:table-cell office:value-type="string">
            <text:p>Spain</text:p>
          </table:table-cell>
          <table:table-cell office:value-type="string">
            <text:p>Spain win <text:s/>5-4 <text:s/>on penalties</text:p>
          </table:table-cell>
          <table:table-cell office:value-type="string">
            <text:p><text:s/></text:p>
          </table:table-cell>
          <table:table-cell office:value-type="string">
            <text:p>Referee: George Courtney (ENG) <text:s text:c="2"/>– Stadium: Stade de Gerland</text:p>
          </table:table-cell>
          <table:table-cell office:value-type="string">
            <text:p><text:s/>Lyon (FRA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84-06-23">
            <text:p>23/06/84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3-2</text:p>
          </table:table-cell>
          <table:table-cell office:value-type="string">
            <text:p>Portugal</text:p>
          </table:table-cell>
          <table:table-cell office:value-type="string">
            <text:p>France win after extra time </text:p>
          </table:table-cell>
          <table:table-cell office:value-type="string">
            <text:p><text:s/></text:p>
          </table:table-cell>
          <table:table-cell office:value-type="string">
            <text:p>Referee: Paolo Bergamo (ITA) <text:s text:c="2"/>– Stadium: Stade Vélodrome</text:p>
          </table:table-cell>
          <table:table-cell office:value-type="string">
            <text:p><text:s/>Marseille (FRA) </text:p>
          </table:table-cell>
          <table:table-cell table:number-columns-repeated="13"/>
        </table:table-row>
        <table:table-row table:style-name="ro1">
          <table:table-cell office:value-type="string">
            <text:p>10 === </text:p>
          </table:table-cell>
          <table:table-cell office:value-type="date" office:date-value="1984-06-20">
            <text:p>20/06/84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West Germany</text:p>
          </table:table-cell>
          <table:table-cell office:value-type="string">
            <text:p>0-1</text:p>
          </table:table-cell>
          <table:table-cell office:value-type="string">
            <text:p>Spain</text:p>
          </table:table-cell>
          <table:table-cell office:value-type="string">
            <text:p>Referee: Vojtech Christov (SVK) <text:s text:c="2"/>– Stadium: Parc des Princes</text:p>
          </table:table-cell>
          <table:table-cell office:value-type="string">
            <text:p><text:s/>Paris (FR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4-06-20">
            <text:p>20/06/84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1-0</text:p>
          </table:table-cell>
          <table:table-cell office:value-type="string">
            <text:p>Romania</text:p>
          </table:table-cell>
          <table:table-cell office:value-type="string">
            <text:p>Referee: Heinz Fahnler (AUT) <text:s text:c="2"/>– Stadium: La Beaujoire</text:p>
          </table:table-cell>
          <table:table-cell office:value-type="string">
            <text:p><text:s/>Nantes (FR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4-06-19">
            <text:p>19/06/84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3-2</text:p>
          </table:table-cell>
          <table:table-cell office:value-type="string">
            <text:p>Yugoslavia</text:p>
          </table:table-cell>
          <table:table-cell office:value-type="string">
            <text:p>Referee: André Daina (SUI) <text:s text:c="2"/>– Stadium: Geoffroy-Guichard</text:p>
          </table:table-cell>
          <table:table-cell office:value-type="string">
            <text:p><text:s/>Saint-Etienne (FR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4-06-19">
            <text:p>19/06/84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3-2</text:p>
          </table:table-cell>
          <table:table-cell office:value-type="string">
            <text:p>Belgium</text:p>
          </table:table-cell>
          <table:table-cell office:value-type="string">
            <text:p>Referee: Adolf Prokop (GER) <text:s text:c="2"/>– Stadium: La Meinau</text:p>
          </table:table-cell>
          <table:table-cell office:value-type="string">
            <text:p><text:s/>Strasbourg (FR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4-06-17">
            <text:p>17/06/84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West Germany</text:p>
          </table:table-cell>
          <table:table-cell office:value-type="string">
            <text:p>2-1</text:p>
          </table:table-cell>
          <table:table-cell office:value-type="string">
            <text:p>Romania</text:p>
          </table:table-cell>
          <table:table-cell office:value-type="string">
            <text:p>Referee: Jan N.I. Keizer (NED) <text:s text:c="2"/>– Stadium: Stade Félix-Bollaert</text:p>
          </table:table-cell>
          <table:table-cell office:value-type="string">
            <text:p><text:s/>Lens (FR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4-06-17">
            <text:p>17/06/84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1-1</text:p>
          </table:table-cell>
          <table:table-cell office:value-type="string">
            <text:p>Spain</text:p>
          </table:table-cell>
          <table:table-cell office:value-type="string">
            <text:p>Referee: Michel Vautrot (FRA) <text:s text:c="2"/>– Stadium: Stade Vélodrome</text:p>
          </table:table-cell>
          <table:table-cell office:value-type="string">
            <text:p><text:s/>Marseille (FR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4-06-16">
            <text:p>16/06/84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5-0</text:p>
          </table:table-cell>
          <table:table-cell office:value-type="string">
            <text:p>Belgium</text:p>
          </table:table-cell>
          <table:table-cell office:value-type="string">
            <text:p>Referee: Robert B. Valentine (SCO) <text:s text:c="2"/>– Stadium: La Beaujoire</text:p>
          </table:table-cell>
          <table:table-cell office:value-type="string">
            <text:p><text:s/>Nantes (FR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4-06-16">
            <text:p>16/06/84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5-0</text:p>
          </table:table-cell>
          <table:table-cell office:value-type="string">
            <text:p>Yugoslavia</text:p>
          </table:table-cell>
          <table:table-cell office:value-type="string">
            <text:p>Referee: Augusto Lamo Castillo (ESP) <text:s text:c="2"/>– Stadium: Stade de Gerland</text:p>
          </table:table-cell>
          <table:table-cell office:value-type="string">
            <text:p><text:s/>Lyon (FR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4-06-14">
            <text:p>14/06/84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West Germany</text:p>
          </table:table-cell>
          <table:table-cell office:value-type="string">
            <text:p>0-0</text:p>
          </table:table-cell>
          <table:table-cell office:value-type="string">
            <text:p>Portugal</text:p>
          </table:table-cell>
          <table:table-cell office:value-type="string">
            <text:p>Referee: Romualdas Yushka (URS) <text:s text:c="2"/>– Stadium: La Meinau</text:p>
          </table:table-cell>
          <table:table-cell office:value-type="string">
            <text:p><text:s/>Strasbourg (FR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4-06-14">
            <text:p>14/06/84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Romania</text:p>
          </table:table-cell>
          <table:table-cell office:value-type="string">
            <text:p>1-1</text:p>
          </table:table-cell>
          <table:table-cell office:value-type="string">
            <text:p>Spain</text:p>
          </table:table-cell>
          <table:table-cell office:value-type="string">
            <text:p>Referee: Alexis Ponnet (BEL) <text:s text:c="2"/>– Stadium: Geoffroy-Guichard</text:p>
          </table:table-cell>
          <table:table-cell office:value-type="string">
            <text:p><text:s/>Saint-Etienne (FR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4-06-13">
            <text:p>13/06/84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Belgium</text:p>
          </table:table-cell>
          <table:table-cell office:value-type="string">
            <text:p>2-0</text:p>
          </table:table-cell>
          <table:table-cell office:value-type="string">
            <text:p>Yugoslavia</text:p>
          </table:table-cell>
          <table:table-cell office:value-type="string">
            <text:p>Referee: Erik Fredriksson (SWE) <text:s text:c="2"/>– Stadium: Stade Félix-Bollaert</text:p>
          </table:table-cell>
          <table:table-cell office:value-type="string">
            <text:p><text:s/>Lens (FRA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4-06-12">
            <text:p>12/06/84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1-0</text:p>
          </table:table-cell>
          <table:table-cell office:value-type="string">
            <text:p>Denmark</text:p>
          </table:table-cell>
          <table:table-cell office:value-type="string">
            <text:p>Referee: Volker Roth (GER) <text:s text:c="2"/>– Stadium: Parc des Princes</text:p>
          </table:table-cell>
          <table:table-cell office:value-type="string">
            <text:p><text:s/>Paris (FRA) </text:p>
          </table:table-cell>
          <table:table-cell table:number-columns-repeated="15"/>
        </table:table-row>
        <table:table-row table:style-name="ro1" table:number-rows-repeated="5"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15 === </text:p>
          </table:table-cell>
          <table:table-cell office:value-type="date" office:date-value="1988-06-25">
            <text:p>25/06/88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USSR</text:p>
          </table:table-cell>
          <table:table-cell office:value-type="string">
            <text:p>0-2</text:p>
          </table:table-cell>
          <table:table-cell office:value-type="string">
            <text:p>Netherlands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Olympiastadion</text:p>
          </table:table-cell>
          <table:table-cell office:value-type="string">
            <text:p><text:s/></text:p>
          </table:table-cell>
          <table:table-cell office:value-type="string">
            <text:p>Munich (GER) </text:p>
          </table:table-cell>
          <table:table-cell table:number-columns-repeated="9"/>
        </table:table-row>
        <table:table-row table:style-name="ro1">
          <table:table-cell office:value-type="string">
            <text:p>9 === </text:p>
          </table:table-cell>
          <table:table-cell office:value-type="date" office:date-value="1988-06-22">
            <text:p>22/06/88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USSR</text:p>
          </table:table-cell>
          <table:table-cell office:value-type="string">
            <text:p>2-0</text:p>
          </table:table-cell>
          <table:table-cell office:value-type="string">
            <text:p>Italy</text:p>
          </table:table-cell>
          <table:table-cell office:value-type="string">
            <text:p>Referee: Alexis Ponnet (BEL) <text:s text:c="2"/>– Stadium: VfB Arena</text:p>
          </table:table-cell>
          <table:table-cell office:value-type="string">
            <text:p><text:s/>Stuttgart (GER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88-06-21">
            <text:p>21/06/88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West Germany</text:p>
          </table:table-cell>
          <table:table-cell office:value-type="string">
            <text:p>1-2</text:p>
          </table:table-cell>
          <table:table-cell office:value-type="string">
            <text:p>Netherlands</text:p>
          </table:table-cell>
          <table:table-cell office:value-type="string">
            <text:p>Referee: Ioan Igna (ROU) <text:s text:c="2"/>– Stadium: Volksparkstadion</text:p>
          </table:table-cell>
          <table:table-cell office:value-type="string">
            <text:p><text:s/>Hamburg (GER) </text:p>
          </table:table-cell>
          <table:table-cell table:number-columns-repeated="15"/>
        </table:table-row>
        <table:table-row table:style-name="ro1">
          <table:table-cell office:value-type="string">
            <text:p>15 === </text:p>
          </table:table-cell>
          <table:table-cell office:value-type="date" office:date-value="1988-06-18">
            <text:p>18/06/88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England</text:p>
          </table:table-cell>
          <table:table-cell office:value-type="string">
            <text:p>1-3</text:p>
          </table:table-cell>
          <table:table-cell office:value-type="string">
            <text:p>USSR</text:p>
          </table:table-cell>
          <table:table-cell office:value-type="string">
            <text:p>Referee</text:p>
          </table:table-cell>
          <table:table-cell office:value-type="string">
            <text:p>José Rosa Dos Santos (POR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Waldstadion (old)</text:p>
          </table:table-cell>
          <table:table-cell office:value-type="string">
            <text:p><text:s/></text:p>
          </table:table-cell>
          <table:table-cell office:value-type="string">
            <text:p>Frankfurt am Main (GER) </text:p>
          </table:table-cell>
          <table:table-cell table:number-columns-repeated="10"/>
        </table:table-row>
        <table:table-row table:style-name="ro1">
          <table:table-cell office:value-type="string">
            <text:p>16 === </text:p>
          </table:table-cell>
          <table:table-cell office:value-type="date" office:date-value="1988-06-18">
            <text:p>18/06/88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Republic of Ireland</text:p>
          </table:table-cell>
          <table:table-cell office:value-type="string">
            <text:p>0-1</text:p>
          </table:table-cell>
          <table:table-cell office:value-type="string">
            <text:p>Netherlands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Parkstadion</text:p>
          </table:table-cell>
          <table:table-cell office:value-type="string">
            <text:p><text:s/></text:p>
          </table:table-cell>
          <table:table-cell office:value-type="string">
            <text:p>Gelsenkirchen (GER) </text:p>
          </table:table-cell>
          <table:table-cell table:number-columns-repeated="9"/>
        </table:table-row>
        <table:table-row table:style-name="ro1">
          <table:table-cell office:value-type="string">
            <text:p>10 === </text:p>
          </table:table-cell>
          <table:table-cell office:value-type="date" office:date-value="1988-06-17">
            <text:p>17/06/88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West Germany</text:p>
          </table:table-cell>
          <table:table-cell office:value-type="string">
            <text:p>2-0</text:p>
          </table:table-cell>
          <table:table-cell office:value-type="string">
            <text:p>Spain</text:p>
          </table:table-cell>
          <table:table-cell office:value-type="string">
            <text:p>Referee: Michel Vautrot (FRA) <text:s text:c="2"/>– Stadium: Olympiastadion</text:p>
          </table:table-cell>
          <table:table-cell office:value-type="string">
            <text:p><text:s/>Munich (GE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8-06-17">
            <text:p>17/06/88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2-0</text:p>
          </table:table-cell>
          <table:table-cell office:value-type="string">
            <text:p>Denmark</text:p>
          </table:table-cell>
          <table:table-cell office:value-type="string">
            <text:p>Referee: Bruno Galler (SUI) <text:s text:c="2"/>– Stadium: Müngersdorfer Stadion</text:p>
          </table:table-cell>
          <table:table-cell office:value-type="string">
            <text:p><text:s/>Cologne (GER) </text:p>
          </table:table-cell>
          <table:table-cell table:number-columns-repeated="15"/>
        </table:table-row>
        <table:table-row table:style-name="ro1">
          <table:table-cell office:value-type="string">
            <text:p>15 === </text:p>
          </table:table-cell>
          <table:table-cell office:value-type="date" office:date-value="1988-06-15">
            <text:p>15/06/88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England</text:p>
          </table:table-cell>
          <table:table-cell office:value-type="string">
            <text:p>1-3</text:p>
          </table:table-cell>
          <table:table-cell office:value-type="string">
            <text:p>Netherlands</text:p>
          </table:table-cell>
          <table:table-cell office:value-type="string">
            <text:p>Referee</text:p>
          </table:table-cell>
          <table:table-cell office:value-type="string">
            <text:p>Paolo Casarin (ITA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Rheinstadion</text:p>
          </table:table-cell>
          <table:table-cell office:value-type="string">
            <text:p><text:s/></text:p>
          </table:table-cell>
          <table:table-cell office:value-type="string">
            <text:p>Dusseldorf (GER) </text:p>
          </table:table-cell>
          <table:table-cell table:number-columns-repeated="10"/>
        </table:table-row>
        <table:table-row table:style-name="ro1">
          <table:table-cell office:value-type="string">
            <text:p>16 === </text:p>
          </table:table-cell>
          <table:table-cell office:value-type="date" office:date-value="1988-06-15">
            <text:p>15/06/88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Republic of Ireland</text:p>
          </table:table-cell>
          <table:table-cell office:value-type="string">
            <text:p>1-1</text:p>
          </table:table-cell>
          <table:table-cell office:value-type="string">
            <text:p>USSR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Hannover Arena</text:p>
          </table:table-cell>
          <table:table-cell office:value-type="string">
            <text:p><text:s/></text:p>
          </table:table-cell>
          <table:table-cell office:value-type="string">
            <text:p>Hanover (GER) </text:p>
          </table:table-cell>
          <table:table-cell table:number-columns-repeated="9"/>
        </table:table-row>
        <table:table-row table:style-name="ro1">
          <table:table-cell office:value-type="string">
            <text:p>16 === </text:p>
          </table:table-cell>
          <table:table-cell office:value-type="date" office:date-value="1988-06-14">
            <text:p>14/06/88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West Germany</text:p>
          </table:table-cell>
          <table:table-cell office:value-type="string">
            <text:p>2-0</text:p>
          </table:table-cell>
          <table:table-cell office:value-type="string">
            <text:p>Denmark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Parkstadion</text:p>
          </table:table-cell>
          <table:table-cell office:value-type="string">
            <text:p><text:s/></text:p>
          </table:table-cell>
          <table:table-cell office:value-type="string">
            <text:p>Gelsenkirchen (GER) </text:p>
          </table:table-cell>
          <table:table-cell table:number-columns-repeated="9"/>
        </table:table-row>
        <table:table-row table:style-name="ro1">
          <table:table-cell office:value-type="string">
            <text:p>15 === </text:p>
          </table:table-cell>
          <table:table-cell office:value-type="date" office:date-value="1988-06-14">
            <text:p>14/06/88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1-0</text:p>
          </table:table-cell>
          <table:table-cell office:value-type="string">
            <text:p>Spain</text:p>
          </table:table-cell>
          <table:table-cell office:value-type="string">
            <text:p>Referee</text:p>
          </table:table-cell>
          <table:table-cell office:value-type="string">
            <text:p>Erik Fredriksson (SWE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Waldstadion (old)</text:p>
          </table:table-cell>
          <table:table-cell office:value-type="string">
            <text:p><text:s/></text:p>
          </table:table-cell>
          <table:table-cell office:value-type="string">
            <text:p>Frankfurt am Main (GER) </text:p>
          </table:table-cell>
          <table:table-cell table:number-columns-repeated="10"/>
        </table:table-row>
        <table:table-row table:style-name="ro1">
          <table:table-cell office:value-type="string">
            <text:p>16 === </text:p>
          </table:table-cell>
          <table:table-cell office:value-type="date" office:date-value="1988-06-12">
            <text:p>12/06/88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England</text:p>
          </table:table-cell>
          <table:table-cell office:value-type="string">
            <text:p>0-1</text:p>
          </table:table-cell>
          <table:table-cell office:value-type="string">
            <text:p>Republic of Ireland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VfB Arena</text:p>
          </table:table-cell>
          <table:table-cell office:value-type="string">
            <text:p><text:s/></text:p>
          </table:table-cell>
          <table:table-cell office:value-type="string">
            <text:p>Stuttgart (GER) </text:p>
          </table:table-cell>
          <table:table-cell table:number-columns-repeated="9"/>
        </table:table-row>
        <table:table-row table:style-name="ro1">
          <table:table-cell office:value-type="string">
            <text:p>15 === </text:p>
          </table:table-cell>
          <table:table-cell office:value-type="date" office:date-value="1988-06-12">
            <text:p>12/06/88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0-1</text:p>
          </table:table-cell>
          <table:table-cell office:value-type="string">
            <text:p>USSR</text:p>
          </table:table-cell>
          <table:table-cell office:value-type="string">
            <text:p>Referee</text:p>
          </table:table-cell>
          <table:table-cell office:value-type="string">
            <text:p>Dieter Pauly (GER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Müngersdorfer Stadion</text:p>
          </table:table-cell>
          <table:table-cell office:value-type="string">
            <text:p><text:s/></text:p>
          </table:table-cell>
          <table:table-cell office:value-type="string">
            <text:p>Cologne (GER) </text:p>
          </table:table-cell>
          <table:table-cell table:number-columns-repeated="10"/>
        </table:table-row>
        <table:table-row table:style-name="ro1">
          <table:table-cell office:value-type="string">
            <text:p>10 === </text:p>
          </table:table-cell>
          <table:table-cell office:value-type="date" office:date-value="1988-06-11">
            <text:p>11/06/88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2-3</text:p>
          </table:table-cell>
          <table:table-cell office:value-type="string">
            <text:p>Spain</text:p>
          </table:table-cell>
          <table:table-cell office:value-type="string">
            <text:p>Referee: Bep Thomas (NED) <text:s text:c="2"/>– Stadium: Hannover Arena</text:p>
          </table:table-cell>
          <table:table-cell office:value-type="string">
            <text:p><text:s/>Hanover (GE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88-06-10">
            <text:p>10/06/88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West Germany</text:p>
          </table:table-cell>
          <table:table-cell office:value-type="string">
            <text:p>1-1</text:p>
          </table:table-cell>
          <table:table-cell office:value-type="string">
            <text:p>Italy</text:p>
          </table:table-cell>
          <table:table-cell office:value-type="string">
            <text:p>Referee: Keith Hackett (ENG) <text:s text:c="2"/>– Stadium: Rheinstadion</text:p>
          </table:table-cell>
          <table:table-cell office:value-type="string">
            <text:p><text:s/>Dusseldorf (GER) </text:p>
          </table:table-cell>
          <table:table-cell table:number-columns-repeated="15"/>
        </table:table-row>
        <table:table-row table:style-name="ro1" table:number-rows-repeated="9"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9 === </text:p>
          </table:table-cell>
          <table:table-cell office:value-type="date" office:date-value="1992-06-26">
            <text:p>26/06/92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2-0</text:p>
          </table:table-cell>
          <table:table-cell office:value-type="string">
            <text:p>Germany</text:p>
          </table:table-cell>
          <table:table-cell office:value-type="string">
            <text:p>Referee: Bruno Galler (SUI) <text:s text:c="2"/>– Stadium: Ullevi</text:p>
          </table:table-cell>
          <table:table-cell office:value-type="string">
            <text:p><text:s/>Gothenburg (SWE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1992-06-22">
            <text:p>22/06/92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2-2</text:p>
          </table:table-cell>
          <table:table-cell office:value-type="string">
            <text:p>Denmark</text:p>
          </table:table-cell>
          <table:table-cell office:value-type="string">
            <text:p>Denmark win <text:s/>5-4 <text:s/>on penalties</text:p>
          </table:table-cell>
          <table:table-cell office:value-type="string">
            <text:p><text:s/></text:p>
          </table:table-cell>
          <table:table-cell office:value-type="string">
            <text:p>Referee: S. Aladran (ESP) <text:s text:c="2"/>– Stadium: Ullevi</text:p>
          </table:table-cell>
          <table:table-cell office:value-type="string">
            <text:p><text:s/>Gothenburg (SWE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92-06-21">
            <text:p>21/06/92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Sweden</text:p>
          </table:table-cell>
          <table:table-cell office:value-type="string">
            <text:p>2-3</text:p>
          </table:table-cell>
          <table:table-cell office:value-type="string">
            <text:p>Germany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Råsundastadion</text:p>
          </table:table-cell>
          <table:table-cell office:value-type="string">
            <text:p><text:s/>Solna (SWE) </text:p>
          </table:table-cell>
          <table:table-cell table:number-columns-repeated="13"/>
        </table:table-row>
        <table:table-row table:style-name="ro1">
          <table:table-cell office:value-type="string">
            <text:p>15 === </text:p>
          </table:table-cell>
          <table:table-cell office:value-type="date" office:date-value="1992-06-18">
            <text:p>18/06/92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3-1</text:p>
          </table:table-cell>
          <table:table-cell office:value-type="string">
            <text:p>Germany</text:p>
          </table:table-cell>
          <table:table-cell office:value-type="string">
            <text:p>Referee</text:p>
          </table:table-cell>
          <table:table-cell office:value-type="string">
            <text:p>Pierluigi Pairetto (ITA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Ullevi</text:p>
          </table:table-cell>
          <table:table-cell office:value-type="string">
            <text:p><text:s/></text:p>
          </table:table-cell>
          <table:table-cell office:value-type="string">
            <text:p>Gothenburg (SWE) </text:p>
          </table:table-cell>
          <table:table-cell table:number-columns-repeated="10"/>
        </table:table-row>
        <table:table-row table:style-name="ro1">
          <table:table-cell office:value-type="string">
            <text:p>16 === </text:p>
          </table:table-cell>
          <table:table-cell office:value-type="date" office:date-value="1992-06-18">
            <text:p>18/06/92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Scotland</text:p>
          </table:table-cell>
          <table:table-cell office:value-type="string">
            <text:p>3-0</text:p>
          </table:table-cell>
          <table:table-cell office:value-type="string">
            <text:p>Commonwealth of Independent States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Norrköpings Idrottsparken</text:p>
          </table:table-cell>
          <table:table-cell office:value-type="string">
            <text:p><text:s/></text:p>
          </table:table-cell>
          <table:table-cell office:value-type="string">
            <text:p>Norrkoping (SWE) </text:p>
          </table:table-cell>
          <table:table-cell table:number-columns-repeated="9"/>
        </table:table-row>
        <table:table-row table:style-name="ro1">
          <table:table-cell office:value-type="string">
            <text:p>10 === </text:p>
          </table:table-cell>
          <table:table-cell office:value-type="date" office:date-value="1992-06-17">
            <text:p>17/06/92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Sweden</text:p>
          </table:table-cell>
          <table:table-cell office:value-type="string">
            <text:p>2-1</text:p>
          </table:table-cell>
          <table:table-cell office:value-type="string">
            <text:p>England</text:p>
          </table:table-cell>
          <table:table-cell office:value-type="string">
            <text:p>Referee: José Rosa Dos Santos (POR) <text:s text:c="2"/>– Stadium: Råsundastadion</text:p>
          </table:table-cell>
          <table:table-cell office:value-type="string">
            <text:p><text:s/>Solna (SWE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2-06-17">
            <text:p>17/06/92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1-2</text:p>
          </table:table-cell>
          <table:table-cell office:value-type="string">
            <text:p>Denmark</text:p>
          </table:table-cell>
          <table:table-cell office:value-type="string">
            <text:p>Referee: Hubert Forstinger (AUT) <text:s text:c="2"/>– Stadium: Malmö Idrottsplats</text:p>
          </table:table-cell>
          <table:table-cell office:value-type="string">
            <text:p><text:s/>Malmo (SWE) </text:p>
          </table:table-cell>
          <table:table-cell table:number-columns-repeated="15"/>
        </table:table-row>
        <table:table-row table:style-name="ro1">
          <table:table-cell office:value-type="string">
            <text:p>15 === </text:p>
          </table:table-cell>
          <table:table-cell office:value-type="date" office:date-value="1992-06-15">
            <text:p>15/06/92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Scotland</text:p>
          </table:table-cell>
          <table:table-cell office:value-type="string">
            <text:p>0-2</text:p>
          </table:table-cell>
          <table:table-cell office:value-type="string">
            <text:p>Germany</text:p>
          </table:table-cell>
          <table:table-cell office:value-type="string">
            <text:p>Referee</text:p>
          </table:table-cell>
          <table:table-cell office:value-type="string">
            <text:p>Guy Goethals (BEL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Norrköpings Idrottsparken</text:p>
          </table:table-cell>
          <table:table-cell office:value-type="string">
            <text:p><text:s/></text:p>
          </table:table-cell>
          <table:table-cell office:value-type="string">
            <text:p>Norrkoping (SWE) </text:p>
          </table:table-cell>
          <table:table-cell table:number-columns-repeated="10"/>
        </table:table-row>
        <table:table-row table:style-name="ro1">
          <table:table-cell office:value-type="string">
            <text:p>16 === </text:p>
          </table:table-cell>
          <table:table-cell office:value-type="date" office:date-value="1992-06-15">
            <text:p>15/06/92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0-0</text:p>
          </table:table-cell>
          <table:table-cell office:value-type="string">
            <text:p>Commonwealth of Independent States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Ullevi</text:p>
          </table:table-cell>
          <table:table-cell office:value-type="string">
            <text:p><text:s/></text:p>
          </table:table-cell>
          <table:table-cell office:value-type="string">
            <text:p>Gothenburg (SWE) </text:p>
          </table:table-cell>
          <table:table-cell table:number-columns-repeated="9"/>
        </table:table-row>
        <table:table-row table:style-name="ro1">
          <table:table-cell office:value-type="string">
            <text:p>10 === </text:p>
          </table:table-cell>
          <table:table-cell office:value-type="date" office:date-value="1992-06-14">
            <text:p>14/06/92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0-0</text:p>
          </table:table-cell>
          <table:table-cell office:value-type="string">
            <text:p>England</text:p>
          </table:table-cell>
          <table:table-cell office:value-type="string">
            <text:p>Referee: Sándor Puhl (HUN) <text:s text:c="2"/>– Stadium: Malmö Idrottsplats</text:p>
          </table:table-cell>
          <table:table-cell office:value-type="string">
            <text:p><text:s/>Malmo (SWE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2-06-14">
            <text:p>14/06/92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Sweden</text:p>
          </table:table-cell>
          <table:table-cell office:value-type="string">
            <text:p>1-0</text:p>
          </table:table-cell>
          <table:table-cell office:value-type="string">
            <text:p>Denmark</text:p>
          </table:table-cell>
          <table:table-cell office:value-type="string">
            <text:p>Referee: Aron Schmidhuber (GER) <text:s text:c="2"/>– Stadium: Råsundastadion</text:p>
          </table:table-cell>
          <table:table-cell office:value-type="string">
            <text:p><text:s/>Solna (SWE) </text:p>
          </table:table-cell>
          <table:table-cell table:number-columns-repeated="15"/>
        </table:table-row>
        <table:table-row table:style-name="ro1">
          <table:table-cell office:value-type="string">
            <text:p>15 === </text:p>
          </table:table-cell>
          <table:table-cell office:value-type="date" office:date-value="1992-06-12">
            <text:p>12/06/92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1-0</text:p>
          </table:table-cell>
          <table:table-cell office:value-type="string">
            <text:p>Scotland</text:p>
          </table:table-cell>
          <table:table-cell office:value-type="string">
            <text:p>Referee</text:p>
          </table:table-cell>
          <table:table-cell office:value-type="string">
            <text:p>Bo Karlsson (SWE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Ullevi</text:p>
          </table:table-cell>
          <table:table-cell office:value-type="string">
            <text:p><text:s/></text:p>
          </table:table-cell>
          <table:table-cell office:value-type="string">
            <text:p>Gothenburg (SWE) </text:p>
          </table:table-cell>
          <table:table-cell table:number-columns-repeated="10"/>
        </table:table-row>
        <table:table-row table:style-name="ro1">
          <table:table-cell office:value-type="string">
            <text:p>16 === </text:p>
          </table:table-cell>
          <table:table-cell office:value-type="date" office:date-value="1992-06-12">
            <text:p>12/06/92</text:p>
          </table:table-cell>
          <table:table-cell office:value-type="string">
            <text:p>Group 2 <text:s text:c="2"/></text:p>
          </table:table-cell>
          <table:table-cell office:value-type="string">
            <text:p>Full time »</text:p>
          </table:table-cell>
          <table:table-cell office:value-type="string">
            <text:p>Commonwealth of Independent States</text:p>
          </table:table-cell>
          <table:table-cell office:value-type="string">
            <text:p>1-1</text:p>
          </table:table-cell>
          <table:table-cell office:value-type="string">
            <text:p>Germany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Norrköpings Idrottsparken</text:p>
          </table:table-cell>
          <table:table-cell office:value-type="string">
            <text:p><text:s/></text:p>
          </table:table-cell>
          <table:table-cell office:value-type="string">
            <text:p>Norrkoping (SWE) </text:p>
          </table:table-cell>
          <table:table-cell table:number-columns-repeated="9"/>
        </table:table-row>
        <table:table-row table:style-name="ro1">
          <table:table-cell office:value-type="string">
            <text:p>10 === </text:p>
          </table:table-cell>
          <table:table-cell office:value-type="date" office:date-value="1992-06-11">
            <text:p>11/06/92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0-0</text:p>
          </table:table-cell>
          <table:table-cell office:value-type="string">
            <text:p>England</text:p>
          </table:table-cell>
          <table:table-cell office:value-type="string">
            <text:p>Referee: John Blankenstein (NED) <text:s text:c="2"/>– Stadium: Malmö Idrottsplats</text:p>
          </table:table-cell>
          <table:table-cell office:value-type="string">
            <text:p><text:s/>Malmo (SWE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2-06-10">
            <text:p>10/06/92</text:p>
          </table:table-cell>
          <table:table-cell office:value-type="string">
            <text:p>Group 1 <text:s text:c="2"/></text:p>
          </table:table-cell>
          <table:table-cell office:value-type="string">
            <text:p>Full time »</text:p>
          </table:table-cell>
          <table:table-cell office:value-type="string">
            <text:p>Sweden</text:p>
          </table:table-cell>
          <table:table-cell office:value-type="string">
            <text:p>1-1</text:p>
          </table:table-cell>
          <table:table-cell office:value-type="string">
            <text:p>France</text:p>
          </table:table-cell>
          <table:table-cell office:value-type="string">
            <text:p>Referee: Aleksei Spirin (RUS) <text:s text:c="2"/>– Stadium: Råsundastadion</text:p>
          </table:table-cell>
          <table:table-cell office:value-type="string">
            <text:p><text:s/>Solna (SWE) </text:p>
          </table:table-cell>
          <table:table-cell table:number-columns-repeated="15"/>
        </table:table-row>
        <table:table-row table:style-name="ro1" table:number-rows-repeated="5"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11 === </text:p>
          </table:table-cell>
          <table:table-cell office:value-type="date" office:date-value="1996-06-30">
            <text:p>30/06/96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Czech Republic</text:p>
          </table:table-cell>
          <table:table-cell office:value-type="string">
            <text:p>1-2</text:p>
          </table:table-cell>
          <table:table-cell office:value-type="string">
            <text:p>Germany</text:p>
          </table:table-cell>
          <table:table-cell office:value-type="string">
            <text:p>Germany win via 'Golden Goal' </text:p>
          </table:table-cell>
          <table:table-cell office:value-type="string">
            <text:p><text:s/></text:p>
          </table:table-cell>
          <table:table-cell office:value-type="string">
            <text:p>Referee: Pierluigi Pairetto (ITA) <text:s text:c="2"/>– Stadium: Wembley</text:p>
          </table:table-cell>
          <table:table-cell office:value-type="string">
            <text:p><text:s/>London (ENG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96-06-26">
            <text:p>26/06/96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0-0</text:p>
          </table:table-cell>
          <table:table-cell office:value-type="string">
            <text:p>Czech Republic</text:p>
          </table:table-cell>
          <table:table-cell office:value-type="string">
            <text:p>Czech Republic win <text:s/>6-5 <text:s/>on penalties</text:p>
          </table:table-cell>
          <table:table-cell office:value-type="string">
            <text:p><text:s/></text:p>
          </table:table-cell>
          <table:table-cell office:value-type="string">
            <text:p>Referee: Leslie William Mottram (SCO) <text:s text:c="2"/>– Stadium: Old Trafford</text:p>
          </table:table-cell>
          <table:table-cell office:value-type="string">
            <text:p><text:s/>Manchester (ENG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96-06-26">
            <text:p>26/06/96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Germany</text:p>
          </table:table-cell>
          <table:table-cell office:value-type="string">
            <text:p>1-1</text:p>
          </table:table-cell>
          <table:table-cell office:value-type="string">
            <text:p>England</text:p>
          </table:table-cell>
          <table:table-cell office:value-type="string">
            <text:p>Germany win <text:s/>6-5 <text:s/>on penalties</text:p>
          </table:table-cell>
          <table:table-cell office:value-type="string">
            <text:p><text:s/></text:p>
          </table:table-cell>
          <table:table-cell office:value-type="string">
            <text:p>Referee: Sándor Puhl (HUN) <text:s text:c="2"/>– Stadium: Wembley</text:p>
          </table:table-cell>
          <table:table-cell office:value-type="string">
            <text:p><text:s/>London (ENG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1996-06-23">
            <text:p>23/06/96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Germany</text:p>
          </table:table-cell>
          <table:table-cell office:value-type="string">
            <text:p>2-1</text:p>
          </table:table-cell>
          <table:table-cell office:value-type="string">
            <text:p>Croatia</text:p>
          </table:table-cell>
          <table:table-cell office:value-type="string">
            <text:p>Referee: Leif Sundell (SWE) <text:s text:c="2"/>– Stadium: Old Trafford</text:p>
          </table:table-cell>
          <table:table-cell office:value-type="string">
            <text:p><text:s/>Manchester (ENG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1996-06-23">
            <text:p>23/06/96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Czech Republic</text:p>
          </table:table-cell>
          <table:table-cell office:value-type="string">
            <text:p>1-0</text:p>
          </table:table-cell>
          <table:table-cell office:value-type="string">
            <text:p>Portugal</text:p>
          </table:table-cell>
          <table:table-cell office:value-type="string">
            <text:p>Referee: Helmut Krug (GER) <text:s text:c="2"/>– Stadium: Villa Park</text:p>
          </table:table-cell>
          <table:table-cell office:value-type="string">
            <text:p><text:s/>Birmingham (ENG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1996-06-22">
            <text:p>22/06/96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0-0</text:p>
          </table:table-cell>
          <table:table-cell office:value-type="string">
            <text:p>England</text:p>
          </table:table-cell>
          <table:table-cell office:value-type="string">
            <text:p>England win <text:s/>4-2 <text:s/>on penalties</text:p>
          </table:table-cell>
          <table:table-cell office:value-type="string">
            <text:p><text:s/></text:p>
          </table:table-cell>
          <table:table-cell office:value-type="string">
            <text:p>Referee: Marc Batta (FRA) <text:s text:c="2"/>– Stadium: Wembley</text:p>
          </table:table-cell>
          <table:table-cell office:value-type="string">
            <text:p><text:s/>London (ENG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1996-06-22">
            <text:p>22/06/96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0-0</text:p>
          </table:table-cell>
          <table:table-cell office:value-type="string">
            <text:p>Netherlands</text:p>
          </table:table-cell>
          <table:table-cell office:value-type="string">
            <text:p>France win <text:s/>5-4 <text:s/>on penalties</text:p>
          </table:table-cell>
          <table:table-cell office:value-type="string">
            <text:p><text:s/></text:p>
          </table:table-cell>
          <table:table-cell office:value-type="string">
            <text:p>Referee: Antonio Jesus Lopez Nieto (ESP) <text:s text:c="2"/>– Stadium: Anfield</text:p>
          </table:table-cell>
          <table:table-cell office:value-type="string">
            <text:p><text:s/>Liverpool (ENG) </text:p>
          </table:table-cell>
          <table:table-cell table:number-columns-repeated="13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9">
            <text:p>19/06/96</text:p>
          </table:table-cell>
          <table:table-cell office:value-type="string">
            <text:p>Group C</text:p>
          </table:table-cell>
          <table:table-cell office:value-type="string">
            <text:p>Full time »</text:p>
          </table:table-cell>
          <table:table-cell office:value-type="string">
            <text:p>Russia</text:p>
          </table:table-cell>
          <table:table-cell office:value-type="string">
            <text:p>3-3</text:p>
          </table:table-cell>
          <table:table-cell office:value-type="string">
            <text:p>Czech Republic</text:p>
          </table:table-cell>
          <table:table-cell office:value-type="string">
            <text:p>Referee: Anders Frisk (SWE) <text:s text:c="2"/>– Stadium: Anfield</text:p>
          </table:table-cell>
          <table:table-cell office:value-type="string">
            <text:p><text:s/>Liverpool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9">
            <text:p>19/06/96</text:p>
          </table:table-cell>
          <table:table-cell office:value-type="string">
            <text:p>Group C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0-0</text:p>
          </table:table-cell>
          <table:table-cell office:value-type="string">
            <text:p>Germany</text:p>
          </table:table-cell>
          <table:table-cell office:value-type="string">
            <text:p>Referee: Guy Goethals (BEL) <text:s text:c="2"/>– Stadium: Old Trafford</text:p>
          </table:table-cell>
          <table:table-cell office:value-type="string">
            <text:p><text:s/>Manchester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9">
            <text:p>19/06/96</text:p>
          </table:table-cell>
          <table:table-cell office:value-type="string">
            <text:p>Group D</text:p>
          </table:table-cell>
          <table:table-cell office:value-type="string">
            <text:p>Full time »</text:p>
          </table:table-cell>
          <table:table-cell office:value-type="string">
            <text:p>Croatia</text:p>
          </table:table-cell>
          <table:table-cell office:value-type="string">
            <text:p>0-3</text:p>
          </table:table-cell>
          <table:table-cell office:value-type="string">
            <text:p>Portugal</text:p>
          </table:table-cell>
          <table:table-cell office:value-type="string">
            <text:p>Referee: Bernd Heynemann (GER) <text:s text:c="2"/>– Stadium: City Ground</text:p>
          </table:table-cell>
          <table:table-cell office:value-type="string">
            <text:p><text:s/>Nottingham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9">
            <text:p>19/06/96</text:p>
          </table:table-cell>
          <table:table-cell office:value-type="string">
            <text:p>Group D</text:p>
          </table:table-cell>
          <table:table-cell office:value-type="string">
            <text:p>Full time »</text:p>
          </table:table-cell>
          <table:table-cell office:value-type="string">
            <text:p>Turkey</text:p>
          </table:table-cell>
          <table:table-cell office:value-type="string">
            <text:p>0-3</text:p>
          </table:table-cell>
          <table:table-cell office:value-type="string">
            <text:p>Denmark</text:p>
          </table:table-cell>
          <table:table-cell office:value-type="string">
            <text:p>Referee: Nikolay Levnikov (RUS) <text:s text:c="2"/>– Stadium: Hillsborough Stadium</text:p>
          </table:table-cell>
          <table:table-cell office:value-type="string">
            <text:p><text:s/>Sheffield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8">
            <text:p>18/06/96</text:p>
          </table:table-cell>
          <table:table-cell office:value-type="string">
            <text:p>Group A</text:p>
          </table:table-cell>
          <table:table-cell office:value-type="string">
            <text:p>Full time »</text:p>
          </table:table-cell>
          <table:table-cell office:value-type="string">
            <text:p>Scotland</text:p>
          </table:table-cell>
          <table:table-cell office:value-type="string">
            <text:p>1-0</text:p>
          </table:table-cell>
          <table:table-cell office:value-type="string">
            <text:p>Switzerland</text:p>
          </table:table-cell>
          <table:table-cell office:value-type="string">
            <text:p>Referee: Vaclav Krondl (CZE) <text:s text:c="2"/>– Stadium: Villa Park</text:p>
          </table:table-cell>
          <table:table-cell office:value-type="string">
            <text:p><text:s/>Birmingham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8">
            <text:p>18/06/96</text:p>
          </table:table-cell>
          <table:table-cell office:value-type="string">
            <text:p>Group A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1-4</text:p>
          </table:table-cell>
          <table:table-cell office:value-type="string">
            <text:p>England</text:p>
          </table:table-cell>
          <table:table-cell office:value-type="string">
            <text:p>Referee: Gerd Grabher (AUT) <text:s text:c="2"/>– Stadium: Wembley</text:p>
          </table:table-cell>
          <table:table-cell office:value-type="string">
            <text:p><text:s/>London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8">
            <text:p>18/06/96</text:p>
          </table:table-cell>
          <table:table-cell office:value-type="string">
            <text:p>Group B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3-1</text:p>
          </table:table-cell>
          <table:table-cell office:value-type="string">
            <text:p>Bulgaria</text:p>
          </table:table-cell>
          <table:table-cell office:value-type="string">
            <text:p>Referee: Dermot Gallagher (ENG) <text:s text:c="2"/>– Stadium: St James' Park</text:p>
          </table:table-cell>
          <table:table-cell office:value-type="string">
            <text:p><text:s/>Newcastle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8">
            <text:p>18/06/96</text:p>
          </table:table-cell>
          <table:table-cell office:value-type="string">
            <text:p>Group B</text:p>
          </table:table-cell>
          <table:table-cell office:value-type="string">
            <text:p>Full time »</text:p>
          </table:table-cell>
          <table:table-cell office:value-type="string">
            <text:p>Romania</text:p>
          </table:table-cell>
          <table:table-cell office:value-type="string">
            <text:p>1-2</text:p>
          </table:table-cell>
          <table:table-cell office:value-type="string">
            <text:p>Spain</text:p>
          </table:table-cell>
          <table:table-cell office:value-type="string">
            <text:p>Referee: Ahmet Cakar (TUR) <text:s text:c="2"/>– Stadium: Elland Road</text:p>
          </table:table-cell>
          <table:table-cell office:value-type="string">
            <text:p><text:s/>Leeds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6">
            <text:p>16/06/96</text:p>
          </table:table-cell>
          <table:table-cell office:value-type="string">
            <text:p>Group C</text:p>
          </table:table-cell>
          <table:table-cell office:value-type="string">
            <text:p>Full time »</text:p>
          </table:table-cell>
          <table:table-cell office:value-type="string">
            <text:p>Russia</text:p>
          </table:table-cell>
          <table:table-cell office:value-type="string">
            <text:p>0-3</text:p>
          </table:table-cell>
          <table:table-cell office:value-type="string">
            <text:p>Germany</text:p>
          </table:table-cell>
          <table:table-cell office:value-type="string">
            <text:p>Referee: Kim Milton Nielsen (DEN) <text:s text:c="2"/>– Stadium: Old Trafford</text:p>
          </table:table-cell>
          <table:table-cell office:value-type="string">
            <text:p><text:s/>Manchester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6">
            <text:p>16/06/96</text:p>
          </table:table-cell>
          <table:table-cell office:value-type="string">
            <text:p>Group D</text:p>
          </table:table-cell>
          <table:table-cell office:value-type="string">
            <text:p>Full time »</text:p>
          </table:table-cell>
          <table:table-cell office:value-type="string">
            <text:p>Croatia</text:p>
          </table:table-cell>
          <table:table-cell office:value-type="string">
            <text:p>3-0</text:p>
          </table:table-cell>
          <table:table-cell office:value-type="string">
            <text:p>Denmark</text:p>
          </table:table-cell>
          <table:table-cell office:value-type="string">
            <text:p>Referee: Marc Batta (FRA) <text:s text:c="2"/>– Stadium: Hillsborough Stadium</text:p>
          </table:table-cell>
          <table:table-cell office:value-type="string">
            <text:p><text:s/>Sheffield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5">
            <text:p>15/06/96</text:p>
          </table:table-cell>
          <table:table-cell office:value-type="string">
            <text:p>Group A</text:p>
          </table:table-cell>
          <table:table-cell office:value-type="string">
            <text:p>Full time »</text:p>
          </table:table-cell>
          <table:table-cell office:value-type="string">
            <text:p>Scotland</text:p>
          </table:table-cell>
          <table:table-cell office:value-type="string">
            <text:p>0-2</text:p>
          </table:table-cell>
          <table:table-cell office:value-type="string">
            <text:p>England</text:p>
          </table:table-cell>
          <table:table-cell office:value-type="string">
            <text:p>Referee: Pierluigi Pairetto (ITA) <text:s text:c="2"/>– Stadium: Wembley</text:p>
          </table:table-cell>
          <table:table-cell office:value-type="string">
            <text:p><text:s/>London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5">
            <text:p>15/06/96</text:p>
          </table:table-cell>
          <table:table-cell office:value-type="string">
            <text:p>Group B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1-1</text:p>
          </table:table-cell>
          <table:table-cell office:value-type="string">
            <text:p>Spain</text:p>
          </table:table-cell>
          <table:table-cell office:value-type="string">
            <text:p>Referee: Vadim Zhuk (BLR) <text:s text:c="2"/>– Stadium: Elland Road</text:p>
          </table:table-cell>
          <table:table-cell office:value-type="string">
            <text:p><text:s/>Leeds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4">
            <text:p>14/06/96</text:p>
          </table:table-cell>
          <table:table-cell office:value-type="string">
            <text:p>Group C</text:p>
          </table:table-cell>
          <table:table-cell office:value-type="string">
            <text:p>Full time »</text:p>
          </table:table-cell>
          <table:table-cell office:value-type="string">
            <text:p>Czech Republic</text:p>
          </table:table-cell>
          <table:table-cell office:value-type="string">
            <text:p>2-1</text:p>
          </table:table-cell>
          <table:table-cell office:value-type="string">
            <text:p>Italy</text:p>
          </table:table-cell>
          <table:table-cell office:value-type="string">
            <text:p>Referee: Antonio Jesus Lopez Nieto (ESP) <text:s text:c="2"/>– Stadium: Anfield</text:p>
          </table:table-cell>
          <table:table-cell office:value-type="string">
            <text:p><text:s/>Liverpool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4">
            <text:p>14/06/96</text:p>
          </table:table-cell>
          <table:table-cell office:value-type="string">
            <text:p>Group D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1-0</text:p>
          </table:table-cell>
          <table:table-cell office:value-type="string">
            <text:p>Turkey</text:p>
          </table:table-cell>
          <table:table-cell office:value-type="string">
            <text:p>Referee: Sándor Puhl (HUN) <text:s text:c="2"/>– Stadium: City Ground</text:p>
          </table:table-cell>
          <table:table-cell office:value-type="string">
            <text:p><text:s/>Nottingham (ENG) </text:p>
          </table:table-cell>
          <table:table-cell table:number-columns-repeated="15"/>
        </table:table-row>
        <table:table-row table:style-name="ro1">
          <table:table-cell office:value-type="string">
            <text:p>15 === </text:p>
          </table:table-cell>
          <table:table-cell office:value-type="date" office:date-value="1996-06-13">
            <text:p>13/06/96</text:p>
          </table:table-cell>
          <table:table-cell office:value-type="string">
            <text:p>Group A</text:p>
          </table:table-cell>
          <table:table-cell office:value-type="string">
            <text:p>Full time »</text:p>
          </table:table-cell>
          <table:table-cell office:value-type="string">
            <text:p>Switzerland</text:p>
          </table:table-cell>
          <table:table-cell office:value-type="string">
            <text:p>0-2</text:p>
          </table:table-cell>
          <table:table-cell office:value-type="string">
            <text:p>Netherlands</text:p>
          </table:table-cell>
          <table:table-cell office:value-type="string">
            <text:p>Referee</text:p>
          </table:table-cell>
          <table:table-cell office:value-type="string">
            <text:p>Atanas Ouzounov (BUL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Villa Park</text:p>
          </table:table-cell>
          <table:table-cell office:value-type="string">
            <text:p><text:s/></text:p>
          </table:table-cell>
          <table:table-cell office:value-type="string">
            <text:p>Birmingham (ENG) </text:p>
          </table:table-cell>
          <table:table-cell table:number-columns-repeated="10"/>
        </table:table-row>
        <table:table-row table:style-name="ro1">
          <table:table-cell office:value-type="string">
            <text:p>16 === </text:p>
          </table:table-cell>
          <table:table-cell office:value-type="date" office:date-value="1996-06-13">
            <text:p>13/06/96</text:p>
          </table:table-cell>
          <table:table-cell office:value-type="string">
            <text:p>Group B</text:p>
          </table:table-cell>
          <table:table-cell office:value-type="string">
            <text:p>Full time »</text:p>
          </table:table-cell>
          <table:table-cell office:value-type="string">
            <text:p>Bulgaria</text:p>
          </table:table-cell>
          <table:table-cell office:value-type="string">
            <text:p>1-0</text:p>
          </table:table-cell>
          <table:table-cell office:value-type="string">
            <text:p>Romania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St James' Park</text:p>
          </table:table-cell>
          <table:table-cell office:value-type="string">
            <text:p><text:s/></text:p>
          </table:table-cell>
          <table:table-cell office:value-type="string">
            <text:p>Newcastle (ENG) </text:p>
          </table:table-cell>
          <table:table-cell table:number-columns-repeated="9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1">
            <text:p>11/06/96</text:p>
          </table:table-cell>
          <table:table-cell office:value-type="string">
            <text:p>Group C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2-1</text:p>
          </table:table-cell>
          <table:table-cell office:value-type="string">
            <text:p>Russia</text:p>
          </table:table-cell>
          <table:table-cell office:value-type="string">
            <text:p>Referee: Leslie William Mottram (SCO) <text:s text:c="2"/>– Stadium: Anfield</text:p>
          </table:table-cell>
          <table:table-cell office:value-type="string">
            <text:p><text:s/>Liverpool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1">
            <text:p>11/06/96</text:p>
          </table:table-cell>
          <table:table-cell office:value-type="string">
            <text:p>Group D</text:p>
          </table:table-cell>
          <table:table-cell office:value-type="string">
            <text:p>Full time »</text:p>
          </table:table-cell>
          <table:table-cell office:value-type="string">
            <text:p>Turkey</text:p>
          </table:table-cell>
          <table:table-cell office:value-type="string">
            <text:p>0-1</text:p>
          </table:table-cell>
          <table:table-cell office:value-type="string">
            <text:p>Croatia</text:p>
          </table:table-cell>
          <table:table-cell office:value-type="string">
            <text:p>Referee: Serge Muhmenthaler (SUI) <text:s text:c="2"/>– Stadium: City Ground</text:p>
          </table:table-cell>
          <table:table-cell office:value-type="string">
            <text:p><text:s/>Nottingham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0">
            <text:p>10/06/96</text:p>
          </table:table-cell>
          <table:table-cell office:value-type="string">
            <text:p>Group A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0-0</text:p>
          </table:table-cell>
          <table:table-cell office:value-type="string">
            <text:p>Scotland</text:p>
          </table:table-cell>
          <table:table-cell office:value-type="string">
            <text:p>Referee: Leif Sundell (SWE) <text:s text:c="2"/>– Stadium: Villa Park</text:p>
          </table:table-cell>
          <table:table-cell office:value-type="string">
            <text:p><text:s/>Birmingham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10">
            <text:p>10/06/96</text:p>
          </table:table-cell>
          <table:table-cell office:value-type="string">
            <text:p>Group B</text:p>
          </table:table-cell>
          <table:table-cell office:value-type="string">
            <text:p>Full time »</text:p>
          </table:table-cell>
          <table:table-cell office:value-type="string">
            <text:p>Romania</text:p>
          </table:table-cell>
          <table:table-cell office:value-type="string">
            <text:p>0-1</text:p>
          </table:table-cell>
          <table:table-cell office:value-type="string">
            <text:p>France</text:p>
          </table:table-cell>
          <table:table-cell office:value-type="string">
            <text:p>Referee: Helmut Krug (GER) <text:s text:c="2"/>– Stadium: St James' Park</text:p>
          </table:table-cell>
          <table:table-cell office:value-type="string">
            <text:p><text:s/>Newcastle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09">
            <text:p>09/06/96</text:p>
          </table:table-cell>
          <table:table-cell office:value-type="string">
            <text:p>Group B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1-1</text:p>
          </table:table-cell>
          <table:table-cell office:value-type="string">
            <text:p>Bulgaria</text:p>
          </table:table-cell>
          <table:table-cell office:value-type="string">
            <text:p>Referee: Piero Ceccarini (ITA) <text:s text:c="2"/>– Stadium: Elland Road</text:p>
          </table:table-cell>
          <table:table-cell office:value-type="string">
            <text:p><text:s/>Leeds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09">
            <text:p>09/06/96</text:p>
          </table:table-cell>
          <table:table-cell office:value-type="string">
            <text:p>Group C</text:p>
          </table:table-cell>
          <table:table-cell office:value-type="string">
            <text:p>Full time »</text:p>
          </table:table-cell>
          <table:table-cell office:value-type="string">
            <text:p>Germany</text:p>
          </table:table-cell>
          <table:table-cell office:value-type="string">
            <text:p>2-0</text:p>
          </table:table-cell>
          <table:table-cell office:value-type="string">
            <text:p>Czech Republic</text:p>
          </table:table-cell>
          <table:table-cell office:value-type="string">
            <text:p>Referee: David R. Elleray (ENG) <text:s text:c="2"/>– Stadium: Old Trafford</text:p>
          </table:table-cell>
          <table:table-cell office:value-type="string">
            <text:p><text:s/>Manchester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09">
            <text:p>09/06/96</text:p>
          </table:table-cell>
          <table:table-cell office:value-type="string">
            <text:p>Group D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1-1</text:p>
          </table:table-cell>
          <table:table-cell office:value-type="string">
            <text:p>Portugal</text:p>
          </table:table-cell>
          <table:table-cell office:value-type="string">
            <text:p>Referee: Mario van der Ende (NED) <text:s text:c="2"/>– Stadium: Hillsborough Stadium</text:p>
          </table:table-cell>
          <table:table-cell office:value-type="string">
            <text:p><text:s/>Sheffield (ENG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1996-06-08">
            <text:p>08/06/96</text:p>
          </table:table-cell>
          <table:table-cell office:value-type="string">
            <text:p>Group A</text:p>
          </table:table-cell>
          <table:table-cell office:value-type="string">
            <text:p>Full time »</text:p>
          </table:table-cell>
          <table:table-cell office:value-type="string">
            <text:p>England</text:p>
          </table:table-cell>
          <table:table-cell office:value-type="string">
            <text:p>1-1</text:p>
          </table:table-cell>
          <table:table-cell office:value-type="string">
            <text:p>Switzerland</text:p>
          </table:table-cell>
          <table:table-cell office:value-type="string">
            <text:p>Referee: Manuel Diaz Vega (ESP) <text:s text:c="2"/>– Stadium: Wembley</text:p>
          </table:table-cell>
          <table:table-cell office:value-type="string">
            <text:p><text:s/>London (ENG) </text:p>
          </table:table-cell>
          <table:table-cell table:number-columns-repeated="15"/>
        </table:table-row>
        <table:table-row table:style-name="ro1" table:number-rows-repeated="8"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18 === </text:p>
          </table:table-cell>
          <table:table-cell office:value-type="date" office:date-value="2000-07-02">
            <text:p>02/07/00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2-1</text:p>
          </table:table-cell>
          <table:table-cell office:value-type="string">
            <text:p>Italy</text:p>
          </table:table-cell>
          <table:table-cell office:value-type="string">
            <text:p>France win via 'Golden Goal' </text:p>
          </table:table-cell>
          <table:table-cell table:number-columns-repeated="2" office:value-type="string">
            <text:p><text:s/>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Feijenoord Stadion</text:p>
          </table:table-cell>
          <table:table-cell office:value-type="string">
            <text:p><text:s/></text:p>
          </table:table-cell>
          <table:table-cell office:value-type="string">
            <text:p>Rotterdam (NED) </text:p>
          </table:table-cell>
          <table:table-cell table:number-columns-repeated="6"/>
        </table:table-row>
        <table:table-row table:style-name="ro1">
          <table:table-cell office:value-type="string">
            <text:p>11 === </text:p>
          </table:table-cell>
          <table:table-cell office:value-type="date" office:date-value="2000-06-29">
            <text:p>29/06/00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0-0</text:p>
          </table:table-cell>
          <table:table-cell office:value-type="string">
            <text:p>Netherlands</text:p>
          </table:table-cell>
          <table:table-cell office:value-type="string">
            <text:p>Italy win <text:s/>3-1 <text:s/>on penalties</text:p>
          </table:table-cell>
          <table:table-cell office:value-type="string">
            <text:p><text:s/></text:p>
          </table:table-cell>
          <table:table-cell office:value-type="string">
            <text:p>Referee: Markus Merk (GER) <text:s text:c="2"/>– Stadium: Amsterdam ArenA</text:p>
          </table:table-cell>
          <table:table-cell office:value-type="string">
            <text:p><text:s/>Amsterdam (NED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2000-06-28">
            <text:p>28/06/00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2-1</text:p>
          </table:table-cell>
          <table:table-cell office:value-type="string">
            <text:p>Portugal</text:p>
          </table:table-cell>
          <table:table-cell office:value-type="string">
            <text:p>France win after extra time </text:p>
          </table:table-cell>
          <table:table-cell office:value-type="string">
            <text:p><text:s/></text:p>
          </table:table-cell>
          <table:table-cell office:value-type="string">
            <text:p>Referee: Günter Benkö (AUT) <text:s text:c="2"/>– Stadium: King Baudouin Stadium</text:p>
          </table:table-cell>
          <table:table-cell office:value-type="string">
            <text:p><text:s/>Brussels (BEL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2000-06-25">
            <text:p>25/06/00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6-1</text:p>
          </table:table-cell>
          <table:table-cell office:value-type="string">
            <text:p>Yugoslavia</text:p>
          </table:table-cell>
          <table:table-cell office:value-type="string">
            <text:p>Referee: José María García-Aranda (ESP) <text:s text:c="2"/>– Stadium: Feijenoord Stadion</text:p>
          </table:table-cell>
          <table:table-cell office:value-type="string">
            <text:p><text:s/>Rotterdam (NED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0-06-25">
            <text:p>25/06/00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1-2</text:p>
          </table:table-cell>
          <table:table-cell office:value-type="string">
            <text:p>France</text:p>
          </table:table-cell>
          <table:table-cell office:value-type="string">
            <text:p>Referee: Pierluigi Collina (ITA) <text:s text:c="2"/>– Stadium: Jan Breydelstadion</text:p>
          </table:table-cell>
          <table:table-cell office:value-type="string">
            <text:p><text:s/>Bruges (BEL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0-06-24">
            <text:p>24/06/00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Turkey</text:p>
          </table:table-cell>
          <table:table-cell office:value-type="string">
            <text:p>0-2</text:p>
          </table:table-cell>
          <table:table-cell office:value-type="string">
            <text:p>Portugal</text:p>
          </table:table-cell>
          <table:table-cell office:value-type="string">
            <text:p>Referee: Dick Z.G. Jol (NED) <text:s text:c="2"/>– Stadium: Amsterdam ArenA</text:p>
          </table:table-cell>
          <table:table-cell office:value-type="string">
            <text:p><text:s/>Amsterdam (NED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0-06-24">
            <text:p>24/06/00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2-0</text:p>
          </table:table-cell>
          <table:table-cell office:value-type="string">
            <text:p>Romania</text:p>
          </table:table-cell>
          <table:table-cell office:value-type="string">
            <text:p>Referee: Vítor Melo Pereira (POR) <text:s text:c="2"/>– Stadium: King Baudouin Stadium</text:p>
          </table:table-cell>
          <table:table-cell office:value-type="string">
            <text:p><text:s/>Brussels (BEL) </text:p>
          </table:table-cell>
          <table:table-cell table:number-columns-repeated="15"/>
        </table:table-row>
        <table:table-row table:style-name="ro1">
          <table:table-cell office:value-type="string">
            <text:p>15 === </text:p>
          </table:table-cell>
          <table:table-cell office:value-type="date" office:date-value="2000-06-21">
            <text:p>21/06/00</text:p>
          </table:table-cell>
          <table:table-cell office:value-type="string">
            <text:p>Group C <text:s text:c="2"/></text:p>
          </table:table-cell>
          <table:table-cell office:value-type="string">
            <text:p>Full time »</text:p>
          </table:table-cell>
          <table:table-cell office:value-type="string">
            <text:p>Yugoslavia</text:p>
          </table:table-cell>
          <table:table-cell office:value-type="string">
            <text:p>3-4</text:p>
          </table:table-cell>
          <table:table-cell office:value-type="string">
            <text:p>Spain</text:p>
          </table:table-cell>
          <table:table-cell office:value-type="string">
            <text:p>Referee</text:p>
          </table:table-cell>
          <table:table-cell office:value-type="string">
            <text:p>Gilles Veissiere (FRA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Jan Breydelstadion</text:p>
          </table:table-cell>
          <table:table-cell office:value-type="string">
            <text:p><text:s/></text:p>
          </table:table-cell>
          <table:table-cell office:value-type="string">
            <text:p>Bruges (BEL) </text:p>
          </table:table-cell>
          <table:table-cell table:number-columns-repeated="10"/>
        </table:table-row>
        <table:table-row table:style-name="ro1">
          <table:table-cell office:value-type="string">
            <text:p>16 === </text:p>
          </table:table-cell>
          <table:table-cell office:value-type="date" office:date-value="2000-06-21">
            <text:p>21/06/00</text:p>
          </table:table-cell>
          <table:table-cell office:value-type="string">
            <text:p>Group C <text:s text:c="2"/></text:p>
          </table:table-cell>
          <table:table-cell office:value-type="string">
            <text:p>Full time »</text:p>
          </table:table-cell>
          <table:table-cell office:value-type="string">
            <text:p>Slovenia</text:p>
          </table:table-cell>
          <table:table-cell office:value-type="string">
            <text:p>0-0</text:p>
          </table:table-cell>
          <table:table-cell office:value-type="string">
            <text:p>Norway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Gelredome</text:p>
          </table:table-cell>
          <table:table-cell office:value-type="string">
            <text:p><text:s/></text:p>
          </table:table-cell>
          <table:table-cell office:value-type="string">
            <text:p>Arnhem (NED) </text:p>
          </table:table-cell>
          <table:table-cell table:number-columns-repeated="9"/>
        </table:table-row>
        <table:table-row table:style-name="ro1">
          <table:table-cell office:value-type="string">
            <text:p>15 === </text:p>
          </table:table-cell>
          <table:table-cell office:value-type="date" office:date-value="2000-06-21">
            <text:p>21/06/00</text:p>
          </table:table-cell>
          <table:table-cell office:value-type="string">
            <text:p>Group D <text:s text:c="2"/>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0-2</text:p>
          </table:table-cell>
          <table:table-cell office:value-type="string">
            <text:p>Czech Republic</text:p>
          </table:table-cell>
          <table:table-cell office:value-type="string">
            <text:p>Referee</text:p>
          </table:table-cell>
          <table:table-cell office:value-type="string">
            <text:p>Gamal El Ghandour (EGY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Stade Maurice Dufrasne</text:p>
          </table:table-cell>
          <table:table-cell office:value-type="string">
            <text:p><text:s/></text:p>
          </table:table-cell>
          <table:table-cell office:value-type="string">
            <text:p>Liege (BEL) </text:p>
          </table:table-cell>
          <table:table-cell table:number-columns-repeated="10"/>
        </table:table-row>
        <table:table-row table:style-name="ro1">
          <table:table-cell office:value-type="string">
            <text:p>15 === </text:p>
          </table:table-cell>
          <table:table-cell office:value-type="date" office:date-value="2000-06-21">
            <text:p>21/06/00</text:p>
          </table:table-cell>
          <table:table-cell office:value-type="string">
            <text:p>Group D <text:s text:c="2"/>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2-3</text:p>
          </table:table-cell>
          <table:table-cell office:value-type="string">
            <text:p>Netherlands</text:p>
          </table:table-cell>
          <table:table-cell office:value-type="string">
            <text:p>Referee</text:p>
          </table:table-cell>
          <table:table-cell office:value-type="string">
            <text:p>Anders Frisk (SWE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Amsterdam ArenA</text:p>
          </table:table-cell>
          <table:table-cell office:value-type="string">
            <text:p><text:s/></text:p>
          </table:table-cell>
          <table:table-cell office:value-type="string">
            <text:p>Amsterdam (NED) </text:p>
          </table:table-cell>
          <table:table-cell table:number-columns-repeated="10"/>
        </table:table-row>
        <table:table-row table:style-name="ro1">
          <table:table-cell office:value-type="string">
            <text:p>10 === </text:p>
          </table:table-cell>
          <table:table-cell office:value-type="date" office:date-value="2000-06-20">
            <text:p>20/06/00</text:p>
          </table:table-cell>
          <table:table-cell office:value-type="string">
            <text:p>Group A <text:s text:c="2"/></text:p>
          </table:table-cell>
          <table:table-cell office:value-type="string">
            <text:p>Full time »</text:p>
          </table:table-cell>
          <table:table-cell office:value-type="string">
            <text:p>England</text:p>
          </table:table-cell>
          <table:table-cell office:value-type="string">
            <text:p>2-3</text:p>
          </table:table-cell>
          <table:table-cell office:value-type="string">
            <text:p>Romania</text:p>
          </table:table-cell>
          <table:table-cell office:value-type="string">
            <text:p>Referee: Urs Meier (SUI) <text:s text:c="2"/>– Stadium: Pays de Charleroi</text:p>
          </table:table-cell>
          <table:table-cell office:value-type="string">
            <text:p><text:s/>Charleroi (BE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0-06-20">
            <text:p>20/06/00</text:p>
          </table:table-cell>
          <table:table-cell office:value-type="string">
            <text:p>Group A <text:s text:c="2"/>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3-0</text:p>
          </table:table-cell>
          <table:table-cell office:value-type="string">
            <text:p>Germany</text:p>
          </table:table-cell>
          <table:table-cell office:value-type="string">
            <text:p>Referee: Dick Z.G. Jol (NED) <text:s text:c="2"/>– Stadium: Feijenoord Stadion</text:p>
          </table:table-cell>
          <table:table-cell office:value-type="string">
            <text:p><text:s/>Rotterdam (NED) </text:p>
          </table:table-cell>
          <table:table-cell table:number-columns-repeated="15"/>
        </table:table-row>
        <table:table-row table:style-name="ro1">
          <table:table-cell office:value-type="string">
            <text:p>16 === </text:p>
          </table:table-cell>
          <table:table-cell office:value-type="date" office:date-value="2000-06-19">
            <text:p>19/06/00</text:p>
          </table:table-cell>
          <table:table-cell office:value-type="string">
            <text:p>Group B <text:s text:c="2"/></text:p>
          </table:table-cell>
          <table:table-cell office:value-type="string">
            <text:p>Full time »</text:p>
          </table:table-cell>
          <table:table-cell office:value-type="string">
            <text:p>Turkey</text:p>
          </table:table-cell>
          <table:table-cell office:value-type="string">
            <text:p>2-0</text:p>
          </table:table-cell>
          <table:table-cell office:value-type="string">
            <text:p>Belgium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King Baudouin Stadium</text:p>
          </table:table-cell>
          <table:table-cell office:value-type="string">
            <text:p><text:s/></text:p>
          </table:table-cell>
          <table:table-cell office:value-type="string">
            <text:p>Brussels (BEL) </text:p>
          </table:table-cell>
          <table:table-cell table:number-columns-repeated="9"/>
        </table:table-row>
        <table:table-row table:style-name="ro1">
          <table:table-cell office:value-type="string">
            <text:p>15 === </text:p>
          </table:table-cell>
          <table:table-cell office:value-type="date" office:date-value="2000-06-19">
            <text:p>19/06/00</text:p>
          </table:table-cell>
          <table:table-cell office:value-type="string">
            <text:p>Group B <text:s text:c="2"/>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2-1</text:p>
          </table:table-cell>
          <table:table-cell office:value-type="string">
            <text:p>Sweden</text:p>
          </table:table-cell>
          <table:table-cell office:value-type="string">
            <text:p>Referee</text:p>
          </table:table-cell>
          <table:table-cell office:value-type="string">
            <text:p>Vítor Melo Pereira (POR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PSV Stadion</text:p>
          </table:table-cell>
          <table:table-cell office:value-type="string">
            <text:p><text:s/></text:p>
          </table:table-cell>
          <table:table-cell office:value-type="string">
            <text:p>Eindhoven (NED) </text:p>
          </table:table-cell>
          <table:table-cell table:number-columns-repeated="10"/>
        </table:table-row>
        <table:table-row table:style-name="ro1">
          <table:table-cell office:value-type="string">
            <text:p>16 === </text:p>
          </table:table-cell>
          <table:table-cell office:value-type="date" office:date-value="2000-06-18">
            <text:p>18/06/00</text:p>
          </table:table-cell>
          <table:table-cell office:value-type="string">
            <text:p>Group C <text:s text:c="2"/></text:p>
          </table:table-cell>
          <table:table-cell office:value-type="string">
            <text:p>Full time »</text:p>
          </table:table-cell>
          <table:table-cell office:value-type="string">
            <text:p>Slovenia</text:p>
          </table:table-cell>
          <table:table-cell office:value-type="string">
            <text:p>1-2</text:p>
          </table:table-cell>
          <table:table-cell office:value-type="string">
            <text:p>Spain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Amsterdam ArenA</text:p>
          </table:table-cell>
          <table:table-cell office:value-type="string">
            <text:p><text:s/></text:p>
          </table:table-cell>
          <table:table-cell office:value-type="string">
            <text:p>Amsterdam (NED) </text:p>
          </table:table-cell>
          <table:table-cell table:number-columns-repeated="9"/>
        </table:table-row>
        <table:table-row table:style-name="ro1">
          <table:table-cell office:value-type="string">
            <text:p>16 === </text:p>
          </table:table-cell>
          <table:table-cell office:value-type="date" office:date-value="2000-06-18">
            <text:p>18/06/00</text:p>
          </table:table-cell>
          <table:table-cell office:value-type="string">
            <text:p>Group C <text:s text:c="2"/></text:p>
          </table:table-cell>
          <table:table-cell office:value-type="string">
            <text:p>Full time »</text:p>
          </table:table-cell>
          <table:table-cell office:value-type="string">
            <text:p>Norway</text:p>
          </table:table-cell>
          <table:table-cell office:value-type="string">
            <text:p>0-1</text:p>
          </table:table-cell>
          <table:table-cell office:value-type="string">
            <text:p>Yugoslavia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Stade Maurice Dufrasne</text:p>
          </table:table-cell>
          <table:table-cell office:value-type="string">
            <text:p><text:s/></text:p>
          </table:table-cell>
          <table:table-cell office:value-type="string">
            <text:p>Liege (BEL) </text:p>
          </table:table-cell>
          <table:table-cell table:number-columns-repeated="9"/>
        </table:table-row>
        <table:table-row table:style-name="ro1">
          <table:table-cell office:value-type="string">
            <text:p>10 === </text:p>
          </table:table-cell>
          <table:table-cell office:value-type="date" office:date-value="2000-06-17">
            <text:p>17/06/00</text:p>
          </table:table-cell>
          <table:table-cell office:value-type="string">
            <text:p>Group A <text:s text:c="2"/></text:p>
          </table:table-cell>
          <table:table-cell office:value-type="string">
            <text:p>Full time »</text:p>
          </table:table-cell>
          <table:table-cell office:value-type="string">
            <text:p>Romania</text:p>
          </table:table-cell>
          <table:table-cell office:value-type="string">
            <text:p>0-1</text:p>
          </table:table-cell>
          <table:table-cell office:value-type="string">
            <text:p>Portugal</text:p>
          </table:table-cell>
          <table:table-cell office:value-type="string">
            <text:p>Referee: Gilles Veissiere (FRA) <text:s text:c="2"/>– Stadium: Gelredome</text:p>
          </table:table-cell>
          <table:table-cell office:value-type="string">
            <text:p><text:s/>Arnhem (NED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0-06-17">
            <text:p>17/06/00</text:p>
          </table:table-cell>
          <table:table-cell office:value-type="string">
            <text:p>Group A <text:s text:c="2"/></text:p>
          </table:table-cell>
          <table:table-cell office:value-type="string">
            <text:p>Full time »</text:p>
          </table:table-cell>
          <table:table-cell office:value-type="string">
            <text:p>England</text:p>
          </table:table-cell>
          <table:table-cell office:value-type="string">
            <text:p>1-0</text:p>
          </table:table-cell>
          <table:table-cell office:value-type="string">
            <text:p>Germany</text:p>
          </table:table-cell>
          <table:table-cell office:value-type="string">
            <text:p>Referee: Pierluigi Collina (ITA) <text:s text:c="2"/>– Stadium: Pays de Charleroi</text:p>
          </table:table-cell>
          <table:table-cell office:value-type="string">
            <text:p><text:s/>Charleroi (BE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0-06-16">
            <text:p>16/06/00</text:p>
          </table:table-cell>
          <table:table-cell office:value-type="string">
            <text:p>Group D <text:s text:c="2"/></text:p>
          </table:table-cell>
          <table:table-cell office:value-type="string">
            <text:p>Full time »</text:p>
          </table:table-cell>
          <table:table-cell office:value-type="string">
            <text:p>Czech Republic</text:p>
          </table:table-cell>
          <table:table-cell office:value-type="string">
            <text:p>1-2</text:p>
          </table:table-cell>
          <table:table-cell office:value-type="string">
            <text:p>France</text:p>
          </table:table-cell>
          <table:table-cell office:value-type="string">
            <text:p>Referee: Graham Poll (ENG) <text:s text:c="2"/>– Stadium: Jan Breydelstadion</text:p>
          </table:table-cell>
          <table:table-cell office:value-type="string">
            <text:p><text:s/>Bruges (BE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0-06-16">
            <text:p>16/06/00</text:p>
          </table:table-cell>
          <table:table-cell office:value-type="string">
            <text:p>Group D <text:s text:c="2"/>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0-3</text:p>
          </table:table-cell>
          <table:table-cell office:value-type="string">
            <text:p>Netherlands</text:p>
          </table:table-cell>
          <table:table-cell office:value-type="string">
            <text:p>Referee: Urs Meier (SUI) <text:s text:c="2"/>– Stadium: Feijenoord Stadion</text:p>
          </table:table-cell>
          <table:table-cell office:value-type="string">
            <text:p><text:s/>Rotterdam (NED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0-06-15">
            <text:p>15/06/00</text:p>
          </table:table-cell>
          <table:table-cell office:value-type="string">
            <text:p>Group B <text:s text:c="2"/></text:p>
          </table:table-cell>
          <table:table-cell office:value-type="string">
            <text:p>Full time »</text:p>
          </table:table-cell>
          <table:table-cell office:value-type="string">
            <text:p>Sweden</text:p>
          </table:table-cell>
          <table:table-cell office:value-type="string">
            <text:p>0-0</text:p>
          </table:table-cell>
          <table:table-cell office:value-type="string">
            <text:p>Turkey</text:p>
          </table:table-cell>
          <table:table-cell office:value-type="string">
            <text:p>Referee: Dick Z.G. Jol (NED) <text:s text:c="2"/>– Stadium: PSV Stadion</text:p>
          </table:table-cell>
          <table:table-cell office:value-type="string">
            <text:p><text:s/>Eindhoven (NED) </text:p>
          </table:table-cell>
          <table:table-cell table:number-columns-repeated="15"/>
        </table:table-row>
        <table:table-row table:style-name="ro1">
          <table:table-cell office:value-type="string">
            <text:p>16 === </text:p>
          </table:table-cell>
          <table:table-cell office:value-type="date" office:date-value="2000-06-14">
            <text:p>14/06/00</text:p>
          </table:table-cell>
          <table:table-cell office:value-type="string">
            <text:p>Group B <text:s text:c="2"/>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2-0</text:p>
          </table:table-cell>
          <table:table-cell office:value-type="string">
            <text:p>Belgium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King Baudouin Stadium</text:p>
          </table:table-cell>
          <table:table-cell office:value-type="string">
            <text:p><text:s/></text:p>
          </table:table-cell>
          <table:table-cell office:value-type="string">
            <text:p>Brussels (BEL) </text:p>
          </table:table-cell>
          <table:table-cell table:number-columns-repeated="9"/>
        </table:table-row>
        <table:table-row table:style-name="ro1">
          <table:table-cell office:value-type="string">
            <text:p>16 === </text:p>
          </table:table-cell>
          <table:table-cell office:value-type="date" office:date-value="2000-06-13">
            <text:p>13/06/00</text:p>
          </table:table-cell>
          <table:table-cell office:value-type="string">
            <text:p>Group C <text:s text:c="2"/>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0-1</text:p>
          </table:table-cell>
          <table:table-cell office:value-type="string">
            <text:p>Norway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Feijenoord Stadion</text:p>
          </table:table-cell>
          <table:table-cell office:value-type="string">
            <text:p><text:s/></text:p>
          </table:table-cell>
          <table:table-cell office:value-type="string">
            <text:p>Rotterdam (NED) </text:p>
          </table:table-cell>
          <table:table-cell table:number-columns-repeated="9"/>
        </table:table-row>
        <table:table-row table:style-name="ro1">
          <table:table-cell office:value-type="string">
            <text:p>16 === </text:p>
          </table:table-cell>
          <table:table-cell office:value-type="date" office:date-value="2000-06-13">
            <text:p>13/06/00</text:p>
          </table:table-cell>
          <table:table-cell office:value-type="string">
            <text:p>Group C <text:s text:c="2"/></text:p>
          </table:table-cell>
          <table:table-cell office:value-type="string">
            <text:p>Full time »</text:p>
          </table:table-cell>
          <table:table-cell office:value-type="string">
            <text:p>Yugoslavia</text:p>
          </table:table-cell>
          <table:table-cell office:value-type="string">
            <text:p>3-3</text:p>
          </table:table-cell>
          <table:table-cell office:value-type="string">
            <text:p>Slovenia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Pays de Charleroi</text:p>
          </table:table-cell>
          <table:table-cell office:value-type="string">
            <text:p><text:s/></text:p>
          </table:table-cell>
          <table:table-cell office:value-type="string">
            <text:p>Charleroi (BEL) </text:p>
          </table:table-cell>
          <table:table-cell table:number-columns-repeated="9"/>
        </table:table-row>
        <table:table-row table:style-name="ro1">
          <table:table-cell office:value-type="string">
            <text:p>10 === </text:p>
          </table:table-cell>
          <table:table-cell office:value-type="date" office:date-value="2000-06-12">
            <text:p>12/06/00</text:p>
          </table:table-cell>
          <table:table-cell office:value-type="string">
            <text:p>Group A <text:s text:c="2"/></text:p>
          </table:table-cell>
          <table:table-cell office:value-type="string">
            <text:p>Full time »</text:p>
          </table:table-cell>
          <table:table-cell office:value-type="string">
            <text:p>Germany</text:p>
          </table:table-cell>
          <table:table-cell office:value-type="string">
            <text:p>1-1</text:p>
          </table:table-cell>
          <table:table-cell office:value-type="string">
            <text:p>Romania</text:p>
          </table:table-cell>
          <table:table-cell office:value-type="string">
            <text:p>Referee: Kim Milton Nielsen (DEN) <text:s text:c="2"/>– Stadium: Stade Maurice Dufrasne</text:p>
          </table:table-cell>
          <table:table-cell office:value-type="string">
            <text:p><text:s/>Liege (BE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0-06-12">
            <text:p>12/06/00</text:p>
          </table:table-cell>
          <table:table-cell office:value-type="string">
            <text:p>Group A <text:s text:c="2"/>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3-2</text:p>
          </table:table-cell>
          <table:table-cell office:value-type="string">
            <text:p>England</text:p>
          </table:table-cell>
          <table:table-cell office:value-type="string">
            <text:p>Referee: Anders Frisk (SWE) <text:s text:c="2"/>– Stadium: PSV Stadion</text:p>
          </table:table-cell>
          <table:table-cell office:value-type="string">
            <text:p><text:s/>Eindhoven (NED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0-06-11">
            <text:p>11/06/00</text:p>
          </table:table-cell>
          <table:table-cell office:value-type="string">
            <text:p>Group B <text:s text:c="2"/></text:p>
          </table:table-cell>
          <table:table-cell office:value-type="string">
            <text:p>Full time »</text:p>
          </table:table-cell>
          <table:table-cell office:value-type="string">
            <text:p>Turkey</text:p>
          </table:table-cell>
          <table:table-cell office:value-type="string">
            <text:p>1-2</text:p>
          </table:table-cell>
          <table:table-cell office:value-type="string">
            <text:p>Italy</text:p>
          </table:table-cell>
          <table:table-cell office:value-type="string">
            <text:p>Referee: Hugh Dallas (SCO) <text:s text:c="2"/>– Stadium: Gelredome</text:p>
          </table:table-cell>
          <table:table-cell office:value-type="string">
            <text:p><text:s/>Arnhem (NED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0-06-11">
            <text:p>11/06/00</text:p>
          </table:table-cell>
          <table:table-cell office:value-type="string">
            <text:p>Group D <text:s text:c="2"/>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3-0</text:p>
          </table:table-cell>
          <table:table-cell office:value-type="string">
            <text:p>Denmark</text:p>
          </table:table-cell>
          <table:table-cell office:value-type="string">
            <text:p>Referee: Günter Benkö (AUT) <text:s text:c="2"/>– Stadium: Jan Breydelstadion</text:p>
          </table:table-cell>
          <table:table-cell office:value-type="string">
            <text:p><text:s/>Bruges (BE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0-06-11">
            <text:p>11/06/00</text:p>
          </table:table-cell>
          <table:table-cell office:value-type="string">
            <text:p>Group D <text:s text:c="2"/>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1-0</text:p>
          </table:table-cell>
          <table:table-cell office:value-type="string">
            <text:p>Czech Republic</text:p>
          </table:table-cell>
          <table:table-cell office:value-type="string">
            <text:p>Referee: Pierluigi Collina (ITA) <text:s text:c="2"/>– Stadium: Amsterdam ArenA</text:p>
          </table:table-cell>
          <table:table-cell office:value-type="string">
            <text:p><text:s/>Amsterdam (NED) </text:p>
          </table:table-cell>
          <table:table-cell table:number-columns-repeated="15"/>
        </table:table-row>
        <table:table-row table:style-name="ro1">
          <table:table-cell office:value-type="string">
            <text:p>16 === </text:p>
          </table:table-cell>
          <table:table-cell office:value-type="date" office:date-value="2000-06-10">
            <text:p>10/06/00</text:p>
          </table:table-cell>
          <table:table-cell office:value-type="string">
            <text:p>Group B <text:s text:c="2"/></text:p>
          </table:table-cell>
          <table:table-cell office:value-type="string">
            <text:p>Full time »</text:p>
          </table:table-cell>
          <table:table-cell office:value-type="string">
            <text:p>Belgium</text:p>
          </table:table-cell>
          <table:table-cell office:value-type="string">
            <text:p>2-1</text:p>
          </table:table-cell>
          <table:table-cell office:value-type="string">
            <text:p>Sweden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King Baudouin Stadium</text:p>
          </table:table-cell>
          <table:table-cell office:value-type="string">
            <text:p><text:s/></text:p>
          </table:table-cell>
          <table:table-cell office:value-type="string">
            <text:p>Brussels (BEL) </text:p>
          </table:table-cell>
          <table:table-cell table:number-columns-repeated="9"/>
        </table:table-row>
        <table:table-row table:style-name="ro1" table:number-rows-repeated="6"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9 === </text:p>
          </table:table-cell>
          <table:table-cell office:value-type="date" office:date-value="2004-07-04">
            <text:p>04/07/04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0-1</text:p>
          </table:table-cell>
          <table:table-cell office:value-type="string">
            <text:p>Greece</text:p>
          </table:table-cell>
          <table:table-cell office:value-type="string">
            <text:p>Referee: Markus Merk (GER) <text:s text:c="2"/>– Stadium: Estádio do Sport Lisboa e Benfica</text:p>
          </table:table-cell>
          <table:table-cell office:value-type="string">
            <text:p><text:s/>Lisbon (POR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2004-07-01">
            <text:p>01/07/04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Greece</text:p>
          </table:table-cell>
          <table:table-cell office:value-type="string">
            <text:p>1-0</text:p>
          </table:table-cell>
          <table:table-cell office:value-type="string">
            <text:p>Czech Republic</text:p>
          </table:table-cell>
          <table:table-cell office:value-type="string">
            <text:p>Greece win on silver goal </text:p>
          </table:table-cell>
          <table:table-cell office:value-type="string">
            <text:p><text:s/></text:p>
          </table:table-cell>
          <table:table-cell office:value-type="string">
            <text:p>Referee: Pierluigi Collina (ITA) <text:s text:c="2"/>– Stadium: Estádio do Dragão</text:p>
          </table:table-cell>
          <table:table-cell office:value-type="string">
            <text:p><text:s/>Porto (POR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2004-06-30">
            <text:p>30/06/04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2-1</text:p>
          </table:table-cell>
          <table:table-cell office:value-type="string">
            <text:p>Netherlands</text:p>
          </table:table-cell>
          <table:table-cell office:value-type="string">
            <text:p>Referee: Anders Frisk (SWE) <text:s text:c="2"/>– Stadium: José Alvalade</text:p>
          </table:table-cell>
          <table:table-cell office:value-type="string">
            <text:p><text:s/>Lisbon (POR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4-06-27">
            <text:p>27/06/04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Czech Republic</text:p>
          </table:table-cell>
          <table:table-cell office:value-type="string">
            <text:p>3-0</text:p>
          </table:table-cell>
          <table:table-cell office:value-type="string">
            <text:p>Denmark</text:p>
          </table:table-cell>
          <table:table-cell office:value-type="string">
            <text:p>Referee: Valentin Ivanov (RUS) <text:s text:c="2"/>– Stadium: Estádio do Dragão</text:p>
          </table:table-cell>
          <table:table-cell office:value-type="string">
            <text:p><text:s/>Porto (POR) </text:p>
          </table:table-cell>
          <table:table-cell table:number-columns-repeated="15"/>
        </table:table-row>
        <table:table-row table:style-name="ro1">
          <table:table-cell office:value-type="string">
            <text:p>20 === </text:p>
          </table:table-cell>
          <table:table-cell office:value-type="date" office:date-value="2004-06-26">
            <text:p>26/06/04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Sweden</text:p>
          </table:table-cell>
          <table:table-cell office:value-type="string">
            <text:p>0-0</text:p>
          </table:table-cell>
          <table:table-cell office:value-type="string">
            <text:p>Netherlands</text:p>
          </table:table-cell>
          <table:table-cell office:value-type="string">
            <text:p>Netherlands win <text:s/>5-4 <text:s/>on penalties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4-5p</text:p>
          </table:table-cell>
          <table:table-cell office:value-type="string">
            <text:p>) 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Estádio Algarve</text:p>
          </table:table-cell>
          <table:table-cell office:value-type="string">
            <text:p><text:s/></text:p>
          </table:table-cell>
          <table:table-cell office:value-type="string">
            <text:p>Faro-Loule (POR) </text:p>
          </table:table-cell>
          <table:table-cell table:number-columns-repeated="4"/>
        </table:table-row>
        <table:table-row table:style-name="ro1">
          <table:table-cell office:value-type="string">
            <text:p>19 === </text:p>
          </table:table-cell>
          <table:table-cell office:value-type="date" office:date-value="2004-06-26">
            <text:p>26/06/04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Sweden</text:p>
          </table:table-cell>
          <table:table-cell office:value-type="string">
            <text:p>0-0</text:p>
          </table:table-cell>
          <table:table-cell office:value-type="string">
            <text:p>Netherlands</text:p>
          </table:table-cell>
          <table:table-cell office:value-type="string">
            <text:p>Netherlands win <text:s/>5-4 <text:s/>on penalties</text:p>
          </table:table-cell>
          <table:table-cell office:value-type="string">
            <text:p><text:s/></text:p>
          </table:table-cell>
          <table:table-cell office:value-type="string">
            <text:p>(</text:p>
          </table:table-cell>
          <table:table-cell office:value-type="string">
            <text:p>4-5p</text:p>
          </table:table-cell>
          <table:table-cell office:value-type="string">
            <text:p>) </text:p>
          </table:table-cell>
          <table:table-cell office:value-type="string">
            <text:p>Referee</text:p>
          </table:table-cell>
          <table:table-cell office:value-type="string">
            <text:p>Ľuboš Michel (SVK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Estádio Algarve</text:p>
          </table:table-cell>
          <table:table-cell office:value-type="string">
            <text:p><text:s/></text:p>
          </table:table-cell>
          <table:table-cell office:value-type="string">
            <text:p>Faro-Loule (POR) </text:p>
          </table:table-cell>
          <table:table-cell table:number-columns-repeated="5"/>
        </table:table-row>
        <table:table-row table:style-name="ro1">
          <table:table-cell office:value-type="string">
            <text:p>9 === </text:p>
          </table:table-cell>
          <table:table-cell office:value-type="date" office:date-value="2004-06-25">
            <text:p>25/06/04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0-1</text:p>
          </table:table-cell>
          <table:table-cell office:value-type="string">
            <text:p>Greece</text:p>
          </table:table-cell>
          <table:table-cell office:value-type="string">
            <text:p>Referee: Anders Frisk (SWE) <text:s text:c="2"/>– Stadium: José Alvalade</text:p>
          </table:table-cell>
          <table:table-cell office:value-type="string">
            <text:p><text:s/>Lisbon (POR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2004-06-24">
            <text:p>24/06/04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2-2</text:p>
          </table:table-cell>
          <table:table-cell office:value-type="string">
            <text:p>England</text:p>
          </table:table-cell>
          <table:table-cell office:value-type="string">
            <text:p>Portugal win <text:s/>6-5 <text:s/>on penalties</text:p>
          </table:table-cell>
          <table:table-cell office:value-type="string">
            <text:p><text:s/></text:p>
          </table:table-cell>
          <table:table-cell office:value-type="string">
            <text:p>Referee: Urs Meier (SUI) <text:s text:c="2"/>– Stadium: Estádio do Sport Lisboa e Benfica</text:p>
          </table:table-cell>
          <table:table-cell office:value-type="string">
            <text:p><text:s/>Lisbon (POR) </text:p>
          </table:table-cell>
          <table:table-cell table:number-columns-repeated="13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23">
            <text:p>23/06/04</text:p>
          </table:table-cell>
          <table:table-cell office:value-type="string">
            <text:p>Group D <text:s text:c="2"/>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3-0</text:p>
          </table:table-cell>
          <table:table-cell office:value-type="string">
            <text:p>Latvia</text:p>
          </table:table-cell>
          <table:table-cell office:value-type="string">
            <text:p>Referee: Kim Milton Nielsen (DEN) <text:s text:c="2"/>– Stadium: Estádio Municipal de Braga</text:p>
          </table:table-cell>
          <table:table-cell office:value-type="string">
            <text:p><text:s/>Braga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23">
            <text:p>23/06/04</text:p>
          </table:table-cell>
          <table:table-cell office:value-type="string">
            <text:p>Group D <text:s text:c="2"/></text:p>
          </table:table-cell>
          <table:table-cell office:value-type="string">
            <text:p>Full time »</text:p>
          </table:table-cell>
          <table:table-cell office:value-type="string">
            <text:p>Germany</text:p>
          </table:table-cell>
          <table:table-cell office:value-type="string">
            <text:p>1-2</text:p>
          </table:table-cell>
          <table:table-cell office:value-type="string">
            <text:p>Czech Republic</text:p>
          </table:table-cell>
          <table:table-cell office:value-type="string">
            <text:p>Referee: Terje Hauge (NOR) <text:s text:c="2"/>– Stadium: José Alvalade</text:p>
          </table:table-cell>
          <table:table-cell office:value-type="string">
            <text:p><text:s/>Lisbon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22">
            <text:p>22/06/04</text:p>
          </table:table-cell>
          <table:table-cell office:value-type="string">
            <text:p>Group C <text:s text:c="2"/>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2-1</text:p>
          </table:table-cell>
          <table:table-cell office:value-type="string">
            <text:p>Bulgaria</text:p>
          </table:table-cell>
          <table:table-cell office:value-type="string">
            <text:p>Referee: Valentin Ivanov (RUS) <text:s text:c="2"/>– Stadium: Estádio D. Afonso Henriques</text:p>
          </table:table-cell>
          <table:table-cell office:value-type="string">
            <text:p><text:s/>Guimaraes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22">
            <text:p>22/06/04</text:p>
          </table:table-cell>
          <table:table-cell office:value-type="string">
            <text:p>Group C <text:s text:c="2"/>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2-2</text:p>
          </table:table-cell>
          <table:table-cell office:value-type="string">
            <text:p>Sweden</text:p>
          </table:table-cell>
          <table:table-cell office:value-type="string">
            <text:p>Referee: Markus Merk (GER) <text:s text:c="2"/>– Stadium: Bessa XXI</text:p>
          </table:table-cell>
          <table:table-cell office:value-type="string">
            <text:p><text:s/>Porto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21">
            <text:p>21/06/04</text:p>
          </table:table-cell>
          <table:table-cell office:value-type="string">
            <text:p>Group B <text:s text:c="2"/></text:p>
          </table:table-cell>
          <table:table-cell office:value-type="string">
            <text:p>Full time »</text:p>
          </table:table-cell>
          <table:table-cell office:value-type="string">
            <text:p>Switzerland</text:p>
          </table:table-cell>
          <table:table-cell office:value-type="string">
            <text:p>1-3</text:p>
          </table:table-cell>
          <table:table-cell office:value-type="string">
            <text:p>France</text:p>
          </table:table-cell>
          <table:table-cell office:value-type="string">
            <text:p>Referee: Ľuboš Michel (SVK) <text:s text:c="2"/>– Stadium: Cidade de Coimbra</text:p>
          </table:table-cell>
          <table:table-cell office:value-type="string">
            <text:p><text:s/>Coimbra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21">
            <text:p>21/06/04</text:p>
          </table:table-cell>
          <table:table-cell office:value-type="string">
            <text:p>Group B <text:s text:c="2"/></text:p>
          </table:table-cell>
          <table:table-cell office:value-type="string">
            <text:p>Full time »</text:p>
          </table:table-cell>
          <table:table-cell office:value-type="string">
            <text:p>Croatia</text:p>
          </table:table-cell>
          <table:table-cell office:value-type="string">
            <text:p>2-4</text:p>
          </table:table-cell>
          <table:table-cell office:value-type="string">
            <text:p>England</text:p>
          </table:table-cell>
          <table:table-cell office:value-type="string">
            <text:p>Referee: Pierluigi Collina (ITA) <text:s text:c="2"/>– Stadium: Estádio do Sport Lisboa e Benfica</text:p>
          </table:table-cell>
          <table:table-cell office:value-type="string">
            <text:p><text:s/>Lisbon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20">
            <text:p>20/06/04</text:p>
          </table:table-cell>
          <table:table-cell office:value-type="string">
            <text:p>Group A <text:s text:c="2"/>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0-1</text:p>
          </table:table-cell>
          <table:table-cell office:value-type="string">
            <text:p>Portugal</text:p>
          </table:table-cell>
          <table:table-cell office:value-type="string">
            <text:p>Referee: Anders Frisk (SWE) <text:s text:c="2"/>– Stadium: José Alvalade</text:p>
          </table:table-cell>
          <table:table-cell office:value-type="string">
            <text:p><text:s/>Lisbon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20">
            <text:p>20/06/04</text:p>
          </table:table-cell>
          <table:table-cell office:value-type="string">
            <text:p>Group A <text:s text:c="2"/></text:p>
          </table:table-cell>
          <table:table-cell office:value-type="string">
            <text:p>Full time »</text:p>
          </table:table-cell>
          <table:table-cell office:value-type="string">
            <text:p>Russia</text:p>
          </table:table-cell>
          <table:table-cell office:value-type="string">
            <text:p>2-1</text:p>
          </table:table-cell>
          <table:table-cell office:value-type="string">
            <text:p>Greece</text:p>
          </table:table-cell>
          <table:table-cell office:value-type="string">
            <text:p>Referee: Gilles Veissiere (FRA) <text:s text:c="2"/>– Stadium: Estádio Algarve</text:p>
          </table:table-cell>
          <table:table-cell office:value-type="string">
            <text:p><text:s/>Faro-Loule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9">
            <text:p>19/06/04</text:p>
          </table:table-cell>
          <table:table-cell office:value-type="string">
            <text:p>Group D <text:s text:c="2"/></text:p>
          </table:table-cell>
          <table:table-cell office:value-type="string">
            <text:p>Full time »</text:p>
          </table:table-cell>
          <table:table-cell office:value-type="string">
            <text:p>Latvia</text:p>
          </table:table-cell>
          <table:table-cell office:value-type="string">
            <text:p>0-0</text:p>
          </table:table-cell>
          <table:table-cell office:value-type="string">
            <text:p>Germany</text:p>
          </table:table-cell>
          <table:table-cell office:value-type="string">
            <text:p>Referee: Mike Riley (ENG) <text:s text:c="2"/>– Stadium: Bessa XXI</text:p>
          </table:table-cell>
          <table:table-cell office:value-type="string">
            <text:p><text:s/>Porto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9">
            <text:p>19/06/04</text:p>
          </table:table-cell>
          <table:table-cell office:value-type="string">
            <text:p>Group D <text:s text:c="2"/>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2-3</text:p>
          </table:table-cell>
          <table:table-cell office:value-type="string">
            <text:p>Czech Republic</text:p>
          </table:table-cell>
          <table:table-cell office:value-type="string">
            <text:p>Referee: Manuel Mejuto González (ESP) <text:s text:c="2"/>– Stadium: Municipal</text:p>
          </table:table-cell>
          <table:table-cell office:value-type="string">
            <text:p><text:s/>Aveiro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8">
            <text:p>18/06/04</text:p>
          </table:table-cell>
          <table:table-cell office:value-type="string">
            <text:p>Group C <text:s text:c="2"/></text:p>
          </table:table-cell>
          <table:table-cell office:value-type="string">
            <text:p>Full time »</text:p>
          </table:table-cell>
          <table:table-cell office:value-type="string">
            <text:p>Bulgaria</text:p>
          </table:table-cell>
          <table:table-cell office:value-type="string">
            <text:p>0-2</text:p>
          </table:table-cell>
          <table:table-cell office:value-type="string">
            <text:p>Denmark</text:p>
          </table:table-cell>
          <table:table-cell office:value-type="string">
            <text:p>Referee: Lucilio Cardoso Cortez Batista (POR) <text:s text:c="2"/>– Stadium: Estádio Municipal de Braga</text:p>
          </table:table-cell>
          <table:table-cell office:value-type="string">
            <text:p><text:s/>Braga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8">
            <text:p>18/06/04</text:p>
          </table:table-cell>
          <table:table-cell office:value-type="string">
            <text:p>Group C <text:s text:c="2"/>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1-1</text:p>
          </table:table-cell>
          <table:table-cell office:value-type="string">
            <text:p>Sweden</text:p>
          </table:table-cell>
          <table:table-cell office:value-type="string">
            <text:p>Referee: Urs Meier (SUI) <text:s text:c="2"/>– Stadium: Estádio do Dragão</text:p>
          </table:table-cell>
          <table:table-cell office:value-type="string">
            <text:p><text:s/>Porto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7">
            <text:p>17/06/04</text:p>
          </table:table-cell>
          <table:table-cell office:value-type="string">
            <text:p>Group B <text:s text:c="2"/></text:p>
          </table:table-cell>
          <table:table-cell office:value-type="string">
            <text:p>Full time »</text:p>
          </table:table-cell>
          <table:table-cell office:value-type="string">
            <text:p>England</text:p>
          </table:table-cell>
          <table:table-cell office:value-type="string">
            <text:p>3-0</text:p>
          </table:table-cell>
          <table:table-cell office:value-type="string">
            <text:p>Switzerland</text:p>
          </table:table-cell>
          <table:table-cell office:value-type="string">
            <text:p>Referee: Valentin Ivanov (RUS) <text:s text:c="2"/>– Stadium: Cidade de Coimbra</text:p>
          </table:table-cell>
          <table:table-cell office:value-type="string">
            <text:p><text:s/>Coimbra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7">
            <text:p>17/06/04</text:p>
          </table:table-cell>
          <table:table-cell office:value-type="string">
            <text:p>Group B <text:s text:c="2"/></text:p>
          </table:table-cell>
          <table:table-cell office:value-type="string">
            <text:p>Full time »</text:p>
          </table:table-cell>
          <table:table-cell office:value-type="string">
            <text:p>Croatia</text:p>
          </table:table-cell>
          <table:table-cell office:value-type="string">
            <text:p>2-2</text:p>
          </table:table-cell>
          <table:table-cell office:value-type="string">
            <text:p>France</text:p>
          </table:table-cell>
          <table:table-cell office:value-type="string">
            <text:p>Referee: Kim Milton Nielsen (DEN) <text:s text:c="2"/>– Stadium: Dr. Magalhães Pessoa</text:p>
          </table:table-cell>
          <table:table-cell office:value-type="string">
            <text:p><text:s/>Leiria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6">
            <text:p>16/06/04</text:p>
          </table:table-cell>
          <table:table-cell office:value-type="string">
            <text:p>Group A <text:s text:c="2"/></text:p>
          </table:table-cell>
          <table:table-cell office:value-type="string">
            <text:p>Full time »</text:p>
          </table:table-cell>
          <table:table-cell office:value-type="string">
            <text:p>Greece</text:p>
          </table:table-cell>
          <table:table-cell office:value-type="string">
            <text:p>1-1</text:p>
          </table:table-cell>
          <table:table-cell office:value-type="string">
            <text:p>Spain</text:p>
          </table:table-cell>
          <table:table-cell office:value-type="string">
            <text:p>Referee: Ľuboš Michel (SVK) <text:s text:c="2"/>– Stadium: Bessa XXI</text:p>
          </table:table-cell>
          <table:table-cell office:value-type="string">
            <text:p><text:s/>Porto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6">
            <text:p>16/06/04</text:p>
          </table:table-cell>
          <table:table-cell office:value-type="string">
            <text:p>Group A <text:s text:c="2"/></text:p>
          </table:table-cell>
          <table:table-cell office:value-type="string">
            <text:p>Full time »</text:p>
          </table:table-cell>
          <table:table-cell office:value-type="string">
            <text:p>Russia</text:p>
          </table:table-cell>
          <table:table-cell office:value-type="string">
            <text:p>0-2</text:p>
          </table:table-cell>
          <table:table-cell office:value-type="string">
            <text:p>Portugal</text:p>
          </table:table-cell>
          <table:table-cell office:value-type="string">
            <text:p>Referee: Terje Hauge (NOR) <text:s text:c="2"/>– Stadium: Estádio do Sport Lisboa e Benfica</text:p>
          </table:table-cell>
          <table:table-cell office:value-type="string">
            <text:p><text:s/>Lisbon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5">
            <text:p>15/06/04</text:p>
          </table:table-cell>
          <table:table-cell office:value-type="string">
            <text:p>Group D <text:s text:c="2"/></text:p>
          </table:table-cell>
          <table:table-cell office:value-type="string">
            <text:p>Full time »</text:p>
          </table:table-cell>
          <table:table-cell office:value-type="string">
            <text:p>Czech Republic</text:p>
          </table:table-cell>
          <table:table-cell office:value-type="string">
            <text:p>2-1</text:p>
          </table:table-cell>
          <table:table-cell office:value-type="string">
            <text:p>Latvia</text:p>
          </table:table-cell>
          <table:table-cell office:value-type="string">
            <text:p>Referee: Gilles Veissiere (FRA) <text:s text:c="2"/>– Stadium: Municipal</text:p>
          </table:table-cell>
          <table:table-cell office:value-type="string">
            <text:p><text:s/>Aveiro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5">
            <text:p>15/06/04</text:p>
          </table:table-cell>
          <table:table-cell office:value-type="string">
            <text:p>Group D <text:s text:c="2"/></text:p>
          </table:table-cell>
          <table:table-cell office:value-type="string">
            <text:p>Full time »</text:p>
          </table:table-cell>
          <table:table-cell office:value-type="string">
            <text:p>Germany</text:p>
          </table:table-cell>
          <table:table-cell office:value-type="string">
            <text:p>1-1</text:p>
          </table:table-cell>
          <table:table-cell office:value-type="string">
            <text:p>Netherlands</text:p>
          </table:table-cell>
          <table:table-cell office:value-type="string">
            <text:p>Referee: Anders Frisk (SWE) <text:s text:c="2"/>– Stadium: Estádio do Dragão</text:p>
          </table:table-cell>
          <table:table-cell office:value-type="string">
            <text:p><text:s/>Porto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4">
            <text:p>14/06/04</text:p>
          </table:table-cell>
          <table:table-cell office:value-type="string">
            <text:p>Group C <text:s text:c="2"/>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0-0</text:p>
          </table:table-cell>
          <table:table-cell office:value-type="string">
            <text:p>Italy</text:p>
          </table:table-cell>
          <table:table-cell office:value-type="string">
            <text:p>Referee: Manuel Mejuto González (ESP) <text:s text:c="2"/>– Stadium: Estádio D. Afonso Henriques</text:p>
          </table:table-cell>
          <table:table-cell office:value-type="string">
            <text:p><text:s/>Guimaraes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4">
            <text:p>14/06/04</text:p>
          </table:table-cell>
          <table:table-cell office:value-type="string">
            <text:p>Group C <text:s text:c="2"/></text:p>
          </table:table-cell>
          <table:table-cell office:value-type="string">
            <text:p>Full time »</text:p>
          </table:table-cell>
          <table:table-cell office:value-type="string">
            <text:p>Sweden</text:p>
          </table:table-cell>
          <table:table-cell office:value-type="string">
            <text:p>5-0</text:p>
          </table:table-cell>
          <table:table-cell office:value-type="string">
            <text:p>Bulgaria</text:p>
          </table:table-cell>
          <table:table-cell office:value-type="string">
            <text:p>Referee: Mike Riley (ENG) <text:s text:c="2"/>– Stadium: José Alvalade</text:p>
          </table:table-cell>
          <table:table-cell office:value-type="string">
            <text:p><text:s/>Lisbon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3">
            <text:p>13/06/04</text:p>
          </table:table-cell>
          <table:table-cell office:value-type="string">
            <text:p>Group B <text:s text:c="2"/></text:p>
          </table:table-cell>
          <table:table-cell office:value-type="string">
            <text:p>Full time »</text:p>
          </table:table-cell>
          <table:table-cell office:value-type="string">
            <text:p>Switzerland</text:p>
          </table:table-cell>
          <table:table-cell office:value-type="string">
            <text:p>0-0</text:p>
          </table:table-cell>
          <table:table-cell office:value-type="string">
            <text:p>Croatia</text:p>
          </table:table-cell>
          <table:table-cell office:value-type="string">
            <text:p>Referee: Lucilio Cardoso Cortez Batista (POR) <text:s text:c="2"/>– Stadium: Dr. Magalhães Pessoa</text:p>
          </table:table-cell>
          <table:table-cell office:value-type="string">
            <text:p><text:s/>Leiria (PO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04-06-13">
            <text:p>13/06/04</text:p>
          </table:table-cell>
          <table:table-cell office:value-type="string">
            <text:p>Group B <text:s text:c="2"/>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2-1</text:p>
          </table:table-cell>
          <table:table-cell office:value-type="string">
            <text:p>England</text:p>
          </table:table-cell>
          <table:table-cell office:value-type="string">
            <text:p>Referee: Markus Merk (GER) <text:s text:c="2"/>– Stadium: Estádio do Sport Lisboa e Benfica</text:p>
          </table:table-cell>
          <table:table-cell office:value-type="string">
            <text:p><text:s/>Lisbon (POR) </text:p>
          </table:table-cell>
          <table:table-cell table:number-columns-repeated="15"/>
        </table:table-row>
        <table:table-row table:style-name="ro1" table:number-rows-repeated="8"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29">
            <text:p>29/06/08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Germany</text:p>
          </table:table-cell>
          <table:table-cell office:value-type="string">
            <text:p>0-1</text:p>
          </table:table-cell>
          <table:table-cell office:value-type="string">
            <text:p>Spain</text:p>
          </table:table-cell>
          <table:table-cell office:value-type="string">
            <text:p>Referee: Roberto Rosetti (ITA) <text:s text:c="2"/>– Stadium: Ernst-Happel-Stadion</text:p>
          </table:table-cell>
          <table:table-cell office:value-type="string">
            <text:p><text:s/>Vienna (AUT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26">
            <text:p>26/06/08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Russia</text:p>
          </table:table-cell>
          <table:table-cell office:value-type="string">
            <text:p>0-3</text:p>
          </table:table-cell>
          <table:table-cell office:value-type="string">
            <text:p>Spain</text:p>
          </table:table-cell>
          <table:table-cell office:value-type="string">
            <text:p>Referee: Frank De Bleeckere (BEL) <text:s text:c="2"/>– Stadium: Ernst-Happel-Stadion</text:p>
          </table:table-cell>
          <table:table-cell office:value-type="string">
            <text:p><text:s/>Vienna (AUT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25">
            <text:p>25/06/08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Germany</text:p>
          </table:table-cell>
          <table:table-cell office:value-type="string">
            <text:p>3-2</text:p>
          </table:table-cell>
          <table:table-cell office:value-type="string">
            <text:p>Turkey</text:p>
          </table:table-cell>
          <table:table-cell office:value-type="string">
            <text:p>Referee: Massimo Busacca (SUI) <text:s text:c="2"/>– Stadium: St. Jakob-Park</text:p>
          </table:table-cell>
          <table:table-cell office:value-type="string">
            <text:p><text:s/>Basel (SUI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2008-06-22">
            <text:p>22/06/08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0-0</text:p>
          </table:table-cell>
          <table:table-cell office:value-type="string">
            <text:p>Italy</text:p>
          </table:table-cell>
          <table:table-cell office:value-type="string">
            <text:p>Spain win <text:s/>4-2 <text:s/>on penalties</text:p>
          </table:table-cell>
          <table:table-cell office:value-type="string">
            <text:p><text:s/></text:p>
          </table:table-cell>
          <table:table-cell office:value-type="string">
            <text:p>Referee: Herbert Fandel (GER) <text:s text:c="2"/>– Stadium: Ernst-Happel-Stadion</text:p>
          </table:table-cell>
          <table:table-cell office:value-type="string">
            <text:p><text:s/>Vienna (AUT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2008-06-21">
            <text:p>21/06/08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1-3</text:p>
          </table:table-cell>
          <table:table-cell office:value-type="string">
            <text:p>Russia</text:p>
          </table:table-cell>
          <table:table-cell office:value-type="string">
            <text:p>Russia win after extra time </text:p>
          </table:table-cell>
          <table:table-cell office:value-type="string">
            <text:p><text:s/></text:p>
          </table:table-cell>
          <table:table-cell office:value-type="string">
            <text:p>Referee: Ľuboš Michel (SVK) <text:s text:c="2"/>– Stadium: St. Jakob-Park</text:p>
          </table:table-cell>
          <table:table-cell office:value-type="string">
            <text:p><text:s/>Basel (SUI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2008-06-20">
            <text:p>20/06/08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Croatia</text:p>
          </table:table-cell>
          <table:table-cell office:value-type="string">
            <text:p>1-1</text:p>
          </table:table-cell>
          <table:table-cell office:value-type="string">
            <text:p>Turkey</text:p>
          </table:table-cell>
          <table:table-cell office:value-type="string">
            <text:p>Turkey win <text:s/>3-1 <text:s/>on penalties</text:p>
          </table:table-cell>
          <table:table-cell office:value-type="string">
            <text:p><text:s/></text:p>
          </table:table-cell>
          <table:table-cell office:value-type="string">
            <text:p>Referee: Roberto Rosetti (ITA) <text:s text:c="2"/>– Stadium: Ernst-Happel-Stadion</text:p>
          </table:table-cell>
          <table:table-cell office:value-type="string">
            <text:p><text:s/>Vienna (AUT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9">
            <text:p>19/06/08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2-3</text:p>
          </table:table-cell>
          <table:table-cell office:value-type="string">
            <text:p>Germany</text:p>
          </table:table-cell>
          <table:table-cell office:value-type="string">
            <text:p>Referee: Peter Fröjdfeldt (SWE) <text:s text:c="2"/>– Stadium: St. Jakob-Park</text:p>
          </table:table-cell>
          <table:table-cell office:value-type="string">
            <text:p><text:s/>Basel (SUI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8">
            <text:p>18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Greece</text:p>
          </table:table-cell>
          <table:table-cell office:value-type="string">
            <text:p>1-2</text:p>
          </table:table-cell>
          <table:table-cell office:value-type="string">
            <text:p>Spain</text:p>
          </table:table-cell>
          <table:table-cell office:value-type="string">
            <text:p>Referee: Howard Webb (ENG) <text:s text:c="2"/>– Stadium: Stadion Salzburg</text:p>
          </table:table-cell>
          <table:table-cell office:value-type="string">
            <text:p><text:s/>Salzburg (AUT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8">
            <text:p>18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Russia</text:p>
          </table:table-cell>
          <table:table-cell office:value-type="string">
            <text:p>2-0</text:p>
          </table:table-cell>
          <table:table-cell office:value-type="string">
            <text:p>Sweden</text:p>
          </table:table-cell>
          <table:table-cell office:value-type="string">
            <text:p>Referee: Frank De Bleeckere (BEL) <text:s text:c="2"/>– Stadium: Tivoli Neu</text:p>
          </table:table-cell>
          <table:table-cell office:value-type="string">
            <text:p><text:s/>Innsbruck (AUT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7">
            <text:p>17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2-0</text:p>
          </table:table-cell>
          <table:table-cell office:value-type="string">
            <text:p>Romania</text:p>
          </table:table-cell>
          <table:table-cell office:value-type="string">
            <text:p>Referee: Massimo Busacca (SUI) <text:s text:c="2"/>– Stadium: Stade de Suisse</text:p>
          </table:table-cell>
          <table:table-cell office:value-type="string">
            <text:p><text:s/>Berne (SUI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7">
            <text:p>17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0-2</text:p>
          </table:table-cell>
          <table:table-cell office:value-type="string">
            <text:p>Italy</text:p>
          </table:table-cell>
          <table:table-cell office:value-type="string">
            <text:p>Referee: Ľuboš Michel (SVK) <text:s text:c="2"/>– Stadium: Stadion Letzigrund</text:p>
          </table:table-cell>
          <table:table-cell office:value-type="string">
            <text:p><text:s/>Zurich (SUI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6">
            <text:p>16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Austria</text:p>
          </table:table-cell>
          <table:table-cell office:value-type="string">
            <text:p>0-1</text:p>
          </table:table-cell>
          <table:table-cell office:value-type="string">
            <text:p>Germany</text:p>
          </table:table-cell>
          <table:table-cell office:value-type="string">
            <text:p>Referee: Manuel Mejuto González (ESP) <text:s text:c="2"/>– Stadium: Ernst-Happel-Stadion</text:p>
          </table:table-cell>
          <table:table-cell office:value-type="string">
            <text:p><text:s/>Vienna (AUT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6">
            <text:p>16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Poland</text:p>
          </table:table-cell>
          <table:table-cell office:value-type="string">
            <text:p>0-1</text:p>
          </table:table-cell>
          <table:table-cell office:value-type="string">
            <text:p>Croatia</text:p>
          </table:table-cell>
          <table:table-cell office:value-type="string">
            <text:p>Referee: Kyros Vassaras (GRE) <text:s text:c="2"/>– Stadium: Wörthersee</text:p>
          </table:table-cell>
          <table:table-cell office:value-type="string">
            <text:p><text:s/>Klagenfurt (AUT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2008-06-15">
            <text:p>15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Switzerland</text:p>
          </table:table-cell>
          <table:table-cell office:value-type="string">
            <text:p>2-0</text:p>
          </table:table-cell>
          <table:table-cell office:value-type="string">
            <text:p>Portugal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St. Jakob-Park</text:p>
          </table:table-cell>
          <table:table-cell office:value-type="string">
            <text:p><text:s/>Basel (SUI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5">
            <text:p>15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Turkey</text:p>
          </table:table-cell>
          <table:table-cell office:value-type="string">
            <text:p>3-2</text:p>
          </table:table-cell>
          <table:table-cell office:value-type="string">
            <text:p>Czech Republic</text:p>
          </table:table-cell>
          <table:table-cell office:value-type="string">
            <text:p>Referee: Peter Fröjdfeldt (SWE) <text:s text:c="2"/>– Stadium: Stade de Genève</text:p>
          </table:table-cell>
          <table:table-cell office:value-type="string">
            <text:p><text:s/>Geneva (SUI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4">
            <text:p>14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Sweden</text:p>
          </table:table-cell>
          <table:table-cell office:value-type="string">
            <text:p>1-2</text:p>
          </table:table-cell>
          <table:table-cell office:value-type="string">
            <text:p>Spain</text:p>
          </table:table-cell>
          <table:table-cell office:value-type="string">
            <text:p>Referee: Pieter Vink (NED) <text:s text:c="2"/>– Stadium: Tivoli Neu</text:p>
          </table:table-cell>
          <table:table-cell office:value-type="string">
            <text:p><text:s/>Innsbruck (AUT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4">
            <text:p>14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Greece</text:p>
          </table:table-cell>
          <table:table-cell office:value-type="string">
            <text:p>0-1</text:p>
          </table:table-cell>
          <table:table-cell office:value-type="string">
            <text:p>Russia</text:p>
          </table:table-cell>
          <table:table-cell office:value-type="string">
            <text:p>Referee: Roberto Rosetti (ITA) <text:s text:c="2"/>– Stadium: Stadion Salzburg</text:p>
          </table:table-cell>
          <table:table-cell office:value-type="string">
            <text:p><text:s/>Salzburg (AUT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3">
            <text:p>13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1-1</text:p>
          </table:table-cell>
          <table:table-cell office:value-type="string">
            <text:p>Romania</text:p>
          </table:table-cell>
          <table:table-cell office:value-type="string">
            <text:p>Referee: Tom Henning Øvrebø (NOR) <text:s text:c="2"/>– Stadium: Stadion Letzigrund</text:p>
          </table:table-cell>
          <table:table-cell office:value-type="string">
            <text:p><text:s/>Zurich (SUI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3">
            <text:p>13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4-1</text:p>
          </table:table-cell>
          <table:table-cell office:value-type="string">
            <text:p>France</text:p>
          </table:table-cell>
          <table:table-cell office:value-type="string">
            <text:p>Referee: Herbert Fandel (GER) <text:s text:c="2"/>– Stadium: Stade de Suisse</text:p>
          </table:table-cell>
          <table:table-cell office:value-type="string">
            <text:p><text:s/>Berne (SUI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2">
            <text:p>12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Croatia</text:p>
          </table:table-cell>
          <table:table-cell office:value-type="string">
            <text:p>2-1</text:p>
          </table:table-cell>
          <table:table-cell office:value-type="string">
            <text:p>Germany</text:p>
          </table:table-cell>
          <table:table-cell office:value-type="string">
            <text:p>Referee: Frank De Bleeckere (BEL) <text:s text:c="2"/>– Stadium: Wörthersee</text:p>
          </table:table-cell>
          <table:table-cell office:value-type="string">
            <text:p><text:s/>Klagenfurt (AUT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2">
            <text:p>12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Austria</text:p>
          </table:table-cell>
          <table:table-cell office:value-type="string">
            <text:p>1-1</text:p>
          </table:table-cell>
          <table:table-cell office:value-type="string">
            <text:p>Poland</text:p>
          </table:table-cell>
          <table:table-cell office:value-type="string">
            <text:p>Referee: Howard Webb (ENG) <text:s text:c="2"/>– Stadium: Ernst-Happel-Stadion</text:p>
          </table:table-cell>
          <table:table-cell office:value-type="string">
            <text:p><text:s/>Vienna (AUT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1">
            <text:p>11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Czech Republic</text:p>
          </table:table-cell>
          <table:table-cell office:value-type="string">
            <text:p>1-3</text:p>
          </table:table-cell>
          <table:table-cell office:value-type="string">
            <text:p>Portugal</text:p>
          </table:table-cell>
          <table:table-cell office:value-type="string">
            <text:p>Referee: Kyros Vassaras (GRE) <text:s text:c="2"/>– Stadium: Stade de Genève</text:p>
          </table:table-cell>
          <table:table-cell office:value-type="string">
            <text:p><text:s/>Geneva (SUI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2008-06-11">
            <text:p>11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Switzerland</text:p>
          </table:table-cell>
          <table:table-cell office:value-type="string">
            <text:p>1-2</text:p>
          </table:table-cell>
          <table:table-cell office:value-type="string">
            <text:p>Turkey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St. Jakob-Park</text:p>
          </table:table-cell>
          <table:table-cell office:value-type="string">
            <text:p><text:s/>Basel (SUI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0">
            <text:p>10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4-1</text:p>
          </table:table-cell>
          <table:table-cell office:value-type="string">
            <text:p>Russia</text:p>
          </table:table-cell>
          <table:table-cell office:value-type="string">
            <text:p>Referee: Konrad Plautz (AUT) <text:s text:c="2"/>– Stadium: Tivoli Neu</text:p>
          </table:table-cell>
          <table:table-cell office:value-type="string">
            <text:p><text:s/>Innsbruck (AUT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10">
            <text:p>10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Greece</text:p>
          </table:table-cell>
          <table:table-cell office:value-type="string">
            <text:p>0-2</text:p>
          </table:table-cell>
          <table:table-cell office:value-type="string">
            <text:p>Sweden</text:p>
          </table:table-cell>
          <table:table-cell office:value-type="string">
            <text:p>Referee: Massimo Busacca (SUI) <text:s text:c="2"/>– Stadium: Stadion Salzburg</text:p>
          </table:table-cell>
          <table:table-cell office:value-type="string">
            <text:p><text:s/>Salzburg (AUT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09">
            <text:p>09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Romania</text:p>
          </table:table-cell>
          <table:table-cell office:value-type="string">
            <text:p>0-0</text:p>
          </table:table-cell>
          <table:table-cell office:value-type="string">
            <text:p>France</text:p>
          </table:table-cell>
          <table:table-cell office:value-type="string">
            <text:p>Referee: Manuel Mejuto González (ESP) <text:s text:c="2"/>– Stadium: Stadion Letzigrund</text:p>
          </table:table-cell>
          <table:table-cell office:value-type="string">
            <text:p><text:s/>Zurich (SUI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09">
            <text:p>09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3-0</text:p>
          </table:table-cell>
          <table:table-cell office:value-type="string">
            <text:p>Italy</text:p>
          </table:table-cell>
          <table:table-cell office:value-type="string">
            <text:p>Referee: Peter Fröjdfeldt (SWE) <text:s text:c="2"/>– Stadium: Stade de Suisse</text:p>
          </table:table-cell>
          <table:table-cell office:value-type="string">
            <text:p><text:s/>Berne (SUI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08">
            <text:p>08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Austria</text:p>
          </table:table-cell>
          <table:table-cell office:value-type="string">
            <text:p>0-1</text:p>
          </table:table-cell>
          <table:table-cell office:value-type="string">
            <text:p>Croatia</text:p>
          </table:table-cell>
          <table:table-cell office:value-type="string">
            <text:p>Referee: Pieter Vink (NED) <text:s text:c="2"/>– Stadium: Ernst-Happel-Stadion</text:p>
          </table:table-cell>
          <table:table-cell office:value-type="string">
            <text:p><text:s/>Vienna (AUT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08">
            <text:p>08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Germany</text:p>
          </table:table-cell>
          <table:table-cell office:value-type="string">
            <text:p>2-0</text:p>
          </table:table-cell>
          <table:table-cell office:value-type="string">
            <text:p>Poland</text:p>
          </table:table-cell>
          <table:table-cell office:value-type="string">
            <text:p>Referee: Tom Henning Øvrebø (NOR) <text:s text:c="2"/>– Stadium: Wörthersee</text:p>
          </table:table-cell>
          <table:table-cell office:value-type="string">
            <text:p><text:s/>Klagenfurt (AUT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2008-06-07">
            <text:p>07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Switzerland</text:p>
          </table:table-cell>
          <table:table-cell office:value-type="string">
            <text:p>0-1</text:p>
          </table:table-cell>
          <table:table-cell office:value-type="string">
            <text:p>Czech Republic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St. Jakob-Park</text:p>
          </table:table-cell>
          <table:table-cell office:value-type="string">
            <text:p><text:s/>Basel (SUI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2008-06-07">
            <text:p>07/06/08</text:p>
          </table:table-cell>
          <table:table-cell office:value-type="string">
            <text:p>Final tournament - Group stage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2-0</text:p>
          </table:table-cell>
          <table:table-cell office:value-type="string">
            <text:p>Turkey</text:p>
          </table:table-cell>
          <table:table-cell office:value-type="string">
            <text:p>Referee: Herbert Fandel (GER) <text:s text:c="2"/>– Stadium: Stade de Genève</text:p>
          </table:table-cell>
          <table:table-cell office:value-type="string">
            <text:p><text:s/>Geneva (SUI) </text:p>
          </table:table-cell>
          <table:table-cell table:number-columns-repeated="15"/>
        </table:table-row>
        <table:table-row table:style-name="ro1" table:number-rows-repeated="6"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11 === </text:p>
          </table:table-cell>
          <table:table-cell office:value-type="date" office:date-value="2012-07-01">
            <text:p>01/07/12</text:p>
          </table:table-cell>
          <table:table-cell office:value-type="string">
            <text:p>Final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4-0</text:p>
          </table:table-cell>
          <table:table-cell office:value-type="string">
            <text:p>Italy</text:p>
          </table:table-cell>
          <table:table-cell office:value-type="string">
            <text:p>Referee: </text:p>
          </table:table-cell>
          <table:table-cell office:value-type="string">
            <text:p>not available</text:p>
          </table:table-cell>
          <table:table-cell office:value-type="string">
            <text:p><text:s text:c="2"/>– Stadium: NSK Olimpiyskyi</text:p>
          </table:table-cell>
          <table:table-cell office:value-type="string">
            <text:p><text:s/>Kyiv (UKR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2012-06-28">
            <text:p>28/06/12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Germany</text:p>
          </table:table-cell>
          <table:table-cell office:value-type="string">
            <text:p>1-2</text:p>
          </table:table-cell>
          <table:table-cell office:value-type="string">
            <text:p>Italy</text:p>
          </table:table-cell>
          <table:table-cell office:value-type="string">
            <text:p>Referee: Stéphane Lannoy (FRA) <text:s text:c="2"/>– Stadium: Stadion Narodowy</text:p>
          </table:table-cell>
          <table:table-cell office:value-type="string">
            <text:p><text:s/>Warsaw (POL) </text:p>
          </table:table-cell>
          <table:table-cell table:number-columns-repeated="15"/>
        </table:table-row>
        <table:table-row table:style-name="ro1">
          <table:table-cell office:value-type="string">
            <text:p>11 === </text:p>
          </table:table-cell>
          <table:table-cell office:value-type="date" office:date-value="2012-06-27">
            <text:p>27/06/12</text:p>
          </table:table-cell>
          <table:table-cell office:value-type="string">
            <text:p>Semi-finals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0-0</text:p>
          </table:table-cell>
          <table:table-cell office:value-type="string">
            <text:p>Spain</text:p>
          </table:table-cell>
          <table:table-cell office:value-type="string">
            <text:p>Spain win <text:s/>4-2 <text:s/>on penalties</text:p>
          </table:table-cell>
          <table:table-cell office:value-type="string">
            <text:p><text:s/></text:p>
          </table:table-cell>
          <table:table-cell office:value-type="string">
            <text:p>Referee: Cüneyt Çakır (TUR) <text:s text:c="2"/>– Stadium: Donbass Arena</text:p>
          </table:table-cell>
          <table:table-cell office:value-type="string">
            <text:p><text:s/>Donetsk (UKR) </text:p>
          </table:table-cell>
          <table:table-cell table:number-columns-repeated="13"/>
        </table:table-row>
        <table:table-row table:style-name="ro1">
          <table:table-cell office:value-type="string">
            <text:p>11 === </text:p>
          </table:table-cell>
          <table:table-cell office:value-type="date" office:date-value="2012-06-24">
            <text:p>24/06/12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England</text:p>
          </table:table-cell>
          <table:table-cell office:value-type="string">
            <text:p>0-0</text:p>
          </table:table-cell>
          <table:table-cell office:value-type="string">
            <text:p>Italy</text:p>
          </table:table-cell>
          <table:table-cell office:value-type="string">
            <text:p>Italy win <text:s/>4-2 <text:s/>on penalties</text:p>
          </table:table-cell>
          <table:table-cell office:value-type="string">
            <text:p><text:s/></text:p>
          </table:table-cell>
          <table:table-cell office:value-type="string">
            <text:p>Referee: Pedro Proença (POR) <text:s text:c="2"/>– Stadium: NSK Olimpiyskyi</text:p>
          </table:table-cell>
          <table:table-cell office:value-type="string">
            <text:p><text:s/>Kyiv (UKR) </text:p>
          </table:table-cell>
          <table:table-cell table:number-columns-repeated="13"/>
        </table:table-row>
        <table:table-row table:style-name="ro1">
          <table:table-cell office:value-type="string">
            <text:p>9 === </text:p>
          </table:table-cell>
          <table:table-cell office:value-type="date" office:date-value="2012-06-23">
            <text:p>23/06/12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2-0</text:p>
          </table:table-cell>
          <table:table-cell office:value-type="string">
            <text:p>France</text:p>
          </table:table-cell>
          <table:table-cell office:value-type="string">
            <text:p>Referee: Nicola Rizzoli (ITA) <text:s text:c="2"/>– Stadium: Donbass Arena</text:p>
          </table:table-cell>
          <table:table-cell office:value-type="string">
            <text:p><text:s/>Donetsk (UKR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12-06-22">
            <text:p>22/06/12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Germany</text:p>
          </table:table-cell>
          <table:table-cell office:value-type="string">
            <text:p>4-2</text:p>
          </table:table-cell>
          <table:table-cell office:value-type="string">
            <text:p>Greece</text:p>
          </table:table-cell>
          <table:table-cell office:value-type="string">
            <text:p>Referee: Damir Skomina (SVN) <text:s text:c="2"/>– Stadium: Arena Gdansk</text:p>
          </table:table-cell>
          <table:table-cell office:value-type="string">
            <text:p><text:s/>Gdansk (POL) </text:p>
          </table:table-cell>
          <table:table-cell table:number-columns-repeated="15"/>
        </table:table-row>
        <table:table-row table:style-name="ro1">
          <table:table-cell office:value-type="string">
            <text:p>9 === </text:p>
          </table:table-cell>
          <table:table-cell office:value-type="date" office:date-value="2012-06-21">
            <text:p>21/06/12</text:p>
          </table:table-cell>
          <table:table-cell office:value-type="string">
            <text:p>Quarter-finals</text:p>
          </table:table-cell>
          <table:table-cell office:value-type="string">
            <text:p>Full time »</text:p>
          </table:table-cell>
          <table:table-cell office:value-type="string">
            <text:p>Czech Republic</text:p>
          </table:table-cell>
          <table:table-cell office:value-type="string">
            <text:p>0-1</text:p>
          </table:table-cell>
          <table:table-cell office:value-type="string">
            <text:p>Portugal</text:p>
          </table:table-cell>
          <table:table-cell office:value-type="string">
            <text:p>Referee: Howard Webb (ENG) <text:s text:c="2"/>– Stadium: Stadion Narodowy</text:p>
          </table:table-cell>
          <table:table-cell office:value-type="string">
            <text:p><text:s/>Warsaw (PO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9">
            <text:p>19/06/12</text:p>
          </table:table-cell>
          <table:table-cell office:value-type="string">
            <text:p>Group D</text:p>
          </table:table-cell>
          <table:table-cell office:value-type="string">
            <text:p>Full time »</text:p>
          </table:table-cell>
          <table:table-cell office:value-type="string">
            <text:p>Sweden</text:p>
          </table:table-cell>
          <table:table-cell office:value-type="string">
            <text:p>2-0</text:p>
          </table:table-cell>
          <table:table-cell office:value-type="string">
            <text:p>France</text:p>
          </table:table-cell>
          <table:table-cell office:value-type="string">
            <text:p>Referee: Pedro Proença (POR) <text:s text:c="2"/>– Stadium: NSK Olimpiyskyi</text:p>
          </table:table-cell>
          <table:table-cell office:value-type="string">
            <text:p><text:s/>Kyiv (UK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9">
            <text:p>19/06/12</text:p>
          </table:table-cell>
          <table:table-cell office:value-type="string">
            <text:p>Group D</text:p>
          </table:table-cell>
          <table:table-cell office:value-type="string">
            <text:p>Full time »</text:p>
          </table:table-cell>
          <table:table-cell office:value-type="string">
            <text:p>England</text:p>
          </table:table-cell>
          <table:table-cell office:value-type="string">
            <text:p>1-0</text:p>
          </table:table-cell>
          <table:table-cell office:value-type="string">
            <text:p>Ukraine</text:p>
          </table:table-cell>
          <table:table-cell office:value-type="string">
            <text:p>Referee: Viktor Kassai (HUN) <text:s text:c="2"/>– Stadium: Donbass Arena</text:p>
          </table:table-cell>
          <table:table-cell office:value-type="string">
            <text:p><text:s/>Donetsk (UK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8">
            <text:p>18/06/12</text:p>
          </table:table-cell>
          <table:table-cell office:value-type="string">
            <text:p>Group C</text:p>
          </table:table-cell>
          <table:table-cell office:value-type="string">
            <text:p>Full time »</text:p>
          </table:table-cell>
          <table:table-cell office:value-type="string">
            <text:p>Croatia</text:p>
          </table:table-cell>
          <table:table-cell office:value-type="string">
            <text:p>0-1</text:p>
          </table:table-cell>
          <table:table-cell office:value-type="string">
            <text:p>Spain</text:p>
          </table:table-cell>
          <table:table-cell office:value-type="string">
            <text:p>Referee: Wolfgang Stark (GER) <text:s text:c="2"/>– Stadium: Arena Gdansk</text:p>
          </table:table-cell>
          <table:table-cell office:value-type="string">
            <text:p><text:s/>Gdansk (PO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8">
            <text:p>18/06/12</text:p>
          </table:table-cell>
          <table:table-cell office:value-type="string">
            <text:p>Group C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2-0</text:p>
          </table:table-cell>
          <table:table-cell office:value-type="string">
            <text:p>Republic of Ireland</text:p>
          </table:table-cell>
          <table:table-cell office:value-type="string">
            <text:p>Referee: Cüneyt Çakır (TUR) <text:s text:c="2"/>– Stadium: Municipal Stadium Poznan</text:p>
          </table:table-cell>
          <table:table-cell office:value-type="string">
            <text:p><text:s/>Poznan (POL) </text:p>
          </table:table-cell>
          <table:table-cell table:number-columns-repeated="15"/>
        </table:table-row>
        <table:table-row table:style-name="ro1">
          <table:table-cell office:value-type="string">
            <text:p>16 === </text:p>
          </table:table-cell>
          <table:table-cell office:value-type="date" office:date-value="2012-06-17">
            <text:p>17/06/12</text:p>
          </table:table-cell>
          <table:table-cell office:value-type="string">
            <text:p>Group B</text:p>
          </table:table-cell>
          <table:table-cell office:value-type="string">
            <text:p>Full time »</text:p>
          </table:table-cell>
          <table:table-cell office:value-type="string">
            <text:p>Portugal</text:p>
          </table:table-cell>
          <table:table-cell office:value-type="string">
            <text:p>2-1</text:p>
          </table:table-cell>
          <table:table-cell office:value-type="string">
            <text:p>Netherlands</text:p>
          </table:table-cell>
          <table:table-cell office:value-type="string">
            <text:p>Referee</text:p>
          </table:table-cell>
          <table:table-cell office:value-type="string">
            <text:p>not available</text:p>
          </table:table-cell>
          <table:table-cell office:value-type="string">
            <text:p>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Metalist Stadium</text:p>
          </table:table-cell>
          <table:table-cell office:value-type="string">
            <text:p><text:s/></text:p>
          </table:table-cell>
          <table:table-cell office:value-type="string">
            <text:p>Kharkiv (UKR) </text:p>
          </table:table-cell>
          <table:table-cell table:number-columns-repeated="9"/>
        </table:table-row>
        <table:table-row table:style-name="ro1">
          <table:table-cell office:value-type="string">
            <text:p>15 === </text:p>
          </table:table-cell>
          <table:table-cell office:value-type="date" office:date-value="2012-06-17">
            <text:p>17/06/12</text:p>
          </table:table-cell>
          <table:table-cell office:value-type="string">
            <text:p>Group B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1-2</text:p>
          </table:table-cell>
          <table:table-cell office:value-type="string">
            <text:p>Germany</text:p>
          </table:table-cell>
          <table:table-cell office:value-type="string">
            <text:p>Referee</text:p>
          </table:table-cell>
          <table:table-cell office:value-type="string">
            <text:p>Carlos Velasco Carballo (ESP) <text:s/></text:p>
          </table:table-cell>
          <table:table-cell office:value-type="string">
            <text:p>Stadium</text:p>
          </table:table-cell>
          <table:table-cell office:value-type="string">
            <text:p>:</text:p>
          </table:table-cell>
          <table:table-cell office:value-type="string">
            <text:p>Arena Lviv</text:p>
          </table:table-cell>
          <table:table-cell office:value-type="string">
            <text:p><text:s/></text:p>
          </table:table-cell>
          <table:table-cell office:value-type="string">
            <text:p>Lviv (UKR) </text:p>
          </table:table-cell>
          <table:table-cell table:number-columns-repeated="10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6">
            <text:p>16/06/12</text:p>
          </table:table-cell>
          <table:table-cell office:value-type="string">
            <text:p>Group A</text:p>
          </table:table-cell>
          <table:table-cell office:value-type="string">
            <text:p>Full time »</text:p>
          </table:table-cell>
          <table:table-cell office:value-type="string">
            <text:p>Greece</text:p>
          </table:table-cell>
          <table:table-cell office:value-type="string">
            <text:p>1-0</text:p>
          </table:table-cell>
          <table:table-cell office:value-type="string">
            <text:p>Russia</text:p>
          </table:table-cell>
          <table:table-cell office:value-type="string">
            <text:p>Referee: Jonas Eriksson (SWE) <text:s text:c="2"/>– Stadium: Stadion Narodowy</text:p>
          </table:table-cell>
          <table:table-cell office:value-type="string">
            <text:p><text:s/>Warsaw (PO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6">
            <text:p>16/06/12</text:p>
          </table:table-cell>
          <table:table-cell office:value-type="string">
            <text:p>Group A</text:p>
          </table:table-cell>
          <table:table-cell office:value-type="string">
            <text:p>Full time »</text:p>
          </table:table-cell>
          <table:table-cell office:value-type="string">
            <text:p>Czech Republic</text:p>
          </table:table-cell>
          <table:table-cell office:value-type="string">
            <text:p>1-0</text:p>
          </table:table-cell>
          <table:table-cell office:value-type="string">
            <text:p>Poland</text:p>
          </table:table-cell>
          <table:table-cell office:value-type="string">
            <text:p>Referee: Craig Thomson (SCO) <text:s text:c="2"/>– Stadium: Municipal Stadium Wroclaw</text:p>
          </table:table-cell>
          <table:table-cell office:value-type="string">
            <text:p><text:s/>Wroclaw (PO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5">
            <text:p>15/06/12</text:p>
          </table:table-cell>
          <table:table-cell office:value-type="string">
            <text:p>Group D</text:p>
          </table:table-cell>
          <table:table-cell office:value-type="string">
            <text:p>Full time »</text:p>
          </table:table-cell>
          <table:table-cell office:value-type="string">
            <text:p>Ukraine</text:p>
          </table:table-cell>
          <table:table-cell office:value-type="string">
            <text:p>0-2</text:p>
          </table:table-cell>
          <table:table-cell office:value-type="string">
            <text:p>France</text:p>
          </table:table-cell>
          <table:table-cell office:value-type="string">
            <text:p>Referee: Björn Kuipers (NED) <text:s text:c="2"/>– Stadium: Donbass Arena</text:p>
          </table:table-cell>
          <table:table-cell office:value-type="string">
            <text:p><text:s/>Donetsk (UK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5">
            <text:p>15/06/12</text:p>
          </table:table-cell>
          <table:table-cell office:value-type="string">
            <text:p>Group D</text:p>
          </table:table-cell>
          <table:table-cell office:value-type="string">
            <text:p>Full time »</text:p>
          </table:table-cell>
          <table:table-cell office:value-type="string">
            <text:p>Sweden</text:p>
          </table:table-cell>
          <table:table-cell office:value-type="string">
            <text:p>2-3</text:p>
          </table:table-cell>
          <table:table-cell office:value-type="string">
            <text:p>England</text:p>
          </table:table-cell>
          <table:table-cell office:value-type="string">
            <text:p>Referee: Damir Skomina (SVN) <text:s text:c="2"/>– Stadium: NSK Olimpiyskyi</text:p>
          </table:table-cell>
          <table:table-cell office:value-type="string">
            <text:p><text:s/>Kyiv (UK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4">
            <text:p>14/06/12</text:p>
          </table:table-cell>
          <table:table-cell office:value-type="string">
            <text:p>Group C</text:p>
          </table:table-cell>
          <table:table-cell office:value-type="string">
            <text:p>Full time »</text:p>
          </table:table-cell>
          <table:table-cell office:value-type="string">
            <text:p>Italy</text:p>
          </table:table-cell>
          <table:table-cell office:value-type="string">
            <text:p>1-1</text:p>
          </table:table-cell>
          <table:table-cell office:value-type="string">
            <text:p>Croatia</text:p>
          </table:table-cell>
          <table:table-cell office:value-type="string">
            <text:p>Referee: Howard Webb (ENG) <text:s text:c="2"/>– Stadium: Municipal Stadium Poznan</text:p>
          </table:table-cell>
          <table:table-cell office:value-type="string">
            <text:p><text:s/>Poznan (PO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4">
            <text:p>14/06/12</text:p>
          </table:table-cell>
          <table:table-cell office:value-type="string">
            <text:p>Group C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4-0</text:p>
          </table:table-cell>
          <table:table-cell office:value-type="string">
            <text:p>Republic of Ireland</text:p>
          </table:table-cell>
          <table:table-cell office:value-type="string">
            <text:p>Referee: Pedro Proença (POR) <text:s text:c="2"/>– Stadium: Arena Gdansk</text:p>
          </table:table-cell>
          <table:table-cell office:value-type="string">
            <text:p><text:s/>Gdansk (PO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3">
            <text:p>13/06/12</text:p>
          </table:table-cell>
          <table:table-cell office:value-type="string">
            <text:p>Group B</text:p>
          </table:table-cell>
          <table:table-cell office:value-type="string">
            <text:p>Full time »</text:p>
          </table:table-cell>
          <table:table-cell office:value-type="string">
            <text:p>Denmark</text:p>
          </table:table-cell>
          <table:table-cell office:value-type="string">
            <text:p>2-3</text:p>
          </table:table-cell>
          <table:table-cell office:value-type="string">
            <text:p>Portugal</text:p>
          </table:table-cell>
          <table:table-cell office:value-type="string">
            <text:p>Referee: Craig Thomson (SCO) <text:s text:c="2"/>– Stadium: Arena Lviv</text:p>
          </table:table-cell>
          <table:table-cell office:value-type="string">
            <text:p><text:s/>Lviv (UK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3">
            <text:p>13/06/12</text:p>
          </table:table-cell>
          <table:table-cell office:value-type="string">
            <text:p>Group B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1-2</text:p>
          </table:table-cell>
          <table:table-cell office:value-type="string">
            <text:p>Germany</text:p>
          </table:table-cell>
          <table:table-cell office:value-type="string">
            <text:p>Referee: Jonas Eriksson (SWE) <text:s text:c="2"/>– Stadium: Metalist Stadium</text:p>
          </table:table-cell>
          <table:table-cell office:value-type="string">
            <text:p><text:s/>Kharkiv (UK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2">
            <text:p>12/06/12</text:p>
          </table:table-cell>
          <table:table-cell office:value-type="string">
            <text:p>Group A</text:p>
          </table:table-cell>
          <table:table-cell office:value-type="string">
            <text:p>Full time »</text:p>
          </table:table-cell>
          <table:table-cell office:value-type="string">
            <text:p>Greece</text:p>
          </table:table-cell>
          <table:table-cell office:value-type="string">
            <text:p>1-2</text:p>
          </table:table-cell>
          <table:table-cell office:value-type="string">
            <text:p>Czech Republic</text:p>
          </table:table-cell>
          <table:table-cell office:value-type="string">
            <text:p>Referee: Stéphane Lannoy (FRA) <text:s text:c="2"/>– Stadium: Municipal Stadium Wroclaw</text:p>
          </table:table-cell>
          <table:table-cell office:value-type="string">
            <text:p><text:s/>Wroclaw (PO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2">
            <text:p>12/06/12</text:p>
          </table:table-cell>
          <table:table-cell office:value-type="string">
            <text:p>Group A</text:p>
          </table:table-cell>
          <table:table-cell office:value-type="string">
            <text:p>Full time »</text:p>
          </table:table-cell>
          <table:table-cell office:value-type="string">
            <text:p>Poland</text:p>
          </table:table-cell>
          <table:table-cell office:value-type="string">
            <text:p>1-1</text:p>
          </table:table-cell>
          <table:table-cell office:value-type="string">
            <text:p>Russia</text:p>
          </table:table-cell>
          <table:table-cell office:value-type="string">
            <text:p>Referee: Wolfgang Stark (GER) <text:s text:c="2"/>– Stadium: Stadion Narodowy</text:p>
          </table:table-cell>
          <table:table-cell office:value-type="string">
            <text:p><text:s/>Warsaw (PO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1">
            <text:p>11/06/12</text:p>
          </table:table-cell>
          <table:table-cell office:value-type="string">
            <text:p>Group D</text:p>
          </table:table-cell>
          <table:table-cell office:value-type="string">
            <text:p>Full time »</text:p>
          </table:table-cell>
          <table:table-cell office:value-type="string">
            <text:p>France</text:p>
          </table:table-cell>
          <table:table-cell office:value-type="string">
            <text:p>1-1</text:p>
          </table:table-cell>
          <table:table-cell office:value-type="string">
            <text:p>England</text:p>
          </table:table-cell>
          <table:table-cell office:value-type="string">
            <text:p>Referee: Nicola Rizzoli (ITA) <text:s text:c="2"/>– Stadium: Donbass Arena</text:p>
          </table:table-cell>
          <table:table-cell office:value-type="string">
            <text:p><text:s/>Donetsk (UK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1">
            <text:p>11/06/12</text:p>
          </table:table-cell>
          <table:table-cell office:value-type="string">
            <text:p>Group D</text:p>
          </table:table-cell>
          <table:table-cell office:value-type="string">
            <text:p>Full time »</text:p>
          </table:table-cell>
          <table:table-cell office:value-type="string">
            <text:p>Ukraine</text:p>
          </table:table-cell>
          <table:table-cell office:value-type="string">
            <text:p>2-1</text:p>
          </table:table-cell>
          <table:table-cell office:value-type="string">
            <text:p>Sweden</text:p>
          </table:table-cell>
          <table:table-cell office:value-type="string">
            <text:p>Referee: Cüneyt Çakır (TUR) <text:s text:c="2"/>– Stadium: NSK Olimpiyskyi</text:p>
          </table:table-cell>
          <table:table-cell office:value-type="string">
            <text:p><text:s/>Kyiv (UK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0">
            <text:p>10/06/12</text:p>
          </table:table-cell>
          <table:table-cell office:value-type="string">
            <text:p>Group C</text:p>
          </table:table-cell>
          <table:table-cell office:value-type="string">
            <text:p>Full time »</text:p>
          </table:table-cell>
          <table:table-cell office:value-type="string">
            <text:p>Spain</text:p>
          </table:table-cell>
          <table:table-cell office:value-type="string">
            <text:p>1-1</text:p>
          </table:table-cell>
          <table:table-cell office:value-type="string">
            <text:p>Italy</text:p>
          </table:table-cell>
          <table:table-cell office:value-type="string">
            <text:p>Referee: Viktor Kassai (HUN) <text:s text:c="2"/>– Stadium: Arena Gdansk</text:p>
          </table:table-cell>
          <table:table-cell office:value-type="string">
            <text:p><text:s/>Gdansk (PO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10">
            <text:p>10/06/12</text:p>
          </table:table-cell>
          <table:table-cell office:value-type="string">
            <text:p>Group C</text:p>
          </table:table-cell>
          <table:table-cell office:value-type="string">
            <text:p>Full time »</text:p>
          </table:table-cell>
          <table:table-cell office:value-type="string">
            <text:p>Republic of Ireland</text:p>
          </table:table-cell>
          <table:table-cell office:value-type="string">
            <text:p>1-3</text:p>
          </table:table-cell>
          <table:table-cell office:value-type="string">
            <text:p>Croatia</text:p>
          </table:table-cell>
          <table:table-cell office:value-type="string">
            <text:p>Referee: Björn Kuipers (NED) <text:s text:c="2"/>– Stadium: Municipal Stadium Poznan</text:p>
          </table:table-cell>
          <table:table-cell office:value-type="string">
            <text:p><text:s/>Poznan (PO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09">
            <text:p>09/06/12</text:p>
          </table:table-cell>
          <table:table-cell office:value-type="string">
            <text:p>Group B</text:p>
          </table:table-cell>
          <table:table-cell office:value-type="string">
            <text:p>Full time »</text:p>
          </table:table-cell>
          <table:table-cell office:value-type="string">
            <text:p>Netherlands</text:p>
          </table:table-cell>
          <table:table-cell office:value-type="string">
            <text:p>0-1</text:p>
          </table:table-cell>
          <table:table-cell office:value-type="string">
            <text:p>Denmark</text:p>
          </table:table-cell>
          <table:table-cell office:value-type="string">
            <text:p>Referee: Damir Skomina (SVN) <text:s text:c="2"/>– Stadium: Metalist Stadium</text:p>
          </table:table-cell>
          <table:table-cell office:value-type="string">
            <text:p><text:s/>Kharkiv (UK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09">
            <text:p>09/06/12</text:p>
          </table:table-cell>
          <table:table-cell office:value-type="string">
            <text:p>Group B</text:p>
          </table:table-cell>
          <table:table-cell office:value-type="string">
            <text:p>Full time »</text:p>
          </table:table-cell>
          <table:table-cell office:value-type="string">
            <text:p>Germany</text:p>
          </table:table-cell>
          <table:table-cell office:value-type="string">
            <text:p>1-0</text:p>
          </table:table-cell>
          <table:table-cell office:value-type="string">
            <text:p>Portugal</text:p>
          </table:table-cell>
          <table:table-cell office:value-type="string">
            <text:p>Referee: Stéphane Lannoy (FRA) <text:s text:c="2"/>– Stadium: Arena Lviv</text:p>
          </table:table-cell>
          <table:table-cell office:value-type="string">
            <text:p><text:s/>Lviv (UKR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08">
            <text:p>08/06/12</text:p>
          </table:table-cell>
          <table:table-cell office:value-type="string">
            <text:p>Group A</text:p>
          </table:table-cell>
          <table:table-cell office:value-type="string">
            <text:p>Full time »</text:p>
          </table:table-cell>
          <table:table-cell office:value-type="string">
            <text:p>Poland</text:p>
          </table:table-cell>
          <table:table-cell office:value-type="string">
            <text:p>1-1</text:p>
          </table:table-cell>
          <table:table-cell office:value-type="string">
            <text:p>Greece</text:p>
          </table:table-cell>
          <table:table-cell office:value-type="string">
            <text:p>Referee: Carlos Velasco Carballo (ESP) <text:s text:c="2"/>– Stadium: Stadion Narodowy</text:p>
          </table:table-cell>
          <table:table-cell office:value-type="string">
            <text:p><text:s/>Warsaw (POL) </text:p>
          </table:table-cell>
          <table:table-cell table:number-columns-repeated="15"/>
        </table:table-row>
        <table:table-row table:style-name="ro1">
          <table:table-cell office:value-type="string">
            <text:p>10 === </text:p>
          </table:table-cell>
          <table:table-cell office:value-type="date" office:date-value="2012-06-08">
            <text:p>08/06/12</text:p>
          </table:table-cell>
          <table:table-cell office:value-type="string">
            <text:p>Group A</text:p>
          </table:table-cell>
          <table:table-cell office:value-type="string">
            <text:p>Full time »</text:p>
          </table:table-cell>
          <table:table-cell office:value-type="string">
            <text:p>Russia</text:p>
          </table:table-cell>
          <table:table-cell office:value-type="string">
            <text:p>4-1</text:p>
          </table:table-cell>
          <table:table-cell office:value-type="string">
            <text:p>Czech Republic</text:p>
          </table:table-cell>
          <table:table-cell office:value-type="string">
            <text:p>Referee: Howard Webb (ENG) <text:s text:c="2"/>– Stadium: Municipal Stadium Wroclaw</text:p>
          </table:table-cell>
          <table:table-cell office:value-type="string">
            <text:p><text:s/>Wroclaw (POL) 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28/04/2016</text:date>, <text:time>15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22" meta:object-count="0"/>
    <meta:generator>OpenOffice/4.1.1$Unix OpenOffice.org_project/411m6$Build-9775</meta:generator>
  </office:meta>
</office:document-meta>
</file>